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54.2pt"/>
    </style:style>
    <style:style style:name="co5" style:family="table-column">
      <style:table-column-properties fo:break-before="auto" style:column-width="29.14pt"/>
    </style:style>
    <style:style style:name="co6" style:family="table-column">
      <style:table-column-properties fo:break-before="auto" style:column-width="30.7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29.91pt"/>
    </style:style>
    <style:style style:name="co9" style:family="table-column">
      <style:table-column-properties fo:break-before="auto" style:column-width="65.96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467.86pt"/>
    </style:style>
    <style:style style:name="co12" style:family="table-column">
      <style:table-column-properties fo:break-before="auto" style:column-width="53.46pt"/>
    </style:style>
    <style:style style:name="co13" style:family="table-column">
      <style:table-column-properties fo:break-before="auto" style:column-width="190.54pt"/>
    </style:style>
    <style:style style:name="co14" style:family="table-column">
      <style:table-column-properties fo:break-before="auto" style:column-width="115.34pt"/>
    </style:style>
    <style:style style:name="co15" style:family="table-column">
      <style:table-column-properties fo:break-before="auto" style:column-width="105.14pt"/>
    </style:style>
    <style:style style:name="co16" style:family="table-column">
      <style:table-column-properties fo:break-before="auto" style:column-width="244.66pt"/>
    </style:style>
    <style:style style:name="co17" style:family="table-column">
      <style:table-column-properties fo:break-before="auto" style:column-width="47.96pt"/>
    </style:style>
    <style:style style:name="co18" style:family="table-column">
      <style:table-column-properties fo:break-before="auto" style:column-width="369.24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89.8pt"/>
    </style:style>
    <style:style style:name="co21" style:family="table-column">
      <style:table-column-properties fo:break-before="auto" style:column-width="191.25pt"/>
    </style:style>
    <style:style style:name="co22" style:family="table-column">
      <style:table-column-properties fo:break-before="auto" style:column-width="168.46pt"/>
    </style:style>
    <style:style style:name="co23" style:family="table-column">
      <style:table-column-properties fo:break-before="auto" style:column-width="113.41pt"/>
    </style:style>
    <style:style style:name="co24" style:family="table-column">
      <style:table-column-properties fo:break-before="auto" style:column-width="73.25pt"/>
    </style:style>
    <style:style style:name="co25" style:family="table-column">
      <style:table-column-properties fo:break-before="auto" style:column-width="31.61pt"/>
    </style:style>
    <style:style style:name="co26" style:family="table-column">
      <style:table-column-properties fo:break-before="auto" style:column-width="28.46pt"/>
    </style:style>
    <style:style style:name="co27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border="0.06pt solid #000000"/>
    </style:style>
    <style:style style:name="ce5" style:family="table-cell" style:parent-style-name="Default" style:data-style-name="N99">
      <style:table-cell-properties fo:background-color="#ccffcc"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Cha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978" table:default-cell-style-name="Default"/>
        <table:table-row table:style-name="ro1">
          <table:table-cell table:style-name="ce1" office:value-type="string" calcext:value-type="string">
            <text:p>Ancestry</text:p>
          </table:table-cell>
          <table:table-cell table:style-name="ce1" office:value-type="string" calcext:value-type="string">
            <text:p>Heritage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CHA</text:p>
          </table:table-cell>
          <table:table-cell table:style-name="ce3" office:value-type="string" calcext:value-type="string">
            <text:p>Spec1</text:p>
          </table:table-cell>
          <table:table-cell table:style-name="ce3" office:value-type="string" calcext:value-type="string">
            <text:p>Spec2</text:p>
          </table:table-cell>
          <table:table-cell table:style-name="ce3" office:value-type="string" calcext:value-type="string">
            <text:p>Skills</text:p>
          </table:table-cell>
          <table:table-cell table:style-name="ce6" office:value-type="string" calcext:value-type="string">
            <text:p>Classline</text:p>
          </table:table-cell>
          <table:table-cell table:style-name="ce6" office:value-type="string" calcext:value-type="string">
            <text:p>Skill BG</text:p>
          </table:table-cell>
          <table:table-cell table:style-name="ce6" office:value-type="string" calcext:value-type="string">
            <text:p>Skill Class</text:p>
          </table:table-cell>
          <table:table-cell table:style-name="ce6" office:value-type="string" calcext:value-type="string">
            <text:p>Skill Spec1</text:p>
          </table:table-cell>
          <table:table-cell table:style-name="ce6" office:value-type="string" calcext:value-type="string">
            <text:p>Skill Spec2</text:p>
          </table:table-cell>
          <table:table-cell table:style-name="ce6" office:value-type="string" calcext:value-type="string">
            <text:p>Given Skills</text:p>
          </table:table-cell>
          <table:table-cell table:style-name="ce6" office:value-type="string" calcext:value-type="string">
            <text:p>Choices</text:p>
          </table:table-cell>
          <table:table-cell table:style-name="ce6" office:value-type="string" calcext:value-type="string">
            <text:p>Selections</text:p>
          </table:table-cell>
          <table:table-cell table:style-name="ce6" table:number-columns-repeated="5"/>
          <table:table-cell table:number-columns-repeated="2"/>
          <table:table-cell table:style-name="ce6" table:number-columns-repeated="971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Animal Whisperer</text:p>
          </table:table-cell>
          <table:table-cell office:value-type="string" calcext:value-type="string">
            <text:p>Cleri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2]));&quot;&quot;;INDIRECT(&quot;'BG+Class'.C&quot;&amp;RANDBETWEEN(1;INDIRECT(&quot;'BG+Class'.G&quot;&amp;[.N2]))+INDIRECT(&quot;'BG+Class'.F&quot;&amp;[.N2])-1))" office:value-type="string" office:string-value="Warpriest" calcext:value-type="string">
            <text:p>Warpriest</text:p>
          </table:table-cell>
          <table:table-cell table:formula="of:=IF(ISNA(INDIRECT(&quot;'BG+Class'.H&quot;&amp;[.N2]));&quot;&quot;;INDIRECT(&quot;'BG+Class'.C&quot;&amp;RANDBETWEEN(1;INDIRECT(&quot;'BG+Class'.I&quot;&amp;[.N2]))+INDIRECT(&quot;'BG+Class'.H&quot;&amp;[.N2])-1))" office:value-type="string" office:string-value="Arbiter" calcext:value-type="string">
            <text:p>Arbiter</text:p>
          </table:table-cell>
          <table:table-cell table:formula="of:=[.S2]&amp;&quot;,&quot;&amp;[.U2]" office:value-type="string" office:string-value="Nature,Lore (pick a terrain),Religion,Diplomacy,Performance,Religion,Crafting" calcext:value-type="string">
            <text:p>Nature,Lore (pick a terrain),Religion,Diplomacy,Performance,Religion,Crafting</text:p>
          </table:table-cell>
          <table:table-cell table:formula="of:=MATCH([.D2];['BG+Class'.A$38:.A$50];0)+37" office:value-type="float" office:value="43" calcext:value-type="float">
            <text:p>43</text:p>
          </table:table-cell>
          <table:table-cell table:formula="of:=INDIRECT(&quot;'BG+Class'.B&quot;&amp;MATCH([.C2];['BG+Class'.A$1:.A$36];0))" office:value-type="string" office:string-value="Nature,Lore (pick a terrain)" calcext:value-type="string">
            <text:p>Nature,Lore (pick a terrain)</text:p>
          </table:table-cell>
          <table:table-cell table:formula="of:=INDIRECT(&quot;'BG+Class'.B&quot;&amp;37+MATCH([.D2];['BG+Class'.A$38:.A$50];0))" office:value-type="string" office:string-value="Religion" calcext:value-type="string">
            <text:p>Religion</text:p>
          </table:table-cell>
          <table:table-cell table:formula="of:=IF(ISERROR([.K2]);0;INDIRECT(&quot;'BG+Class'.D&quot;&amp;52+MATCH([.K2];['BG+Class'.C$53:.C$125];0)))" office:value-type="float" office:value="0" calcext:value-type="float">
            <text:p>0</text:p>
          </table:table-cell>
          <table:table-cell table:formula="of:=IF(LEN([.L2])&lt;1;0;INDIRECT(&quot;'BG+Class'.D&quot;&amp;52+MATCH([.L2];['BG+Class'.C$53:.C$125];0)))" office:value-type="string" office:string-value="Diplomacy" calcext:value-type="string">
            <text:p>Diplomacy</text:p>
          </table:table-cell>
          <table:table-cell table:formula="of:=[.O2]&amp;IF([.P2]=0;&quot;&quot;;&quot;,&quot;&amp;[.P2])&amp;IF([.Q2]=0;&quot;&quot;;&quot;,&quot;&amp;[.Q2])&amp;IF([.R2]=0;&quot;&quot;;&quot;,&quot;&amp;[.R2])" office:value-type="string" office:string-value="Nature,Lore (pick a terrain),Religion,Diplomacy" calcext:value-type="string">
            <text:p>Nature,Lore (pick a terrain),Religion,Diplomacy</text:p>
          </table:table-cell>
          <table:table-cell table:formula="of:=(([.H2]-10)/2)+INDIRECT(&quot;'BG+Class'.E&quot;&amp;[.N2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2]&gt;2;&quot;,&quot;&amp;INDIRECT(&quot;'Skills'.A&quot;&amp;RANDBETWEEN(2;18));&quot;&quot;)&amp;IF([.T2]&gt;3;&quot;,&quot;&amp;INDIRECT(&quot;'Skills'.A&quot;&amp;RANDBETWEEN(2;18));&quot;&quot;)&amp;IF([.T2]&gt;4;&quot;,&quot;&amp;INDIRECT(&quot;'Skills'.A&quot;&amp;RANDBETWEEN(2;18));&quot;&quot;)&amp;IF([.T2]&gt;5;&quot;,&quot;&amp;INDIRECT(&quot;'Skills'.A&quot;&amp;RANDBETWEEN(2;18));&quot;&quot;)&amp;IF([.T2]&gt;6;&quot;,&quot;&amp;INDIRECT(&quot;'Skills'.A&quot;&amp;RANDBETWEEN(2;18));&quot;&quot;)&amp;IF([.T2]&gt;7;&quot;,&quot;&amp;INDIRECT(&quot;'Skills'.A&quot;&amp;RANDBETWEEN(2;18));&quot;&quot;)&amp;IF([.T2]&gt;8;&quot;,&quot;&amp;INDIRECT(&quot;'Skills'.A&quot;&amp;RANDBETWEEN(2;18));&quot;&quot;)&amp;IF([.B2]=&quot;Skilled&quot;;&quot;,&quot;&amp;INDIRECT(&quot;'Skills'.A&quot;&amp;RANDBETWEEN(2;18));&quot;&quot;)" office:value-type="string" office:string-value="Performance,Religion,Crafting" calcext:value-type="string">
            <text:p>Performance,Religion,Crafting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Cleri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F(ISNA(INDIRECT(&quot;'BG+Class'.F&quot;&amp;[.N3]));&quot;&quot;;INDIRECT(&quot;'BG+Class'.C&quot;&amp;RANDBETWEEN(1;INDIRECT(&quot;'BG+Class'.G&quot;&amp;[.N3]))+INDIRECT(&quot;'BG+Class'.F&quot;&amp;[.N3])-1))" office:value-type="string" office:string-value="Warpriest" calcext:value-type="string">
            <text:p>Warpriest</text:p>
          </table:table-cell>
          <table:table-cell table:formula="of:=IF(ISNA(INDIRECT(&quot;'BG+Class'.H&quot;&amp;[.N3]));&quot;&quot;;INDIRECT(&quot;'BG+Class'.C&quot;&amp;RANDBETWEEN(1;INDIRECT(&quot;'BG+Class'.I&quot;&amp;[.N3]))+INDIRECT(&quot;'BG+Class'.H&quot;&amp;[.N3])-1))" office:value-type="string" office:string-value="Warrior" calcext:value-type="string">
            <text:p>Warrior</text:p>
          </table:table-cell>
          <table:table-cell table:formula="of:=[.S3]&amp;&quot;,&quot;&amp;[.U3]" office:value-type="string" office:string-value="Religion,Lore (Scribe),Religion,Athletics,Athletics,Survival,Society" calcext:value-type="string">
            <text:p>Religion,Lore (Scribe),Religion,Athletics,Athletics,Survival,Society</text:p>
          </table:table-cell>
          <table:table-cell table:formula="of:=MATCH([.D3];['BG+Class'.A$38:.A$50];0)+37" office:value-type="float" office:value="43" calcext:value-type="float">
            <text:p>43</text:p>
          </table:table-cell>
          <table:table-cell table:formula="of:=INDIRECT(&quot;'BG+Class'.B&quot;&amp;MATCH([.C3];['BG+Class'.A$1:.A$36];0))" office:value-type="string" office:string-value="Religion,Lore (Scribe)" calcext:value-type="string">
            <text:p>Religion,Lore (Scribe)</text:p>
          </table:table-cell>
          <table:table-cell table:formula="of:=INDIRECT(&quot;'BG+Class'.B&quot;&amp;37+MATCH([.D3];['BG+Class'.A$38:.A$50];0))" office:value-type="string" office:string-value="Religion" calcext:value-type="string">
            <text:p>Religion</text:p>
          </table:table-cell>
          <table:table-cell table:formula="of:=IF(ISERROR([.K3]);0;INDIRECT(&quot;'BG+Class'.D&quot;&amp;52+MATCH([.K3];['BG+Class'.C$53:.C$125];0)))" office:value-type="float" office:value="0" calcext:value-type="float">
            <text:p>0</text:p>
          </table:table-cell>
          <table:table-cell table:formula="of:=IF(LEN([.L3])&lt;1;0;INDIRECT(&quot;'BG+Class'.D&quot;&amp;52+MATCH([.L3];['BG+Class'.C$53:.C$125];0)))" office:value-type="string" office:string-value="Athletics" calcext:value-type="string">
            <text:p>Athletics</text:p>
          </table:table-cell>
          <table:table-cell table:formula="of:=[.O3]&amp;IF([.P3]=0;&quot;&quot;;&quot;,&quot;&amp;[.P3])&amp;IF([.Q3]=0;&quot;&quot;;&quot;,&quot;&amp;[.Q3])&amp;IF([.R3]=0;&quot;&quot;;&quot;,&quot;&amp;[.R3])" office:value-type="string" office:string-value="Religion,Lore (Scribe),Religion,Athletics" calcext:value-type="string">
            <text:p>Religion,Lore (Scribe),Religion,Athletics</text:p>
          </table:table-cell>
          <table:table-cell table:formula="of:=(([.H3]-10)/2)+INDIRECT(&quot;'BG+Class'.E&quot;&amp;[.N3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3]&gt;2;&quot;,&quot;&amp;INDIRECT(&quot;'Skills'.A&quot;&amp;RANDBETWEEN(2;18));&quot;&quot;)&amp;IF([.T3]&gt;3;&quot;,&quot;&amp;INDIRECT(&quot;'Skills'.A&quot;&amp;RANDBETWEEN(2;18));&quot;&quot;)&amp;IF([.T3]&gt;4;&quot;,&quot;&amp;INDIRECT(&quot;'Skills'.A&quot;&amp;RANDBETWEEN(2;18));&quot;&quot;)&amp;IF([.T3]&gt;5;&quot;,&quot;&amp;INDIRECT(&quot;'Skills'.A&quot;&amp;RANDBETWEEN(2;18));&quot;&quot;)&amp;IF([.T3]&gt;6;&quot;,&quot;&amp;INDIRECT(&quot;'Skills'.A&quot;&amp;RANDBETWEEN(2;18));&quot;&quot;)&amp;IF([.T3]&gt;7;&quot;,&quot;&amp;INDIRECT(&quot;'Skills'.A&quot;&amp;RANDBETWEEN(2;18));&quot;&quot;)&amp;IF([.T3]&gt;8;&quot;,&quot;&amp;INDIRECT(&quot;'Skills'.A&quot;&amp;RANDBETWEEN(2;18));&quot;&quot;)&amp;IF([.B3]=&quot;Skilled&quot;;&quot;,&quot;&amp;INDIRECT(&quot;'Skills'.A&quot;&amp;RANDBETWEEN(2;18));&quot;&quot;)" office:value-type="string" office:string-value="Athletics,Survival,Society" calcext:value-type="string">
            <text:p>Athletics,Survival,Societ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Death Warden</text:p>
          </table:table-cell>
          <table:table-cell office:value-type="string" calcext:value-type="string">
            <text:p>Fortune Teller</text:p>
          </table:table-cell>
          <table:table-cell office:value-type="string" calcext:value-type="string">
            <text:p>Cleric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4]));&quot;&quot;;INDIRECT(&quot;'BG+Class'.C&quot;&amp;RANDBETWEEN(1;INDIRECT(&quot;'BG+Class'.G&quot;&amp;[.N4]))+INDIRECT(&quot;'BG+Class'.F&quot;&amp;[.N4])-1))" office:value-type="string" office:string-value="Cloistered" calcext:value-type="string">
            <text:p>Cloistered</text:p>
          </table:table-cell>
          <table:table-cell table:formula="of:=IF(ISNA(INDIRECT(&quot;'BG+Class'.H&quot;&amp;[.N4]));&quot;&quot;;INDIRECT(&quot;'BG+Class'.C&quot;&amp;RANDBETWEEN(1;INDIRECT(&quot;'BG+Class'.I&quot;&amp;[.N4]))+INDIRECT(&quot;'BG+Class'.H&quot;&amp;[.N4])-1))" office:value-type="string" office:string-value="Moonleaper" calcext:value-type="string">
            <text:p>Moonleaper</text:p>
          </table:table-cell>
          <table:table-cell table:formula="of:=[.S4]&amp;&quot;,&quot;&amp;[.U4]" office:value-type="string" office:string-value="Occultism,Lore (Fortune Telling),Religion,Acrobatics,Medicine,Society,Performance,Intimidation" calcext:value-type="string">
            <text:p>Occultism,Lore (Fortune Telling),Religion,Acrobatics,Medicine,Society,Performance,Intimidation</text:p>
          </table:table-cell>
          <table:table-cell table:formula="of:=MATCH([.D4];['BG+Class'.A$38:.A$50];0)+37" office:value-type="float" office:value="43" calcext:value-type="float">
            <text:p>43</text:p>
          </table:table-cell>
          <table:table-cell table:formula="of:=INDIRECT(&quot;'BG+Class'.B&quot;&amp;MATCH([.C4];['BG+Class'.A$1:.A$36];0))" office:value-type="string" office:string-value="Occultism,Lore (Fortune Telling)" calcext:value-type="string">
            <text:p>Occultism,Lore (Fortune Telling)</text:p>
          </table:table-cell>
          <table:table-cell table:formula="of:=INDIRECT(&quot;'BG+Class'.B&quot;&amp;37+MATCH([.D4];['BG+Class'.A$38:.A$50];0))" office:value-type="string" office:string-value="Religion" calcext:value-type="string">
            <text:p>Religion</text:p>
          </table:table-cell>
          <table:table-cell table:formula="of:=IF(ISERROR([.K4]);0;INDIRECT(&quot;'BG+Class'.D&quot;&amp;52+MATCH([.K4];['BG+Class'.C$53:.C$125];0)))" office:value-type="float" office:value="0" calcext:value-type="float">
            <text:p>0</text:p>
          </table:table-cell>
          <table:table-cell table:formula="of:=IF(LEN([.L4])&lt;1;0;INDIRECT(&quot;'BG+Class'.D&quot;&amp;52+MATCH([.L4];['BG+Class'.C$53:.C$125];0)))" office:value-type="string" office:string-value="Acrobatics" calcext:value-type="string">
            <text:p>Acrobatics</text:p>
          </table:table-cell>
          <table:table-cell table:formula="of:=[.O4]&amp;IF([.P4]=0;&quot;&quot;;&quot;,&quot;&amp;[.P4])&amp;IF([.Q4]=0;&quot;&quot;;&quot;,&quot;&amp;[.Q4])&amp;IF([.R4]=0;&quot;&quot;;&quot;,&quot;&amp;[.R4])" office:value-type="string" office:string-value="Occultism,Lore (Fortune Telling),Religion,Acrobatics" calcext:value-type="string">
            <text:p>Occultism,Lore (Fortune Telling),Religion,Acrobatics</text:p>
          </table:table-cell>
          <table:table-cell table:formula="of:=(([.H4]-10)/2)+INDIRECT(&quot;'BG+Class'.E&quot;&amp;[.N4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4]&gt;2;&quot;,&quot;&amp;INDIRECT(&quot;'Skills'.A&quot;&amp;RANDBETWEEN(2;18));&quot;&quot;)&amp;IF([.T4]&gt;3;&quot;,&quot;&amp;INDIRECT(&quot;'Skills'.A&quot;&amp;RANDBETWEEN(2;18));&quot;&quot;)&amp;IF([.T4]&gt;4;&quot;,&quot;&amp;INDIRECT(&quot;'Skills'.A&quot;&amp;RANDBETWEEN(2;18));&quot;&quot;)&amp;IF([.T4]&gt;5;&quot;,&quot;&amp;INDIRECT(&quot;'Skills'.A&quot;&amp;RANDBETWEEN(2;18));&quot;&quot;)&amp;IF([.T4]&gt;6;&quot;,&quot;&amp;INDIRECT(&quot;'Skills'.A&quot;&amp;RANDBETWEEN(2;18));&quot;&quot;)&amp;IF([.T4]&gt;7;&quot;,&quot;&amp;INDIRECT(&quot;'Skills'.A&quot;&amp;RANDBETWEEN(2;18));&quot;&quot;)&amp;IF([.T4]&gt;8;&quot;,&quot;&amp;INDIRECT(&quot;'Skills'.A&quot;&amp;RANDBETWEEN(2;18));&quot;&quot;)&amp;IF([.B4]=&quot;Skilled&quot;;&quot;,&quot;&amp;INDIRECT(&quot;'Skills'.A&quot;&amp;RANDBETWEEN(2;18));&quot;&quot;)" office:value-type="string" office:string-value="Medicine,Society,Performance,Intimidation" calcext:value-type="string">
            <text:p>Medicine,Society,Performance,Intimida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Champion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5]));&quot;&quot;;INDIRECT(&quot;'BG+Class'.C&quot;&amp;RANDBETWEEN(1;INDIRECT(&quot;'BG+Class'.G&quot;&amp;[.N5]))+INDIRECT(&quot;'BG+Class'.F&quot;&amp;[.N5])-1))" office:value-type="string" office:string-value="Paladin" calcext:value-type="string">
            <text:p>Paladin</text:p>
          </table:table-cell>
          <table:table-cell table:formula="of:=IF(ISNA(INDIRECT(&quot;'BG+Class'.H&quot;&amp;[.N5]));&quot;&quot;;INDIRECT(&quot;'BG+Class'.C&quot;&amp;RANDBETWEEN(1;INDIRECT(&quot;'BG+Class'.I&quot;&amp;[.N5]))+INDIRECT(&quot;'BG+Class'.H&quot;&amp;[.N5])-1))" office:value-type="string" office:string-value="Zealot" calcext:value-type="string">
            <text:p>Zealot</text:p>
          </table:table-cell>
          <table:table-cell table:formula="of:=[.S5]&amp;&quot;,&quot;&amp;[.U5]" office:value-type="string" office:string-value="Stealth,Lore (Underworld),Religion,Nature,Survival,Acrobatics,Survival" calcext:value-type="string">
            <text:p>Stealth,Lore (Underworld),Religion,Nature,Survival,Acrobatics,Survival</text:p>
          </table:table-cell>
          <table:table-cell table:formula="of:=MATCH([.D5];['BG+Class'.A$38:.A$50];0)+37" office:value-type="float" office:value="42" calcext:value-type="float">
            <text:p>42</text:p>
          </table:table-cell>
          <table:table-cell table:formula="of:=INDIRECT(&quot;'BG+Class'.B&quot;&amp;MATCH([.C5];['BG+Class'.A$1:.A$36];0))" office:value-type="string" office:string-value="Stealth,Lore (Underworld)" calcext:value-type="string">
            <text:p>Stealth,Lore (Underworld)</text:p>
          </table:table-cell>
          <table:table-cell table:formula="of:=INDIRECT(&quot;'BG+Class'.B&quot;&amp;37+MATCH([.D5];['BG+Class'.A$38:.A$50];0))" office:value-type="string" office:string-value="Religion" calcext:value-type="string">
            <text:p>Religion</text:p>
          </table:table-cell>
          <table:table-cell table:formula="of:=IF(LEN([.K5])&lt;1;0;INDIRECT(&quot;'BG+Class'.D&quot;&amp;52+MATCH([.K5];['BG+Class'.C$53:.C$125];0)))" office:value-type="float" office:value="0" calcext:value-type="float">
            <text:p>0</text:p>
          </table:table-cell>
          <table:table-cell table:formula="of:=IF(LEN([.L5])&lt;1;0;INDIRECT(&quot;'BG+Class'.D&quot;&amp;52+MATCH([.L5];['BG+Class'.C$53:.C$125];0)))" office:value-type="string" office:string-value="Nature" calcext:value-type="string">
            <text:p>Nature</text:p>
          </table:table-cell>
          <table:table-cell table:formula="of:=[.O5]&amp;IF([.P5]=0;&quot;&quot;;&quot;,&quot;&amp;[.P5])&amp;IF([.Q5]=0;&quot;&quot;;&quot;,&quot;&amp;[.Q5])&amp;IF([.R5]=0;&quot;&quot;;&quot;,&quot;&amp;[.R5])" office:value-type="string" office:string-value="Stealth,Lore (Underworld),Religion,Nature" calcext:value-type="string">
            <text:p>Stealth,Lore (Underworld),Religion,Nature</text:p>
          </table:table-cell>
          <table:table-cell table:formula="of:=(([.H5]-10)/2)+INDIRECT(&quot;'BG+Class'.E&quot;&amp;[.N5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5]&gt;2;&quot;,&quot;&amp;INDIRECT(&quot;'Skills'.A&quot;&amp;RANDBETWEEN(2;18));&quot;&quot;)&amp;IF([.T5]&gt;3;&quot;,&quot;&amp;INDIRECT(&quot;'Skills'.A&quot;&amp;RANDBETWEEN(2;18));&quot;&quot;)&amp;IF([.T5]&gt;4;&quot;,&quot;&amp;INDIRECT(&quot;'Skills'.A&quot;&amp;RANDBETWEEN(2;18));&quot;&quot;)&amp;IF([.T5]&gt;5;&quot;,&quot;&amp;INDIRECT(&quot;'Skills'.A&quot;&amp;RANDBETWEEN(2;18));&quot;&quot;)&amp;IF([.T5]&gt;6;&quot;,&quot;&amp;INDIRECT(&quot;'Skills'.A&quot;&amp;RANDBETWEEN(2;18));&quot;&quot;)&amp;IF([.T5]&gt;7;&quot;,&quot;&amp;INDIRECT(&quot;'Skills'.A&quot;&amp;RANDBETWEEN(2;18));&quot;&quot;)&amp;IF([.T5]&gt;8;&quot;,&quot;&amp;INDIRECT(&quot;'Skills'.A&quot;&amp;RANDBETWEEN(2;18));&quot;&quot;)&amp;IF([.B5]=&quot;Skilled&quot;;&quot;,&quot;&amp;INDIRECT(&quot;'Skills'.A&quot;&amp;RANDBETWEEN(2;18));&quot;&quot;)" office:value-type="string" office:string-value="Survival,Acrobatics,Survival" calcext:value-type="string">
            <text:p>Survival,Acrobatics,Survival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alfling</text:p>
          </table:table-cell>
          <table:table-cell office:value-type="string" calcext:value-type="string">
            <text:p>Nomadic</text:p>
          </table:table-cell>
          <table:table-cell office:value-type="string" calcext:value-type="string">
            <text:p>Emissary</text:p>
          </table:table-cell>
          <table:table-cell office:value-type="string" calcext:value-type="string">
            <text:p>Sorcer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6]));&quot;&quot;;INDIRECT(&quot;'BG+Class'.C&quot;&amp;RANDBETWEEN(1;INDIRECT(&quot;'BG+Class'.G&quot;&amp;[.N6]))+INDIRECT(&quot;'BG+Class'.F&quot;&amp;[.N6])-1))" office:value-type="string" office:string-value="Elemental" calcext:value-type="string">
            <text:p>Elemental</text:p>
          </table:table-cell>
          <table:table-cell table:formula="of:=IF(ISNA(INDIRECT(&quot;'BG+Class'.H&quot;&amp;[.N6]));&quot;&quot;;INDIRECT(&quot;'BG+Class'.C&quot;&amp;RANDBETWEEN(1;INDIRECT(&quot;'BG+Class'.I&quot;&amp;[.N6]))+INDIRECT(&quot;'BG+Class'.H&quot;&amp;[.N6])-1))">
            <text:p/>
          </table:table-cell>
          <table:table-cell table:formula="of:=[.S6]&amp;&quot;,&quot;&amp;[.U6]" office:value-type="string" office:string-value="Society,Lore (pick a city),Intimidation,Nature,Stealth,Medicine,Society" calcext:value-type="string">
            <text:p>Society,Lore (pick a city),Intimidation,Nature,Stealth,Medicine,Society</text:p>
          </table:table-cell>
          <table:table-cell table:formula="of:=MATCH([.D6];['BG+Class'.A$38:.A$50];0)+37" office:value-type="float" office:value="49" calcext:value-type="float">
            <text:p>49</text:p>
          </table:table-cell>
          <table:table-cell table:formula="of:=INDIRECT(&quot;'BG+Class'.B&quot;&amp;MATCH([.C6];['BG+Class'.A$1:.A$36];0))" office:value-type="string" office:string-value="Society,Lore (pick a city)" calcext:value-type="string">
            <text:p>Society,Lore (pick a city)</text:p>
          </table:table-cell>
          <table:table-cell table:formula="of:=INDIRECT(&quot;'BG+Class'.B&quot;&amp;37+MATCH([.D6];['BG+Class'.A$38:.A$50];0))" office:value-type="float" office:value="0" calcext:value-type="float">
            <text:p>0</text:p>
          </table:table-cell>
          <table:table-cell table:formula="of:=IF(LEN([.K6])&lt;1;0;INDIRECT(&quot;'BG+Class'.D&quot;&amp;52+MATCH([.K6];['BG+Class'.C$53:.C$125];0)))" office:value-type="string" office:string-value="Intimidation,Nature" calcext:value-type="string">
            <text:p>Intimidation,Nature</text:p>
          </table:table-cell>
          <table:table-cell table:formula="of:=IF(LEN([.L6])&lt;1;0;INDIRECT(&quot;'BG+Class'.D&quot;&amp;52+MATCH([.L6];['BG+Class'.C$53:.C$125];0)))" office:value-type="float" office:value="0" calcext:value-type="float">
            <text:p>0</text:p>
          </table:table-cell>
          <table:table-cell table:formula="of:=[.O6]&amp;IF([.P6]=0;&quot;&quot;;&quot;,&quot;&amp;[.P6])&amp;IF([.Q6]=0;&quot;&quot;;&quot;,&quot;&amp;[.Q6])&amp;IF([.R6]=0;&quot;&quot;;&quot;,&quot;&amp;[.R6])" office:value-type="string" office:string-value="Society,Lore (pick a city),Intimidation,Nature" calcext:value-type="string">
            <text:p>Society,Lore (pick a city),Intimidation,Nature</text:p>
          </table:table-cell>
          <table:table-cell table:formula="of:=(([.H6]-10)/2)+INDIRECT(&quot;'BG+Class'.E&quot;&amp;[.N6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6]&gt;2;&quot;,&quot;&amp;INDIRECT(&quot;'Skills'.A&quot;&amp;RANDBETWEEN(2;18));&quot;&quot;)&amp;IF([.T6]&gt;3;&quot;,&quot;&amp;INDIRECT(&quot;'Skills'.A&quot;&amp;RANDBETWEEN(2;18));&quot;&quot;)&amp;IF([.T6]&gt;4;&quot;,&quot;&amp;INDIRECT(&quot;'Skills'.A&quot;&amp;RANDBETWEEN(2;18));&quot;&quot;)&amp;IF([.T6]&gt;5;&quot;,&quot;&amp;INDIRECT(&quot;'Skills'.A&quot;&amp;RANDBETWEEN(2;18));&quot;&quot;)&amp;IF([.T6]&gt;6;&quot;,&quot;&amp;INDIRECT(&quot;'Skills'.A&quot;&amp;RANDBETWEEN(2;18));&quot;&quot;)&amp;IF([.T6]&gt;7;&quot;,&quot;&amp;INDIRECT(&quot;'Skills'.A&quot;&amp;RANDBETWEEN(2;18));&quot;&quot;)&amp;IF([.T6]&gt;8;&quot;,&quot;&amp;INDIRECT(&quot;'Skills'.A&quot;&amp;RANDBETWEEN(2;18));&quot;&quot;)&amp;IF([.B6]=&quot;Skilled&quot;;&quot;,&quot;&amp;INDIRECT(&quot;'Skills'.A&quot;&amp;RANDBETWEEN(2;18));&quot;&quot;)" office:value-type="string" office:string-value="Stealth,Medicine,Society" calcext:value-type="string">
            <text:p>Stealth,Medicine,Societ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ighte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ISNA(INDIRECT(&quot;'BG+Class'.F&quot;&amp;[.N7]));&quot;&quot;;INDIRECT(&quot;'BG+Class'.C&quot;&amp;RANDBETWEEN(1;INDIRECT(&quot;'BG+Class'.G&quot;&amp;[.N7]))+INDIRECT(&quot;'BG+Class'.F&quot;&amp;[.N7])-1))">
            <text:p/>
          </table:table-cell>
          <table:table-cell table:formula="of:=IF(ISNA(INDIRECT(&quot;'BG+Class'.H&quot;&amp;[.N7]));&quot;&quot;;INDIRECT(&quot;'BG+Class'.C&quot;&amp;RANDBETWEEN(1;INDIRECT(&quot;'BG+Class'.I&quot;&amp;[.N7]))+INDIRECT(&quot;'BG+Class'.H&quot;&amp;[.N7])-1))">
            <text:p/>
          </table:table-cell>
          <table:table-cell table:formula="of:=[.S7]&amp;&quot;,&quot;&amp;[.U7]" office:value-type="string" office:string-value="Survival,Lore (Tanning),Acrobatics or Athletics,Arcana,Thievery,Intimidation,Diplomacy,Medicine" calcext:value-type="string">
            <text:p>Survival,Lore (Tanning),Acrobatics or Athletics,Arcana,Thievery,Intimidation,Diplomacy,Medicine</text:p>
          </table:table-cell>
          <table:table-cell table:formula="of:=MATCH([.D7];['BG+Class'.A$38:.A$50];0)+37" office:value-type="float" office:value="45" calcext:value-type="float">
            <text:p>45</text:p>
          </table:table-cell>
          <table:table-cell table:formula="of:=INDIRECT(&quot;'BG+Class'.B&quot;&amp;MATCH([.C7];['BG+Class'.A$1:.A$36];0))" office:value-type="string" office:string-value="Survival,Lore (Tanning)" calcext:value-type="string">
            <text:p>Survival,Lore (Tanning)</text:p>
          </table:table-cell>
          <table:table-cell table:formula="of:=INDIRECT(&quot;'BG+Class'.B&quot;&amp;37+MATCH([.D7];['BG+Class'.A$38:.A$50];0))" office:value-type="string" office:string-value="Acrobatics or Athletics" calcext:value-type="string">
            <text:p>Acrobatics or Athletics</text:p>
          </table:table-cell>
          <table:table-cell table:formula="of:=IF(LEN([.K7])&lt;1;0;INDIRECT(&quot;'BG+Class'.D&quot;&amp;52+MATCH([.K7];['BG+Class'.C$53:.C$125];0)))" office:value-type="float" office:value="0" calcext:value-type="float">
            <text:p>0</text:p>
          </table:table-cell>
          <table:table-cell table:formula="of:=IF(LEN([.L7])&lt;1;0;INDIRECT(&quot;'BG+Class'.D&quot;&amp;52+MATCH([.L7];['BG+Class'.C$53:.C$125];0)))" office:value-type="float" office:value="0" calcext:value-type="float">
            <text:p>0</text:p>
          </table:table-cell>
          <table:table-cell table:formula="of:=[.O7]&amp;IF([.P7]=0;&quot;&quot;;&quot;,&quot;&amp;[.P7])&amp;IF([.Q7]=0;&quot;&quot;;&quot;,&quot;&amp;[.Q7])&amp;IF([.R7]=0;&quot;&quot;;&quot;,&quot;&amp;[.R7])" office:value-type="string" office:string-value="Survival,Lore (Tanning),Acrobatics or Athletics" calcext:value-type="string">
            <text:p>Survival,Lore (Tanning),Acrobatics or Athletics</text:p>
          </table:table-cell>
          <table:table-cell table:formula="of:=(([.H7]-10)/2)+INDIRECT(&quot;'BG+Class'.E&quot;&amp;[.N7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7]&gt;2;&quot;,&quot;&amp;INDIRECT(&quot;'Skills'.A&quot;&amp;RANDBETWEEN(2;18));&quot;&quot;)&amp;IF([.T7]&gt;3;&quot;,&quot;&amp;INDIRECT(&quot;'Skills'.A&quot;&amp;RANDBETWEEN(2;18));&quot;&quot;)&amp;IF([.T7]&gt;4;&quot;,&quot;&amp;INDIRECT(&quot;'Skills'.A&quot;&amp;RANDBETWEEN(2;18));&quot;&quot;)&amp;IF([.T7]&gt;5;&quot;,&quot;&amp;INDIRECT(&quot;'Skills'.A&quot;&amp;RANDBETWEEN(2;18));&quot;&quot;)&amp;IF([.T7]&gt;6;&quot;,&quot;&amp;INDIRECT(&quot;'Skills'.A&quot;&amp;RANDBETWEEN(2;18));&quot;&quot;)&amp;IF([.T7]&gt;7;&quot;,&quot;&amp;INDIRECT(&quot;'Skills'.A&quot;&amp;RANDBETWEEN(2;18));&quot;&quot;)&amp;IF([.T7]&gt;8;&quot;,&quot;&amp;INDIRECT(&quot;'Skills'.A&quot;&amp;RANDBETWEEN(2;18));&quot;&quot;)&amp;IF([.B7]=&quot;Skilled&quot;;&quot;,&quot;&amp;INDIRECT(&quot;'Skills'.A&quot;&amp;RANDBETWEEN(2;18));&quot;&quot;)" office:value-type="string" office:string-value="Arcana,Thievery,Intimidation,Diplomacy,Medicine" calcext:value-type="string">
            <text:p>Arcana,Thievery,Intimidation,Diplomacy,Medicin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Wellspring Arcan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Barbaria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8]));&quot;&quot;;INDIRECT(&quot;'BG+Class'.C&quot;&amp;RANDBETWEEN(1;INDIRECT(&quot;'BG+Class'.G&quot;&amp;[.N8]))+INDIRECT(&quot;'BG+Class'.F&quot;&amp;[.N8])-1))" office:value-type="string" office:string-value="Dragon" calcext:value-type="string">
            <text:p>Dragon</text:p>
          </table:table-cell>
          <table:table-cell table:formula="of:=IF(ISNA(INDIRECT(&quot;'BG+Class'.H&quot;&amp;[.N8]));&quot;&quot;;INDIRECT(&quot;'BG+Class'.C&quot;&amp;RANDBETWEEN(1;INDIRECT(&quot;'BG+Class'.I&quot;&amp;[.N8]))+INDIRECT(&quot;'BG+Class'.H&quot;&amp;[.N8])-1))">
            <text:p/>
          </table:table-cell>
          <table:table-cell table:formula="of:=[.S8]&amp;&quot;,&quot;&amp;[.U8]" office:value-type="string" office:string-value="Intimidation,Lore (Legal or Warfare),Athletics,Athletics,Arcana,Intimidation" calcext:value-type="string">
            <text:p>Intimidation,Lore (Legal or Warfare),Athletics,Athletics,Arcana,Intimidation</text:p>
          </table:table-cell>
          <table:table-cell table:formula="of:=MATCH([.D8];['BG+Class'.A$38:.A$50];0)+37" office:value-type="float" office:value="40" calcext:value-type="float">
            <text:p>40</text:p>
          </table:table-cell>
          <table:table-cell table:formula="of:=INDIRECT(&quot;'BG+Class'.B&quot;&amp;MATCH([.C8];['BG+Class'.A$1:.A$36];0))" office:value-type="string" office:string-value="Intimidation,Lore (Legal or Warfare)" calcext:value-type="string">
            <text:p>Intimidation,Lore (Legal or Warfare)</text:p>
          </table:table-cell>
          <table:table-cell table:formula="of:=INDIRECT(&quot;'BG+Class'.B&quot;&amp;37+MATCH([.D8];['BG+Class'.A$38:.A$50];0))" office:value-type="string" office:string-value="Athletics" calcext:value-type="string">
            <text:p>Athletics</text:p>
          </table:table-cell>
          <table:table-cell table:formula="of:=IF(LEN([.K8])&lt;1;0;INDIRECT(&quot;'BG+Class'.D&quot;&amp;52+MATCH([.K8];['BG+Class'.C$53:.C$125];0)))" office:value-type="float" office:value="0" calcext:value-type="float">
            <text:p>0</text:p>
          </table:table-cell>
          <table:table-cell table:formula="of:=IF(LEN([.L8])&lt;1;0;INDIRECT(&quot;'BG+Class'.D&quot;&amp;52+MATCH([.L8];['BG+Class'.C$53:.C$125];0)))" office:value-type="float" office:value="0" calcext:value-type="float">
            <text:p>0</text:p>
          </table:table-cell>
          <table:table-cell table:formula="of:=[.O8]&amp;IF([.P8]=0;&quot;&quot;;&quot;,&quot;&amp;[.P8])&amp;IF([.Q8]=0;&quot;&quot;;&quot;,&quot;&amp;[.Q8])&amp;IF([.R8]=0;&quot;&quot;;&quot;,&quot;&amp;[.R8])" office:value-type="string" office:string-value="Intimidation,Lore (Legal or Warfare),Athletics" calcext:value-type="string">
            <text:p>Intimidation,Lore (Legal or Warfare),Athletics</text:p>
          </table:table-cell>
          <table:table-cell table:formula="of:=(([.H8]-10)/2)+INDIRECT(&quot;'BG+Class'.E&quot;&amp;[.N8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8]&gt;2;&quot;,&quot;&amp;INDIRECT(&quot;'Skills'.A&quot;&amp;RANDBETWEEN(2;18));&quot;&quot;)&amp;IF([.T8]&gt;3;&quot;,&quot;&amp;INDIRECT(&quot;'Skills'.A&quot;&amp;RANDBETWEEN(2;18));&quot;&quot;)&amp;IF([.T8]&gt;4;&quot;,&quot;&amp;INDIRECT(&quot;'Skills'.A&quot;&amp;RANDBETWEEN(2;18));&quot;&quot;)&amp;IF([.T8]&gt;5;&quot;,&quot;&amp;INDIRECT(&quot;'Skills'.A&quot;&amp;RANDBETWEEN(2;18));&quot;&quot;)&amp;IF([.T8]&gt;6;&quot;,&quot;&amp;INDIRECT(&quot;'Skills'.A&quot;&amp;RANDBETWEEN(2;18));&quot;&quot;)&amp;IF([.T8]&gt;7;&quot;,&quot;&amp;INDIRECT(&quot;'Skills'.A&quot;&amp;RANDBETWEEN(2;18));&quot;&quot;)&amp;IF([.T8]&gt;8;&quot;,&quot;&amp;INDIRECT(&quot;'Skills'.A&quot;&amp;RANDBETWEEN(2;18));&quot;&quot;)&amp;IF([.B8]=&quot;Skilled&quot;;&quot;,&quot;&amp;INDIRECT(&quot;'Skills'.A&quot;&amp;RANDBETWEEN(2;18));&quot;&quot;)" office:value-type="string" office:string-value="Athletics,Arcana,Intimidation" calcext:value-type="string">
            <text:p>Athletics,Arcana,Intimida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Barbaria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9]));&quot;&quot;;INDIRECT(&quot;'BG+Class'.C&quot;&amp;RANDBETWEEN(1;INDIRECT(&quot;'BG+Class'.G&quot;&amp;[.N9]))+INDIRECT(&quot;'BG+Class'.F&quot;&amp;[.N9])-1))" office:value-type="string" office:string-value="Fury" calcext:value-type="string">
            <text:p>Fury</text:p>
          </table:table-cell>
          <table:table-cell table:formula="of:=IF(ISNA(INDIRECT(&quot;'BG+Class'.H&quot;&amp;[.N9]));&quot;&quot;;INDIRECT(&quot;'BG+Class'.C&quot;&amp;RANDBETWEEN(1;INDIRECT(&quot;'BG+Class'.I&quot;&amp;[.N9]))+INDIRECT(&quot;'BG+Class'.H&quot;&amp;[.N9])-1))">
            <text:p/>
          </table:table-cell>
          <table:table-cell table:formula="of:=[.S9]&amp;&quot;,&quot;&amp;[.U9]" office:value-type="string" office:string-value="Diplomacy,Lore (Mercantile),Athletics,Thievery,Occultism,Occultism" calcext:value-type="string">
            <text:p>Diplomacy,Lore (Mercantile),Athletics,Thievery,Occultism,Occultism</text:p>
          </table:table-cell>
          <table:table-cell table:formula="of:=MATCH([.D9];['BG+Class'.A$38:.A$50];0)+37" office:value-type="float" office:value="40" calcext:value-type="float">
            <text:p>40</text:p>
          </table:table-cell>
          <table:table-cell table:formula="of:=INDIRECT(&quot;'BG+Class'.B&quot;&amp;MATCH([.C9];['BG+Class'.A$1:.A$36];0))" office:value-type="string" office:string-value="Diplomacy,Lore (Mercantile)" calcext:value-type="string">
            <text:p>Diplomacy,Lore (Mercantile)</text:p>
          </table:table-cell>
          <table:table-cell table:formula="of:=INDIRECT(&quot;'BG+Class'.B&quot;&amp;37+MATCH([.D9];['BG+Class'.A$38:.A$50];0))" office:value-type="string" office:string-value="Athletics" calcext:value-type="string">
            <text:p>Athletics</text:p>
          </table:table-cell>
          <table:table-cell table:formula="of:=IF(LEN([.K9])&lt;1;0;INDIRECT(&quot;'BG+Class'.D&quot;&amp;52+MATCH([.K9];['BG+Class'.C$53:.C$125];0)))" office:value-type="float" office:value="0" calcext:value-type="float">
            <text:p>0</text:p>
          </table:table-cell>
          <table:table-cell table:formula="of:=IF(LEN([.L9])&lt;1;0;INDIRECT(&quot;'BG+Class'.D&quot;&amp;52+MATCH([.L9];['BG+Class'.C$53:.C$125];0)))" office:value-type="float" office:value="0" calcext:value-type="float">
            <text:p>0</text:p>
          </table:table-cell>
          <table:table-cell table:formula="of:=[.O9]&amp;IF([.P9]=0;&quot;&quot;;&quot;,&quot;&amp;[.P9])&amp;IF([.Q9]=0;&quot;&quot;;&quot;,&quot;&amp;[.Q9])&amp;IF([.R9]=0;&quot;&quot;;&quot;,&quot;&amp;[.R9])" office:value-type="string" office:string-value="Diplomacy,Lore (Mercantile),Athletics" calcext:value-type="string">
            <text:p>Diplomacy,Lore (Mercantile),Athletics</text:p>
          </table:table-cell>
          <table:table-cell table:formula="of:=(([.H9]-10)/2)+INDIRECT(&quot;'BG+Class'.E&quot;&amp;[.N9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9]&gt;2;&quot;,&quot;&amp;INDIRECT(&quot;'Skills'.A&quot;&amp;RANDBETWEEN(2;18));&quot;&quot;)&amp;IF([.T9]&gt;3;&quot;,&quot;&amp;INDIRECT(&quot;'Skills'.A&quot;&amp;RANDBETWEEN(2;18));&quot;&quot;)&amp;IF([.T9]&gt;4;&quot;,&quot;&amp;INDIRECT(&quot;'Skills'.A&quot;&amp;RANDBETWEEN(2;18));&quot;&quot;)&amp;IF([.T9]&gt;5;&quot;,&quot;&amp;INDIRECT(&quot;'Skills'.A&quot;&amp;RANDBETWEEN(2;18));&quot;&quot;)&amp;IF([.T9]&gt;6;&quot;,&quot;&amp;INDIRECT(&quot;'Skills'.A&quot;&amp;RANDBETWEEN(2;18));&quot;&quot;)&amp;IF([.T9]&gt;7;&quot;,&quot;&amp;INDIRECT(&quot;'Skills'.A&quot;&amp;RANDBETWEEN(2;18));&quot;&quot;)&amp;IF([.T9]&gt;8;&quot;,&quot;&amp;INDIRECT(&quot;'Skills'.A&quot;&amp;RANDBETWEEN(2;18));&quot;&quot;)&amp;IF([.B9]=&quot;Skilled&quot;;&quot;,&quot;&amp;INDIRECT(&quot;'Skills'.A&quot;&amp;RANDBETWEEN(2;18));&quot;&quot;)" office:value-type="string" office:string-value="Thievery,Occultism,Occultism" calcext:value-type="string">
            <text:p>Thievery,Occultism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Fortune Teller</text:p>
          </table:table-cell>
          <table:table-cell office:value-type="string" calcext:value-type="string">
            <text:p>Rang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IF(ISNA(INDIRECT(&quot;'BG+Class'.F&quot;&amp;[.N10]));&quot;&quot;;INDIRECT(&quot;'BG+Class'.C&quot;&amp;RANDBETWEEN(1;INDIRECT(&quot;'BG+Class'.G&quot;&amp;[.N10]))+INDIRECT(&quot;'BG+Class'.F&quot;&amp;[.N10])-1))" office:value-type="string" office:string-value="Precision" calcext:value-type="string">
            <text:p>Precision</text:p>
          </table:table-cell>
          <table:table-cell table:formula="of:=IF(ISNA(INDIRECT(&quot;'BG+Class'.H&quot;&amp;[.N10]));&quot;&quot;;INDIRECT(&quot;'BG+Class'.C&quot;&amp;RANDBETWEEN(1;INDIRECT(&quot;'BG+Class'.I&quot;&amp;[.N10]))+INDIRECT(&quot;'BG+Class'.H&quot;&amp;[.N10])-1))">
            <text:p/>
          </table:table-cell>
          <table:table-cell table:formula="of:=[.S10]&amp;&quot;,&quot;&amp;[.U10]" office:value-type="string" office:string-value="Occultism,Lore (Fortune Telling),Nature,Survival,Stealth,Medicine,Medicine,Society,Performance" calcext:value-type="string">
            <text:p>Occultism,Lore (Fortune Telling),Nature,Survival,Stealth,Medicine,Medicine,Society,Performance</text:p>
          </table:table-cell>
          <table:table-cell table:formula="of:=MATCH([.D10];['BG+Class'.A$38:.A$50];0)+37" office:value-type="float" office:value="47" calcext:value-type="float">
            <text:p>47</text:p>
          </table:table-cell>
          <table:table-cell table:formula="of:=INDIRECT(&quot;'BG+Class'.B&quot;&amp;MATCH([.C10];['BG+Class'.A$1:.A$36];0))" office:value-type="string" office:string-value="Occultism,Lore (Fortune Telling)" calcext:value-type="string">
            <text:p>Occultism,Lore (Fortune Telling)</text:p>
          </table:table-cell>
          <table:table-cell table:formula="of:=INDIRECT(&quot;'BG+Class'.B&quot;&amp;37+MATCH([.D10];['BG+Class'.A$38:.A$50];0))" office:value-type="string" office:string-value="Nature,Survival" calcext:value-type="string">
            <text:p>Nature,Survival</text:p>
          </table:table-cell>
          <table:table-cell table:formula="of:=IF(LEN([.K10])&lt;1;0;INDIRECT(&quot;'BG+Class'.D&quot;&amp;52+MATCH([.K10];['BG+Class'.C$53:.C$125];0)))" office:value-type="float" office:value="0" calcext:value-type="float">
            <text:p>0</text:p>
          </table:table-cell>
          <table:table-cell table:formula="of:=IF(LEN([.L10])&lt;1;0;INDIRECT(&quot;'BG+Class'.D&quot;&amp;52+MATCH([.L10];['BG+Class'.C$53:.C$125];0)))" office:value-type="float" office:value="0" calcext:value-type="float">
            <text:p>0</text:p>
          </table:table-cell>
          <table:table-cell table:formula="of:=[.O10]&amp;IF([.P10]=0;&quot;&quot;;&quot;,&quot;&amp;[.P10])&amp;IF([.Q10]=0;&quot;&quot;;&quot;,&quot;&amp;[.Q10])&amp;IF([.R10]=0;&quot;&quot;;&quot;,&quot;&amp;[.R10])" office:value-type="string" office:string-value="Occultism,Lore (Fortune Telling),Nature,Survival" calcext:value-type="string">
            <text:p>Occultism,Lore (Fortune Telling),Nature,Survival</text:p>
          </table:table-cell>
          <table:table-cell table:formula="of:=(([.H10]-10)/2)+INDIRECT(&quot;'BG+Class'.E&quot;&amp;[.N10])" office:value-type="float" office:value="5" calcext:value-type="float">
            <text:p>5</text:p>
          </table:table-cell>
          <table:table-cell table:formula="of:=INDIRECT(&quot;'Skills'.A&quot;&amp;RANDBETWEEN(2;18))&amp;&quot;,&quot;&amp;INDIRECT(&quot;'Skills'.A&quot;&amp;RANDBETWEEN(2;18))&amp;IF([.T10]&gt;2;&quot;,&quot;&amp;INDIRECT(&quot;'Skills'.A&quot;&amp;RANDBETWEEN(2;18));&quot;&quot;)&amp;IF([.T10]&gt;3;&quot;,&quot;&amp;INDIRECT(&quot;'Skills'.A&quot;&amp;RANDBETWEEN(2;18));&quot;&quot;)&amp;IF([.T10]&gt;4;&quot;,&quot;&amp;INDIRECT(&quot;'Skills'.A&quot;&amp;RANDBETWEEN(2;18));&quot;&quot;)&amp;IF([.T10]&gt;5;&quot;,&quot;&amp;INDIRECT(&quot;'Skills'.A&quot;&amp;RANDBETWEEN(2;18));&quot;&quot;)&amp;IF([.T10]&gt;6;&quot;,&quot;&amp;INDIRECT(&quot;'Skills'.A&quot;&amp;RANDBETWEEN(2;18));&quot;&quot;)&amp;IF([.T10]&gt;7;&quot;,&quot;&amp;INDIRECT(&quot;'Skills'.A&quot;&amp;RANDBETWEEN(2;18));&quot;&quot;)&amp;IF([.T10]&gt;8;&quot;,&quot;&amp;INDIRECT(&quot;'Skills'.A&quot;&amp;RANDBETWEEN(2;18));&quot;&quot;)&amp;IF([.B10]=&quot;Skilled&quot;;&quot;,&quot;&amp;INDIRECT(&quot;'Skills'.A&quot;&amp;RANDBETWEEN(2;18));&quot;&quot;)" office:value-type="string" office:string-value="Stealth,Medicine,Medicine,Society,Performance" calcext:value-type="string">
            <text:p>Stealth,Medicine,Medicine,Society,Performanc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artial Disciple</text:p>
          </table:table-cell>
          <table:table-cell office:value-type="string" calcext:value-type="string">
            <text:p>Fight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11]));&quot;&quot;;INDIRECT(&quot;'BG+Class'.C&quot;&amp;RANDBETWEEN(1;INDIRECT(&quot;'BG+Class'.G&quot;&amp;[.N11]))+INDIRECT(&quot;'BG+Class'.F&quot;&amp;[.N11])-1))">
            <text:p/>
          </table:table-cell>
          <table:table-cell table:formula="of:=IF(ISNA(INDIRECT(&quot;'BG+Class'.H&quot;&amp;[.N11]));&quot;&quot;;INDIRECT(&quot;'BG+Class'.C&quot;&amp;RANDBETWEEN(1;INDIRECT(&quot;'BG+Class'.I&quot;&amp;[.N11]))+INDIRECT(&quot;'BG+Class'.H&quot;&amp;[.N11])-1))">
            <text:p/>
          </table:table-cell>
          <table:table-cell table:formula="of:=[.S11]&amp;&quot;,&quot;&amp;[.U11]" office:value-type="string" office:string-value="Acrobatics or Athletics,Lore (Warfare),Acrobatics or Athletics,Intimidation,Acrobatics,Occultism,Intimidation" calcext:value-type="string">
            <text:p>Acrobatics or Athletics,Lore (Warfare),Acrobatics or Athletics,Intimidation,Acrobatics,Occultism,Intimidation</text:p>
          </table:table-cell>
          <table:table-cell table:formula="of:=MATCH([.D11];['BG+Class'.A$38:.A$50];0)+37" office:value-type="float" office:value="45" calcext:value-type="float">
            <text:p>45</text:p>
          </table:table-cell>
          <table:table-cell table:formula="of:=INDIRECT(&quot;'BG+Class'.B&quot;&amp;MATCH([.C11];['BG+Class'.A$1:.A$36];0))" office:value-type="string" office:string-value="Acrobatics or Athletics,Lore (Warfare)" calcext:value-type="string">
            <text:p>Acrobatics or Athletics,Lore (Warfare)</text:p>
          </table:table-cell>
          <table:table-cell table:formula="of:=INDIRECT(&quot;'BG+Class'.B&quot;&amp;37+MATCH([.D11];['BG+Class'.A$38:.A$50];0))" office:value-type="string" office:string-value="Acrobatics or Athletics" calcext:value-type="string">
            <text:p>Acrobatics or Athletics</text:p>
          </table:table-cell>
          <table:table-cell table:formula="of:=IF(LEN([.K11])&lt;1;0;INDIRECT(&quot;'BG+Class'.D&quot;&amp;52+MATCH([.K11];['BG+Class'.C$53:.C$125];0)))" office:value-type="float" office:value="0" calcext:value-type="float">
            <text:p>0</text:p>
          </table:table-cell>
          <table:table-cell table:formula="of:=IF(LEN([.L11])&lt;1;0;INDIRECT(&quot;'BG+Class'.D&quot;&amp;52+MATCH([.L11];['BG+Class'.C$53:.C$125];0)))" office:value-type="float" office:value="0" calcext:value-type="float">
            <text:p>0</text:p>
          </table:table-cell>
          <table:table-cell table:formula="of:=[.O11]&amp;IF([.P11]=0;&quot;&quot;;&quot;,&quot;&amp;[.P11])&amp;IF([.Q11]=0;&quot;&quot;;&quot;,&quot;&amp;[.Q11])&amp;IF([.R11]=0;&quot;&quot;;&quot;,&quot;&amp;[.R11])" office:value-type="string" office:string-value="Acrobatics or Athletics,Lore (Warfare),Acrobatics or Athletics" calcext:value-type="string">
            <text:p>Acrobatics or Athletics,Lore (Warfare),Acrobatics or Athletics</text:p>
          </table:table-cell>
          <table:table-cell table:formula="of:=(([.H11]-10)/2)+INDIRECT(&quot;'BG+Class'.E&quot;&amp;[.N11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11]&gt;2;&quot;,&quot;&amp;INDIRECT(&quot;'Skills'.A&quot;&amp;RANDBETWEEN(2;18));&quot;&quot;)&amp;IF([.T11]&gt;3;&quot;,&quot;&amp;INDIRECT(&quot;'Skills'.A&quot;&amp;RANDBETWEEN(2;18));&quot;&quot;)&amp;IF([.T11]&gt;4;&quot;,&quot;&amp;INDIRECT(&quot;'Skills'.A&quot;&amp;RANDBETWEEN(2;18));&quot;&quot;)&amp;IF([.T11]&gt;5;&quot;,&quot;&amp;INDIRECT(&quot;'Skills'.A&quot;&amp;RANDBETWEEN(2;18));&quot;&quot;)&amp;IF([.T11]&gt;6;&quot;,&quot;&amp;INDIRECT(&quot;'Skills'.A&quot;&amp;RANDBETWEEN(2;18));&quot;&quot;)&amp;IF([.T11]&gt;7;&quot;,&quot;&amp;INDIRECT(&quot;'Skills'.A&quot;&amp;RANDBETWEEN(2;18));&quot;&quot;)&amp;IF([.T11]&gt;8;&quot;,&quot;&amp;INDIRECT(&quot;'Skills'.A&quot;&amp;RANDBETWEEN(2;18));&quot;&quot;)&amp;IF([.B11]=&quot;Skilled&quot;;&quot;,&quot;&amp;INDIRECT(&quot;'Skills'.A&quot;&amp;RANDBETWEEN(2;18));&quot;&quot;)" office:value-type="string" office:string-value="Intimidation,Acrobatics,Occultism,Intimidation" calcext:value-type="string">
            <text:p>Intimidation,Acrobatics,Occultism,Intimida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Rogu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12]));&quot;&quot;;INDIRECT(&quot;'BG+Class'.C&quot;&amp;RANDBETWEEN(1;INDIRECT(&quot;'BG+Class'.G&quot;&amp;[.N12]))+INDIRECT(&quot;'BG+Class'.F&quot;&amp;[.N12])-1))" office:value-type="string" office:string-value="Ruffian" calcext:value-type="string">
            <text:p>Ruffian</text:p>
          </table:table-cell>
          <table:table-cell table:formula="of:=IF(ISNA(INDIRECT(&quot;'BG+Class'.H&quot;&amp;[.N12]));&quot;&quot;;INDIRECT(&quot;'BG+Class'.C&quot;&amp;RANDBETWEEN(1;INDIRECT(&quot;'BG+Class'.I&quot;&amp;[.N12]))+INDIRECT(&quot;'BG+Class'.H&quot;&amp;[.N12])-1))">
            <text:p/>
          </table:table-cell>
          <table:table-cell table:formula="of:=[.S12]&amp;&quot;,&quot;&amp;[.U12]" office:value-type="string" office:string-value="pick a knowledge skill,Lore (Academia),Stealth,Intimidation,Medicine,Occultism,Nature,Survival,Medicine,Nature,Diplomacy,Medicine" calcext:value-type="string">
            <text:p>pick a knowledge skill,Lore (Academia),Stealth,Intimidation,Medicine,Occultism,Nature,Survival,Medicine,Nature,Diplomacy,Medicine</text:p>
          </table:table-cell>
          <table:table-cell table:formula="of:=MATCH([.D12];['BG+Class'.A$38:.A$50];0)+37" office:value-type="float" office:value="48" calcext:value-type="float">
            <text:p>48</text:p>
          </table:table-cell>
          <table:table-cell table:formula="of:=INDIRECT(&quot;'BG+Class'.B&quot;&amp;MATCH([.C12];['BG+Class'.A$1:.A$36];0))" office:value-type="string" office:string-value="pick a knowledge skill,Lore (Academia)" calcext:value-type="string">
            <text:p>pick a knowledge skill,Lore (Academia)</text:p>
          </table:table-cell>
          <table:table-cell table:formula="of:=INDIRECT(&quot;'BG+Class'.B&quot;&amp;37+MATCH([.D12];['BG+Class'.A$38:.A$50];0))" office:value-type="string" office:string-value="Stealth" calcext:value-type="string">
            <text:p>Stealth</text:p>
          </table:table-cell>
          <table:table-cell table:formula="of:=IF(LEN([.K12])&lt;1;0;INDIRECT(&quot;'BG+Class'.D&quot;&amp;52+MATCH([.K12];['BG+Class'.C$53:.C$125];0)))" office:value-type="string" office:string-value="Intimidation" calcext:value-type="string">
            <text:p>Intimidation</text:p>
          </table:table-cell>
          <table:table-cell table:formula="of:=IF(LEN([.L12])&lt;1;0;INDIRECT(&quot;'BG+Class'.D&quot;&amp;52+MATCH([.L12];['BG+Class'.C$53:.C$125];0)))" office:value-type="float" office:value="0" calcext:value-type="float">
            <text:p>0</text:p>
          </table:table-cell>
          <table:table-cell table:formula="of:=[.O12]&amp;IF([.P12]=0;&quot;&quot;;&quot;,&quot;&amp;[.P12])&amp;IF([.Q12]=0;&quot;&quot;;&quot;,&quot;&amp;[.Q12])&amp;IF([.R12]=0;&quot;&quot;;&quot;,&quot;&amp;[.R12])" office:value-type="string" office:string-value="pick a knowledge skill,Lore (Academia),Stealth,Intimidation" calcext:value-type="string">
            <text:p>pick a knowledge skill,Lore (Academia),Stealth,Intimidation</text:p>
          </table:table-cell>
          <table:table-cell table:formula="of:=(([.H12]-10)/2)+INDIRECT(&quot;'BG+Class'.E&quot;&amp;[.N12])" office:value-type="float" office:value="7" calcext:value-type="float">
            <text:p>7</text:p>
          </table:table-cell>
          <table:table-cell table:formula="of:=INDIRECT(&quot;'Skills'.A&quot;&amp;RANDBETWEEN(2;18))&amp;&quot;,&quot;&amp;INDIRECT(&quot;'Skills'.A&quot;&amp;RANDBETWEEN(2;18))&amp;IF([.T12]&gt;2;&quot;,&quot;&amp;INDIRECT(&quot;'Skills'.A&quot;&amp;RANDBETWEEN(2;18));&quot;&quot;)&amp;IF([.T12]&gt;3;&quot;,&quot;&amp;INDIRECT(&quot;'Skills'.A&quot;&amp;RANDBETWEEN(2;18));&quot;&quot;)&amp;IF([.T12]&gt;4;&quot;,&quot;&amp;INDIRECT(&quot;'Skills'.A&quot;&amp;RANDBETWEEN(2;18));&quot;&quot;)&amp;IF([.T12]&gt;5;&quot;,&quot;&amp;INDIRECT(&quot;'Skills'.A&quot;&amp;RANDBETWEEN(2;18));&quot;&quot;)&amp;IF([.T12]&gt;6;&quot;,&quot;&amp;INDIRECT(&quot;'Skills'.A&quot;&amp;RANDBETWEEN(2;18));&quot;&quot;)&amp;IF([.T12]&gt;7;&quot;,&quot;&amp;INDIRECT(&quot;'Skills'.A&quot;&amp;RANDBETWEEN(2;18));&quot;&quot;)&amp;IF([.T12]&gt;8;&quot;,&quot;&amp;INDIRECT(&quot;'Skills'.A&quot;&amp;RANDBETWEEN(2;18));&quot;&quot;)&amp;IF([.B12]=&quot;Skilled&quot;;&quot;,&quot;&amp;INDIRECT(&quot;'Skills'.A&quot;&amp;RANDBETWEEN(2;18));&quot;&quot;)" office:value-type="string" office:string-value="Medicine,Occultism,Nature,Survival,Medicine,Nature,Diplomacy,Medicine" calcext:value-type="string">
            <text:p>Medicine,Occultism,Nature,Survival,Medicine,Nature,Diplomacy,Medicin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Bar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13]));&quot;&quot;;INDIRECT(&quot;'BG+Class'.C&quot;&amp;RANDBETWEEN(1;INDIRECT(&quot;'BG+Class'.G&quot;&amp;[.N13]))+INDIRECT(&quot;'BG+Class'.F&quot;&amp;[.N13])-1))" office:value-type="string" office:string-value="Maestro" calcext:value-type="string">
            <text:p>Maestro</text:p>
          </table:table-cell>
          <table:table-cell table:formula="of:=IF(ISNA(INDIRECT(&quot;'BG+Class'.H&quot;&amp;[.N13]));&quot;&quot;;INDIRECT(&quot;'BG+Class'.C&quot;&amp;RANDBETWEEN(1;INDIRECT(&quot;'BG+Class'.I&quot;&amp;[.N13]))+INDIRECT(&quot;'BG+Class'.H&quot;&amp;[.N13])-1))">
            <text:p/>
          </table:table-cell>
          <table:table-cell table:formula="of:=[.S13]&amp;&quot;,&quot;&amp;[.U13]" office:value-type="string" office:string-value="Society,Lore (Underworld),Occultism,Performance,Diplomacy,Thievery,Crafting,Intimidation,Society" calcext:value-type="string">
            <text:p>Society,Lore (Underworld),Occultism,Performance,Diplomacy,Thievery,Crafting,Intimidation,Society</text:p>
          </table:table-cell>
          <table:table-cell table:formula="of:=MATCH([.D13];['BG+Class'.A$38:.A$50];0)+37" office:value-type="float" office:value="41" calcext:value-type="float">
            <text:p>41</text:p>
          </table:table-cell>
          <table:table-cell table:formula="of:=INDIRECT(&quot;'BG+Class'.B&quot;&amp;MATCH([.C13];['BG+Class'.A$1:.A$36];0))" office:value-type="string" office:string-value="Society,Lore (Underworld)" calcext:value-type="string">
            <text:p>Society,Lore (Underworld)</text:p>
          </table:table-cell>
          <table:table-cell table:formula="of:=INDIRECT(&quot;'BG+Class'.B&quot;&amp;37+MATCH([.D13];['BG+Class'.A$38:.A$50];0))" office:value-type="string" office:string-value="Occultism,Performance" calcext:value-type="string">
            <text:p>Occultism,Performance</text:p>
          </table:table-cell>
          <table:table-cell table:formula="of:=IF(LEN([.K13])&lt;1;0;INDIRECT(&quot;'BG+Class'.D&quot;&amp;52+MATCH([.K13];['BG+Class'.C$53:.C$125];0)))" office:value-type="float" office:value="0" calcext:value-type="float">
            <text:p>0</text:p>
          </table:table-cell>
          <table:table-cell table:formula="of:=IF(LEN([.L13])&lt;1;0;INDIRECT(&quot;'BG+Class'.D&quot;&amp;52+MATCH([.L13];['BG+Class'.C$53:.C$125];0)))" office:value-type="float" office:value="0" calcext:value-type="float">
            <text:p>0</text:p>
          </table:table-cell>
          <table:table-cell table:formula="of:=[.O13]&amp;IF([.P13]=0;&quot;&quot;;&quot;,&quot;&amp;[.P13])&amp;IF([.Q13]=0;&quot;&quot;;&quot;,&quot;&amp;[.Q13])&amp;IF([.R13]=0;&quot;&quot;;&quot;,&quot;&amp;[.R13])" office:value-type="string" office:string-value="Society,Lore (Underworld),Occultism,Performance" calcext:value-type="string">
            <text:p>Society,Lore (Underworld),Occultism,Performance</text:p>
          </table:table-cell>
          <table:table-cell table:formula="of:=(([.H13]-10)/2)+INDIRECT(&quot;'BG+Class'.E&quot;&amp;[.N13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13]&gt;2;&quot;,&quot;&amp;INDIRECT(&quot;'Skills'.A&quot;&amp;RANDBETWEEN(2;18));&quot;&quot;)&amp;IF([.T13]&gt;3;&quot;,&quot;&amp;INDIRECT(&quot;'Skills'.A&quot;&amp;RANDBETWEEN(2;18));&quot;&quot;)&amp;IF([.T13]&gt;4;&quot;,&quot;&amp;INDIRECT(&quot;'Skills'.A&quot;&amp;RANDBETWEEN(2;18));&quot;&quot;)&amp;IF([.T13]&gt;5;&quot;,&quot;&amp;INDIRECT(&quot;'Skills'.A&quot;&amp;RANDBETWEEN(2;18));&quot;&quot;)&amp;IF([.T13]&gt;6;&quot;,&quot;&amp;INDIRECT(&quot;'Skills'.A&quot;&amp;RANDBETWEEN(2;18));&quot;&quot;)&amp;IF([.T13]&gt;7;&quot;,&quot;&amp;INDIRECT(&quot;'Skills'.A&quot;&amp;RANDBETWEEN(2;18));&quot;&quot;)&amp;IF([.T13]&gt;8;&quot;,&quot;&amp;INDIRECT(&quot;'Skills'.A&quot;&amp;RANDBETWEEN(2;18));&quot;&quot;)&amp;IF([.B13]=&quot;Skilled&quot;;&quot;,&quot;&amp;INDIRECT(&quot;'Skills'.A&quot;&amp;RANDBETWEEN(2;18));&quot;&quot;)" office:value-type="string" office:string-value="Diplomacy,Thievery,Crafting,Intimidation,Society" calcext:value-type="string">
            <text:p>Diplomacy,Thievery,Crafting,Intimidation,Societ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Fey Touched</text:p>
          </table:table-cell>
          <table:table-cell office:value-type="string" calcext:value-type="string">
            <text:p>Farmhand</text:p>
          </table:table-cell>
          <table:table-cell office:value-type="string" calcext:value-type="string">
            <text:p>Drui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ISNA(INDIRECT(&quot;'BG+Class'.F&quot;&amp;[.N14]));&quot;&quot;;INDIRECT(&quot;'BG+Class'.C&quot;&amp;RANDBETWEEN(1;INDIRECT(&quot;'BG+Class'.G&quot;&amp;[.N14]))+INDIRECT(&quot;'BG+Class'.F&quot;&amp;[.N14])-1))" office:value-type="string" office:string-value="Storm" calcext:value-type="string">
            <text:p>Storm</text:p>
          </table:table-cell>
          <table:table-cell table:formula="of:=IF(ISNA(INDIRECT(&quot;'BG+Class'.H&quot;&amp;[.N14]));&quot;&quot;;INDIRECT(&quot;'BG+Class'.C&quot;&amp;RANDBETWEEN(1;INDIRECT(&quot;'BG+Class'.I&quot;&amp;[.N14]))+INDIRECT(&quot;'BG+Class'.H&quot;&amp;[.N14])-1))">
            <text:p/>
          </table:table-cell>
          <table:table-cell table:formula="of:=[.S14]&amp;&quot;,&quot;&amp;[.U14]" office:value-type="string" office:string-value="Athletics,Lore (Farming),Nature,Acrobatics,Society,Society" calcext:value-type="string">
            <text:p>Athletics,Lore (Farming),Nature,Acrobatics,Society,Society</text:p>
          </table:table-cell>
          <table:table-cell table:formula="of:=MATCH([.D14];['BG+Class'.A$38:.A$50];0)+37" office:value-type="float" office:value="44" calcext:value-type="float">
            <text:p>44</text:p>
          </table:table-cell>
          <table:table-cell table:formula="of:=INDIRECT(&quot;'BG+Class'.B&quot;&amp;MATCH([.C14];['BG+Class'.A$1:.A$36];0))" office:value-type="string" office:string-value="Athletics,Lore (Farming)" calcext:value-type="string">
            <text:p>Athletics,Lore (Farming)</text:p>
          </table:table-cell>
          <table:table-cell table:formula="of:=INDIRECT(&quot;'BG+Class'.B&quot;&amp;37+MATCH([.D14];['BG+Class'.A$38:.A$50];0))" office:value-type="string" office:string-value="Nature" calcext:value-type="string">
            <text:p>Nature</text:p>
          </table:table-cell>
          <table:table-cell table:formula="of:=IF(LEN([.K14])&lt;1;0;INDIRECT(&quot;'BG+Class'.D&quot;&amp;52+MATCH([.K14];['BG+Class'.C$53:.C$125];0)))" office:value-type="string" office:string-value="Acrobatics" calcext:value-type="string">
            <text:p>Acrobatics</text:p>
          </table:table-cell>
          <table:table-cell table:formula="of:=IF(LEN([.L14])&lt;1;0;INDIRECT(&quot;'BG+Class'.D&quot;&amp;52+MATCH([.L14];['BG+Class'.C$53:.C$125];0)))" office:value-type="float" office:value="0" calcext:value-type="float">
            <text:p>0</text:p>
          </table:table-cell>
          <table:table-cell table:formula="of:=[.O14]&amp;IF([.P14]=0;&quot;&quot;;&quot;,&quot;&amp;[.P14])&amp;IF([.Q14]=0;&quot;&quot;;&quot;,&quot;&amp;[.Q14])&amp;IF([.R14]=0;&quot;&quot;;&quot;,&quot;&amp;[.R14])" office:value-type="string" office:string-value="Athletics,Lore (Farming),Nature,Acrobatics" calcext:value-type="string">
            <text:p>Athletics,Lore (Farming),Nature,Acrobatics</text:p>
          </table:table-cell>
          <table:table-cell table:formula="of:=(([.H14]-10)/2)+INDIRECT(&quot;'BG+Class'.E&quot;&amp;[.N14])" office:value-type="float" office:value="2" calcext:value-type="float">
            <text:p>2</text:p>
          </table:table-cell>
          <table:table-cell table:formula="of:=INDIRECT(&quot;'Skills'.A&quot;&amp;RANDBETWEEN(2;18))&amp;&quot;,&quot;&amp;INDIRECT(&quot;'Skills'.A&quot;&amp;RANDBETWEEN(2;18))&amp;IF([.T14]&gt;2;&quot;,&quot;&amp;INDIRECT(&quot;'Skills'.A&quot;&amp;RANDBETWEEN(2;18));&quot;&quot;)&amp;IF([.T14]&gt;3;&quot;,&quot;&amp;INDIRECT(&quot;'Skills'.A&quot;&amp;RANDBETWEEN(2;18));&quot;&quot;)&amp;IF([.T14]&gt;4;&quot;,&quot;&amp;INDIRECT(&quot;'Skills'.A&quot;&amp;RANDBETWEEN(2;18));&quot;&quot;)&amp;IF([.T14]&gt;5;&quot;,&quot;&amp;INDIRECT(&quot;'Skills'.A&quot;&amp;RANDBETWEEN(2;18));&quot;&quot;)&amp;IF([.T14]&gt;6;&quot;,&quot;&amp;INDIRECT(&quot;'Skills'.A&quot;&amp;RANDBETWEEN(2;18));&quot;&quot;)&amp;IF([.T14]&gt;7;&quot;,&quot;&amp;INDIRECT(&quot;'Skills'.A&quot;&amp;RANDBETWEEN(2;18));&quot;&quot;)&amp;IF([.T14]&gt;8;&quot;,&quot;&amp;INDIRECT(&quot;'Skills'.A&quot;&amp;RANDBETWEEN(2;18));&quot;&quot;)&amp;IF([.B14]=&quot;Skilled&quot;;&quot;,&quot;&amp;INDIRECT(&quot;'Skills'.A&quot;&amp;RANDBETWEEN(2;18));&quot;&quot;)" office:value-type="string" office:string-value="Society,Society" calcext:value-type="string">
            <text:p>Society,Societ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hampio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15]));&quot;&quot;;INDIRECT(&quot;'BG+Class'.C&quot;&amp;RANDBETWEEN(1;INDIRECT(&quot;'BG+Class'.G&quot;&amp;[.N15]))+INDIRECT(&quot;'BG+Class'.F&quot;&amp;[.N15])-1))" office:value-type="string" office:string-value="Redeemer" calcext:value-type="string">
            <text:p>Redeemer</text:p>
          </table:table-cell>
          <table:table-cell table:formula="of:=IF(ISNA(INDIRECT(&quot;'BG+Class'.H&quot;&amp;[.N15]));&quot;&quot;;INDIRECT(&quot;'BG+Class'.C&quot;&amp;RANDBETWEEN(1;INDIRECT(&quot;'BG+Class'.I&quot;&amp;[.N15]))+INDIRECT(&quot;'BG+Class'.H&quot;&amp;[.N15])-1))" office:value-type="string" office:string-value="Advocate" calcext:value-type="string">
            <text:p>Advocate</text:p>
          </table:table-cell>
          <table:table-cell table:formula="of:=[.S15]&amp;&quot;,&quot;&amp;[.U15]" office:value-type="string" office:string-value="Crafting,Lore (Art),Religion,Diplomacy,Lore,Athletics" calcext:value-type="string">
            <text:p>Crafting,Lore (Art),Religion,Diplomacy,Lore,Athletics</text:p>
          </table:table-cell>
          <table:table-cell table:formula="of:=MATCH([.D15];['BG+Class'.A$38:.A$50];0)+37" office:value-type="float" office:value="42" calcext:value-type="float">
            <text:p>42</text:p>
          </table:table-cell>
          <table:table-cell table:formula="of:=INDIRECT(&quot;'BG+Class'.B&quot;&amp;MATCH([.C15];['BG+Class'.A$1:.A$36];0))" office:value-type="string" office:string-value="Crafting,Lore (Art)" calcext:value-type="string">
            <text:p>Crafting,Lore (Art)</text:p>
          </table:table-cell>
          <table:table-cell table:formula="of:=INDIRECT(&quot;'BG+Class'.B&quot;&amp;37+MATCH([.D15];['BG+Class'.A$38:.A$50];0))" office:value-type="string" office:string-value="Religion" calcext:value-type="string">
            <text:p>Religion</text:p>
          </table:table-cell>
          <table:table-cell table:formula="of:=IF(LEN([.K15])&lt;1;0;INDIRECT(&quot;'BG+Class'.D&quot;&amp;52+MATCH([.K15];['BG+Class'.C$53:.C$125];0)))" office:value-type="float" office:value="0" calcext:value-type="float">
            <text:p>0</text:p>
          </table:table-cell>
          <table:table-cell table:formula="of:=IF(LEN([.L15])&lt;1;0;INDIRECT(&quot;'BG+Class'.D&quot;&amp;52+MATCH([.L15];['BG+Class'.C$53:.C$125];0)))" office:value-type="string" office:string-value="Diplomacy" calcext:value-type="string">
            <text:p>Diplomacy</text:p>
          </table:table-cell>
          <table:table-cell table:formula="of:=[.O15]&amp;IF([.P15]=0;&quot;&quot;;&quot;,&quot;&amp;[.P15])&amp;IF([.Q15]=0;&quot;&quot;;&quot;,&quot;&amp;[.Q15])&amp;IF([.R15]=0;&quot;&quot;;&quot;,&quot;&amp;[.R15])" office:value-type="string" office:string-value="Crafting,Lore (Art),Religion,Diplomacy" calcext:value-type="string">
            <text:p>Crafting,Lore (Art),Religion,Diplomacy</text:p>
          </table:table-cell>
          <table:table-cell table:formula="of:=(([.H15]-10)/2)+INDIRECT(&quot;'BG+Class'.E&quot;&amp;[.N15])" office:value-type="float" office:value="2" calcext:value-type="float">
            <text:p>2</text:p>
          </table:table-cell>
          <table:table-cell table:formula="of:=INDIRECT(&quot;'Skills'.A&quot;&amp;RANDBETWEEN(2;18))&amp;&quot;,&quot;&amp;INDIRECT(&quot;'Skills'.A&quot;&amp;RANDBETWEEN(2;18))&amp;IF([.T15]&gt;2;&quot;,&quot;&amp;INDIRECT(&quot;'Skills'.A&quot;&amp;RANDBETWEEN(2;18));&quot;&quot;)&amp;IF([.T15]&gt;3;&quot;,&quot;&amp;INDIRECT(&quot;'Skills'.A&quot;&amp;RANDBETWEEN(2;18));&quot;&quot;)&amp;IF([.T15]&gt;4;&quot;,&quot;&amp;INDIRECT(&quot;'Skills'.A&quot;&amp;RANDBETWEEN(2;18));&quot;&quot;)&amp;IF([.T15]&gt;5;&quot;,&quot;&amp;INDIRECT(&quot;'Skills'.A&quot;&amp;RANDBETWEEN(2;18));&quot;&quot;)&amp;IF([.T15]&gt;6;&quot;,&quot;&amp;INDIRECT(&quot;'Skills'.A&quot;&amp;RANDBETWEEN(2;18));&quot;&quot;)&amp;IF([.T15]&gt;7;&quot;,&quot;&amp;INDIRECT(&quot;'Skills'.A&quot;&amp;RANDBETWEEN(2;18));&quot;&quot;)&amp;IF([.T15]&gt;8;&quot;,&quot;&amp;INDIRECT(&quot;'Skills'.A&quot;&amp;RANDBETWEEN(2;18));&quot;&quot;)&amp;IF([.B15]=&quot;Skilled&quot;;&quot;,&quot;&amp;INDIRECT(&quot;'Skills'.A&quot;&amp;RANDBETWEEN(2;18));&quot;&quot;)" office:value-type="string" office:string-value="Lore,Athletics" calcext:value-type="string">
            <text:p>Lore,Athle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f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Sorcer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16]));&quot;&quot;;INDIRECT(&quot;'BG+Class'.C&quot;&amp;RANDBETWEEN(1;INDIRECT(&quot;'BG+Class'.G&quot;&amp;[.N16]))+INDIRECT(&quot;'BG+Class'.F&quot;&amp;[.N16])-1))" office:value-type="string" office:string-value="Elemental" calcext:value-type="string">
            <text:p>Elemental</text:p>
          </table:table-cell>
          <table:table-cell table:formula="of:=IF(ISNA(INDIRECT(&quot;'BG+Class'.H&quot;&amp;[.N16]));&quot;&quot;;INDIRECT(&quot;'BG+Class'.C&quot;&amp;RANDBETWEEN(1;INDIRECT(&quot;'BG+Class'.I&quot;&amp;[.N16]))+INDIRECT(&quot;'BG+Class'.H&quot;&amp;[.N16])-1))">
            <text:p/>
          </table:table-cell>
          <table:table-cell table:formula="of:=[.S16]&amp;&quot;,&quot;&amp;[.U16]" office:value-type="string" office:string-value="Performance,Lore (Theater),Intimidation,Nature,Intimidation,Stealth,Athletics,Religion" calcext:value-type="string">
            <text:p>Performance,Lore (Theater),Intimidation,Nature,Intimidation,Stealth,Athletics,Religion</text:p>
          </table:table-cell>
          <table:table-cell table:formula="of:=MATCH([.D16];['BG+Class'.A$38:.A$50];0)+37" office:value-type="float" office:value="49" calcext:value-type="float">
            <text:p>49</text:p>
          </table:table-cell>
          <table:table-cell table:formula="of:=INDIRECT(&quot;'BG+Class'.B&quot;&amp;MATCH([.C16];['BG+Class'.A$1:.A$36];0))" office:value-type="string" office:string-value="Performance,Lore (Theater)" calcext:value-type="string">
            <text:p>Performance,Lore (Theater)</text:p>
          </table:table-cell>
          <table:table-cell table:formula="of:=INDIRECT(&quot;'BG+Class'.B&quot;&amp;37+MATCH([.D16];['BG+Class'.A$38:.A$50];0))" office:value-type="float" office:value="0" calcext:value-type="float">
            <text:p>0</text:p>
          </table:table-cell>
          <table:table-cell table:formula="of:=IF(LEN([.K16])&lt;1;0;INDIRECT(&quot;'BG+Class'.D&quot;&amp;52+MATCH([.K16];['BG+Class'.C$53:.C$125];0)))" office:value-type="string" office:string-value="Intimidation,Nature" calcext:value-type="string">
            <text:p>Intimidation,Nature</text:p>
          </table:table-cell>
          <table:table-cell table:formula="of:=IF(LEN([.L16])&lt;1;0;INDIRECT(&quot;'BG+Class'.D&quot;&amp;52+MATCH([.L16];['BG+Class'.C$53:.C$125];0)))" office:value-type="float" office:value="0" calcext:value-type="float">
            <text:p>0</text:p>
          </table:table-cell>
          <table:table-cell table:formula="of:=[.O16]&amp;IF([.P16]=0;&quot;&quot;;&quot;,&quot;&amp;[.P16])&amp;IF([.Q16]=0;&quot;&quot;;&quot;,&quot;&amp;[.Q16])&amp;IF([.R16]=0;&quot;&quot;;&quot;,&quot;&amp;[.R16])" office:value-type="string" office:string-value="Performance,Lore (Theater),Intimidation,Nature" calcext:value-type="string">
            <text:p>Performance,Lore (Theater),Intimidation,Nature</text:p>
          </table:table-cell>
          <table:table-cell table:formula="of:=(([.H16]-10)/2)+INDIRECT(&quot;'BG+Class'.E&quot;&amp;[.N16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16]&gt;2;&quot;,&quot;&amp;INDIRECT(&quot;'Skills'.A&quot;&amp;RANDBETWEEN(2;18));&quot;&quot;)&amp;IF([.T16]&gt;3;&quot;,&quot;&amp;INDIRECT(&quot;'Skills'.A&quot;&amp;RANDBETWEEN(2;18));&quot;&quot;)&amp;IF([.T16]&gt;4;&quot;,&quot;&amp;INDIRECT(&quot;'Skills'.A&quot;&amp;RANDBETWEEN(2;18));&quot;&quot;)&amp;IF([.T16]&gt;5;&quot;,&quot;&amp;INDIRECT(&quot;'Skills'.A&quot;&amp;RANDBETWEEN(2;18));&quot;&quot;)&amp;IF([.T16]&gt;6;&quot;,&quot;&amp;INDIRECT(&quot;'Skills'.A&quot;&amp;RANDBETWEEN(2;18));&quot;&quot;)&amp;IF([.T16]&gt;7;&quot;,&quot;&amp;INDIRECT(&quot;'Skills'.A&quot;&amp;RANDBETWEEN(2;18));&quot;&quot;)&amp;IF([.T16]&gt;8;&quot;,&quot;&amp;INDIRECT(&quot;'Skills'.A&quot;&amp;RANDBETWEEN(2;18));&quot;&quot;)&amp;IF([.B16]=&quot;Skilled&quot;;&quot;,&quot;&amp;INDIRECT(&quot;'Skills'.A&quot;&amp;RANDBETWEEN(2;18));&quot;&quot;)" office:value-type="string" office:string-value="Intimidation,Stealth,Athletics,Religion" calcext:value-type="string">
            <text:p>Intimidation,Stealth,Athletics,Relig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Laborer</text:p>
          </table:table-cell>
          <table:table-cell office:value-type="string" calcext:value-type="string">
            <text:p>Sorcer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17]));&quot;&quot;;INDIRECT(&quot;'BG+Class'.C&quot;&amp;RANDBETWEEN(1;INDIRECT(&quot;'BG+Class'.G&quot;&amp;[.N17]))+INDIRECT(&quot;'BG+Class'.F&quot;&amp;[.N17])-1))" office:value-type="string" office:string-value="Elemental" calcext:value-type="string">
            <text:p>Elemental</text:p>
          </table:table-cell>
          <table:table-cell table:formula="of:=IF(ISNA(INDIRECT(&quot;'BG+Class'.H&quot;&amp;[.N17]));&quot;&quot;;INDIRECT(&quot;'BG+Class'.C&quot;&amp;RANDBETWEEN(1;INDIRECT(&quot;'BG+Class'.I&quot;&amp;[.N17]))+INDIRECT(&quot;'BG+Class'.H&quot;&amp;[.N17])-1))">
            <text:p/>
          </table:table-cell>
          <table:table-cell table:formula="of:=[.S17]&amp;&quot;,&quot;&amp;[.U17]" office:value-type="string" office:string-value="Athletics,Lore (Labor),Intimidation,Nature,Diplomacy,Acrobatics,Lore" calcext:value-type="string">
            <text:p>Athletics,Lore (Labor),Intimidation,Nature,Diplomacy,Acrobatics,Lore</text:p>
          </table:table-cell>
          <table:table-cell table:formula="of:=MATCH([.D17];['BG+Class'.A$38:.A$50];0)+37" office:value-type="float" office:value="49" calcext:value-type="float">
            <text:p>49</text:p>
          </table:table-cell>
          <table:table-cell table:formula="of:=INDIRECT(&quot;'BG+Class'.B&quot;&amp;MATCH([.C17];['BG+Class'.A$1:.A$36];0))" office:value-type="string" office:string-value="Athletics,Lore (Labor)" calcext:value-type="string">
            <text:p>Athletics,Lore (Labor)</text:p>
          </table:table-cell>
          <table:table-cell table:formula="of:=INDIRECT(&quot;'BG+Class'.B&quot;&amp;37+MATCH([.D17];['BG+Class'.A$38:.A$50];0))" office:value-type="float" office:value="0" calcext:value-type="float">
            <text:p>0</text:p>
          </table:table-cell>
          <table:table-cell table:formula="of:=IF(LEN([.K17])&lt;1;0;INDIRECT(&quot;'BG+Class'.D&quot;&amp;52+MATCH([.K17];['BG+Class'.C$53:.C$125];0)))" office:value-type="string" office:string-value="Intimidation,Nature" calcext:value-type="string">
            <text:p>Intimidation,Nature</text:p>
          </table:table-cell>
          <table:table-cell table:formula="of:=IF(LEN([.L17])&lt;1;0;INDIRECT(&quot;'BG+Class'.D&quot;&amp;52+MATCH([.L17];['BG+Class'.C$53:.C$125];0)))" office:value-type="float" office:value="0" calcext:value-type="float">
            <text:p>0</text:p>
          </table:table-cell>
          <table:table-cell table:formula="of:=[.O17]&amp;IF([.P17]=0;&quot;&quot;;&quot;,&quot;&amp;[.P17])&amp;IF([.Q17]=0;&quot;&quot;;&quot;,&quot;&amp;[.Q17])&amp;IF([.R17]=0;&quot;&quot;;&quot;,&quot;&amp;[.R17])" office:value-type="string" office:string-value="Athletics,Lore (Labor),Intimidation,Nature" calcext:value-type="string">
            <text:p>Athletics,Lore (Labor),Intimidation,Nature</text:p>
          </table:table-cell>
          <table:table-cell table:formula="of:=(([.H17]-10)/2)+INDIRECT(&quot;'BG+Class'.E&quot;&amp;[.N17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17]&gt;2;&quot;,&quot;&amp;INDIRECT(&quot;'Skills'.A&quot;&amp;RANDBETWEEN(2;18));&quot;&quot;)&amp;IF([.T17]&gt;3;&quot;,&quot;&amp;INDIRECT(&quot;'Skills'.A&quot;&amp;RANDBETWEEN(2;18));&quot;&quot;)&amp;IF([.T17]&gt;4;&quot;,&quot;&amp;INDIRECT(&quot;'Skills'.A&quot;&amp;RANDBETWEEN(2;18));&quot;&quot;)&amp;IF([.T17]&gt;5;&quot;,&quot;&amp;INDIRECT(&quot;'Skills'.A&quot;&amp;RANDBETWEEN(2;18));&quot;&quot;)&amp;IF([.T17]&gt;6;&quot;,&quot;&amp;INDIRECT(&quot;'Skills'.A&quot;&amp;RANDBETWEEN(2;18));&quot;&quot;)&amp;IF([.T17]&gt;7;&quot;,&quot;&amp;INDIRECT(&quot;'Skills'.A&quot;&amp;RANDBETWEEN(2;18));&quot;&quot;)&amp;IF([.T17]&gt;8;&quot;,&quot;&amp;INDIRECT(&quot;'Skills'.A&quot;&amp;RANDBETWEEN(2;18));&quot;&quot;)&amp;IF([.B17]=&quot;Skilled&quot;;&quot;,&quot;&amp;INDIRECT(&quot;'Skills'.A&quot;&amp;RANDBETWEEN(2;18));&quot;&quot;)" office:value-type="string" office:string-value="Diplomacy,Acrobatics,Lore" calcext:value-type="string">
            <text:p>Diplomacy,Acrobatics,Lor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Rogue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IF(ISNA(INDIRECT(&quot;'BG+Class'.F&quot;&amp;[.N18]));&quot;&quot;;INDIRECT(&quot;'BG+Class'.C&quot;&amp;RANDBETWEEN(1;INDIRECT(&quot;'BG+Class'.G&quot;&amp;[.N18]))+INDIRECT(&quot;'BG+Class'.F&quot;&amp;[.N18])-1))" office:value-type="string" office:string-value="Scoundrel" calcext:value-type="string">
            <text:p>Scoundrel</text:p>
          </table:table-cell>
          <table:table-cell table:formula="of:=IF(ISNA(INDIRECT(&quot;'BG+Class'.H&quot;&amp;[.N18]));&quot;&quot;;INDIRECT(&quot;'BG+Class'.C&quot;&amp;RANDBETWEEN(1;INDIRECT(&quot;'BG+Class'.I&quot;&amp;[.N18]))+INDIRECT(&quot;'BG+Class'.H&quot;&amp;[.N18])-1))">
            <text:p/>
          </table:table-cell>
          <table:table-cell table:formula="of:=[.S18]&amp;&quot;,&quot;&amp;[.U18]" office:value-type="string" office:string-value="Diplomacy,Lore (Alcohol),Stealth,Deception,Diplomacy,Society,Nature,Thievery,Nature,Acrobatics,Lore,Diplomacy,Occultism" calcext:value-type="string">
            <text:p>Diplomacy,Lore (Alcohol),Stealth,Deception,Diplomacy,Society,Nature,Thievery,Nature,Acrobatics,Lore,Diplomacy,Occultism</text:p>
          </table:table-cell>
          <table:table-cell table:formula="of:=MATCH([.D18];['BG+Class'.A$38:.A$50];0)+37" office:value-type="float" office:value="48" calcext:value-type="float">
            <text:p>48</text:p>
          </table:table-cell>
          <table:table-cell table:formula="of:=INDIRECT(&quot;'BG+Class'.B&quot;&amp;MATCH([.C18];['BG+Class'.A$1:.A$36];0))" office:value-type="string" office:string-value="Diplomacy,Lore (Alcohol)" calcext:value-type="string">
            <text:p>Diplomacy,Lore (Alcohol)</text:p>
          </table:table-cell>
          <table:table-cell table:formula="of:=INDIRECT(&quot;'BG+Class'.B&quot;&amp;37+MATCH([.D18];['BG+Class'.A$38:.A$50];0))" office:value-type="string" office:string-value="Stealth" calcext:value-type="string">
            <text:p>Stealth</text:p>
          </table:table-cell>
          <table:table-cell table:formula="of:=IF(LEN([.K18])&lt;1;0;INDIRECT(&quot;'BG+Class'.D&quot;&amp;52+MATCH([.K18];['BG+Class'.C$53:.C$125];0)))" office:value-type="string" office:string-value="Deception,Diplomacy" calcext:value-type="string">
            <text:p>Deception,Diplomacy</text:p>
          </table:table-cell>
          <table:table-cell table:formula="of:=IF(LEN([.L18])&lt;1;0;INDIRECT(&quot;'BG+Class'.D&quot;&amp;52+MATCH([.L18];['BG+Class'.C$53:.C$125];0)))" office:value-type="float" office:value="0" calcext:value-type="float">
            <text:p>0</text:p>
          </table:table-cell>
          <table:table-cell table:formula="of:=[.O18]&amp;IF([.P18]=0;&quot;&quot;;&quot;,&quot;&amp;[.P18])&amp;IF([.Q18]=0;&quot;&quot;;&quot;,&quot;&amp;[.Q18])&amp;IF([.R18]=0;&quot;&quot;;&quot;,&quot;&amp;[.R18])" office:value-type="string" office:string-value="Diplomacy,Lore (Alcohol),Stealth,Deception,Diplomacy" calcext:value-type="string">
            <text:p>Diplomacy,Lore (Alcohol),Stealth,Deception,Diplomacy</text:p>
          </table:table-cell>
          <table:table-cell table:formula="of:=(([.H18]-10)/2)+INDIRECT(&quot;'BG+Class'.E&quot;&amp;[.N18])" office:value-type="float" office:value="8" calcext:value-type="float">
            <text:p>8</text:p>
          </table:table-cell>
          <table:table-cell table:formula="of:=INDIRECT(&quot;'Skills'.A&quot;&amp;RANDBETWEEN(2;18))&amp;&quot;,&quot;&amp;INDIRECT(&quot;'Skills'.A&quot;&amp;RANDBETWEEN(2;18))&amp;IF([.T18]&gt;2;&quot;,&quot;&amp;INDIRECT(&quot;'Skills'.A&quot;&amp;RANDBETWEEN(2;18));&quot;&quot;)&amp;IF([.T18]&gt;3;&quot;,&quot;&amp;INDIRECT(&quot;'Skills'.A&quot;&amp;RANDBETWEEN(2;18));&quot;&quot;)&amp;IF([.T18]&gt;4;&quot;,&quot;&amp;INDIRECT(&quot;'Skills'.A&quot;&amp;RANDBETWEEN(2;18));&quot;&quot;)&amp;IF([.T18]&gt;5;&quot;,&quot;&amp;INDIRECT(&quot;'Skills'.A&quot;&amp;RANDBETWEEN(2;18));&quot;&quot;)&amp;IF([.T18]&gt;6;&quot;,&quot;&amp;INDIRECT(&quot;'Skills'.A&quot;&amp;RANDBETWEEN(2;18));&quot;&quot;)&amp;IF([.T18]&gt;7;&quot;,&quot;&amp;INDIRECT(&quot;'Skills'.A&quot;&amp;RANDBETWEEN(2;18));&quot;&quot;)&amp;IF([.T18]&gt;8;&quot;,&quot;&amp;INDIRECT(&quot;'Skills'.A&quot;&amp;RANDBETWEEN(2;18));&quot;&quot;)&amp;IF([.B18]=&quot;Skilled&quot;;&quot;,&quot;&amp;INDIRECT(&quot;'Skills'.A&quot;&amp;RANDBETWEEN(2;18));&quot;&quot;)" office:value-type="string" office:string-value="Society,Nature,Thievery,Nature,Acrobatics,Lore,Diplomacy,Occultism" calcext:value-type="string">
            <text:p>Society,Nature,Thievery,Nature,Acrobatics,Lore,Diplomacy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Druid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19]));&quot;&quot;;INDIRECT(&quot;'BG+Class'.C&quot;&amp;RANDBETWEEN(1;INDIRECT(&quot;'BG+Class'.G&quot;&amp;[.N19]))+INDIRECT(&quot;'BG+Class'.F&quot;&amp;[.N19])-1))" office:value-type="string" office:string-value="Storm" calcext:value-type="string">
            <text:p>Storm</text:p>
          </table:table-cell>
          <table:table-cell table:formula="of:=IF(ISNA(INDIRECT(&quot;'BG+Class'.H&quot;&amp;[.N19]));&quot;&quot;;INDIRECT(&quot;'BG+Class'.C&quot;&amp;RANDBETWEEN(1;INDIRECT(&quot;'BG+Class'.I&quot;&amp;[.N19]))+INDIRECT(&quot;'BG+Class'.H&quot;&amp;[.N19])-1))">
            <text:p/>
          </table:table-cell>
          <table:table-cell table:formula="of:=[.S19]&amp;&quot;,&quot;&amp;[.U19]" office:value-type="string" office:string-value="Survival,Lore (Tanning),Nature,Acrobatics,Society,Lore,Athletics" calcext:value-type="string">
            <text:p>Survival,Lore (Tanning),Nature,Acrobatics,Society,Lore,Athletics</text:p>
          </table:table-cell>
          <table:table-cell table:formula="of:=MATCH([.D19];['BG+Class'.A$38:.A$50];0)+37" office:value-type="float" office:value="44" calcext:value-type="float">
            <text:p>44</text:p>
          </table:table-cell>
          <table:table-cell table:formula="of:=INDIRECT(&quot;'BG+Class'.B&quot;&amp;MATCH([.C19];['BG+Class'.A$1:.A$36];0))" office:value-type="string" office:string-value="Survival,Lore (Tanning)" calcext:value-type="string">
            <text:p>Survival,Lore (Tanning)</text:p>
          </table:table-cell>
          <table:table-cell table:formula="of:=INDIRECT(&quot;'BG+Class'.B&quot;&amp;37+MATCH([.D19];['BG+Class'.A$38:.A$50];0))" office:value-type="string" office:string-value="Nature" calcext:value-type="string">
            <text:p>Nature</text:p>
          </table:table-cell>
          <table:table-cell table:formula="of:=IF(LEN([.K19])&lt;1;0;INDIRECT(&quot;'BG+Class'.D&quot;&amp;52+MATCH([.K19];['BG+Class'.C$53:.C$125];0)))" office:value-type="string" office:string-value="Acrobatics" calcext:value-type="string">
            <text:p>Acrobatics</text:p>
          </table:table-cell>
          <table:table-cell table:formula="of:=IF(LEN([.L19])&lt;1;0;INDIRECT(&quot;'BG+Class'.D&quot;&amp;52+MATCH([.L19];['BG+Class'.C$53:.C$125];0)))" office:value-type="float" office:value="0" calcext:value-type="float">
            <text:p>0</text:p>
          </table:table-cell>
          <table:table-cell table:formula="of:=[.O19]&amp;IF([.P19]=0;&quot;&quot;;&quot;,&quot;&amp;[.P19])&amp;IF([.Q19]=0;&quot;&quot;;&quot;,&quot;&amp;[.Q19])&amp;IF([.R19]=0;&quot;&quot;;&quot;,&quot;&amp;[.R19])" office:value-type="string" office:string-value="Survival,Lore (Tanning),Nature,Acrobatics" calcext:value-type="string">
            <text:p>Survival,Lore (Tanning),Nature,Acrobatics</text:p>
          </table:table-cell>
          <table:table-cell table:formula="of:=(([.H19]-10)/2)+INDIRECT(&quot;'BG+Class'.E&quot;&amp;[.N19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19]&gt;2;&quot;,&quot;&amp;INDIRECT(&quot;'Skills'.A&quot;&amp;RANDBETWEEN(2;18));&quot;&quot;)&amp;IF([.T19]&gt;3;&quot;,&quot;&amp;INDIRECT(&quot;'Skills'.A&quot;&amp;RANDBETWEEN(2;18));&quot;&quot;)&amp;IF([.T19]&gt;4;&quot;,&quot;&amp;INDIRECT(&quot;'Skills'.A&quot;&amp;RANDBETWEEN(2;18));&quot;&quot;)&amp;IF([.T19]&gt;5;&quot;,&quot;&amp;INDIRECT(&quot;'Skills'.A&quot;&amp;RANDBETWEEN(2;18));&quot;&quot;)&amp;IF([.T19]&gt;6;&quot;,&quot;&amp;INDIRECT(&quot;'Skills'.A&quot;&amp;RANDBETWEEN(2;18));&quot;&quot;)&amp;IF([.T19]&gt;7;&quot;,&quot;&amp;INDIRECT(&quot;'Skills'.A&quot;&amp;RANDBETWEEN(2;18));&quot;&quot;)&amp;IF([.T19]&gt;8;&quot;,&quot;&amp;INDIRECT(&quot;'Skills'.A&quot;&amp;RANDBETWEEN(2;18));&quot;&quot;)&amp;IF([.B19]=&quot;Skilled&quot;;&quot;,&quot;&amp;INDIRECT(&quot;'Skills'.A&quot;&amp;RANDBETWEEN(2;18));&quot;&quot;)" office:value-type="string" office:string-value="Society,Lore,Athletics" calcext:value-type="string">
            <text:p>Society,Lore,Athle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Fight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20]));&quot;&quot;;INDIRECT(&quot;'BG+Class'.C&quot;&amp;RANDBETWEEN(1;INDIRECT(&quot;'BG+Class'.G&quot;&amp;[.N20]))+INDIRECT(&quot;'BG+Class'.F&quot;&amp;[.N20])-1))">
            <text:p/>
          </table:table-cell>
          <table:table-cell table:formula="of:=IF(ISNA(INDIRECT(&quot;'BG+Class'.H&quot;&amp;[.N20]));&quot;&quot;;INDIRECT(&quot;'BG+Class'.C&quot;&amp;RANDBETWEEN(1;INDIRECT(&quot;'BG+Class'.I&quot;&amp;[.N20]))+INDIRECT(&quot;'BG+Class'.H&quot;&amp;[.N20])-1))">
            <text:p/>
          </table:table-cell>
          <table:table-cell table:formula="of:=[.S20]&amp;&quot;,&quot;&amp;[.U20]" office:value-type="string" office:string-value="Survival,Lore (pick a terrain),Acrobatics or Athletics,Arcana,Intimidation,Intimidation,Survival" calcext:value-type="string">
            <text:p>Survival,Lore (pick a terrain),Acrobatics or Athletics,Arcana,Intimidation,Intimidation,Survival</text:p>
          </table:table-cell>
          <table:table-cell table:formula="of:=MATCH([.D20];['BG+Class'.A$38:.A$50];0)+37" office:value-type="float" office:value="45" calcext:value-type="float">
            <text:p>45</text:p>
          </table:table-cell>
          <table:table-cell table:formula="of:=INDIRECT(&quot;'BG+Class'.B&quot;&amp;MATCH([.C20];['BG+Class'.A$1:.A$36];0))" office:value-type="string" office:string-value="Survival,Lore (pick a terrain)" calcext:value-type="string">
            <text:p>Survival,Lore (pick a terrain)</text:p>
          </table:table-cell>
          <table:table-cell table:formula="of:=INDIRECT(&quot;'BG+Class'.B&quot;&amp;37+MATCH([.D20];['BG+Class'.A$38:.A$50];0))" office:value-type="string" office:string-value="Acrobatics or Athletics" calcext:value-type="string">
            <text:p>Acrobatics or Athletics</text:p>
          </table:table-cell>
          <table:table-cell table:formula="of:=IF(LEN([.K20])&lt;1;0;INDIRECT(&quot;'BG+Class'.D&quot;&amp;52+MATCH([.K20];['BG+Class'.C$53:.C$125];0)))" office:value-type="float" office:value="0" calcext:value-type="float">
            <text:p>0</text:p>
          </table:table-cell>
          <table:table-cell table:formula="of:=IF(LEN([.L20])&lt;1;0;INDIRECT(&quot;'BG+Class'.D&quot;&amp;52+MATCH([.L20];['BG+Class'.C$53:.C$125];0)))" office:value-type="float" office:value="0" calcext:value-type="float">
            <text:p>0</text:p>
          </table:table-cell>
          <table:table-cell table:formula="of:=[.O20]&amp;IF([.P20]=0;&quot;&quot;;&quot;,&quot;&amp;[.P20])&amp;IF([.Q20]=0;&quot;&quot;;&quot;,&quot;&amp;[.Q20])&amp;IF([.R20]=0;&quot;&quot;;&quot;,&quot;&amp;[.R20])" office:value-type="string" office:string-value="Survival,Lore (pick a terrain),Acrobatics or Athletics" calcext:value-type="string">
            <text:p>Survival,Lore (pick a terrain),Acrobatics or Athletics</text:p>
          </table:table-cell>
          <table:table-cell table:formula="of:=(([.H20]-10)/2)+INDIRECT(&quot;'BG+Class'.E&quot;&amp;[.N20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20]&gt;2;&quot;,&quot;&amp;INDIRECT(&quot;'Skills'.A&quot;&amp;RANDBETWEEN(2;18));&quot;&quot;)&amp;IF([.T20]&gt;3;&quot;,&quot;&amp;INDIRECT(&quot;'Skills'.A&quot;&amp;RANDBETWEEN(2;18));&quot;&quot;)&amp;IF([.T20]&gt;4;&quot;,&quot;&amp;INDIRECT(&quot;'Skills'.A&quot;&amp;RANDBETWEEN(2;18));&quot;&quot;)&amp;IF([.T20]&gt;5;&quot;,&quot;&amp;INDIRECT(&quot;'Skills'.A&quot;&amp;RANDBETWEEN(2;18));&quot;&quot;)&amp;IF([.T20]&gt;6;&quot;,&quot;&amp;INDIRECT(&quot;'Skills'.A&quot;&amp;RANDBETWEEN(2;18));&quot;&quot;)&amp;IF([.T20]&gt;7;&quot;,&quot;&amp;INDIRECT(&quot;'Skills'.A&quot;&amp;RANDBETWEEN(2;18));&quot;&quot;)&amp;IF([.T20]&gt;8;&quot;,&quot;&amp;INDIRECT(&quot;'Skills'.A&quot;&amp;RANDBETWEEN(2;18));&quot;&quot;)&amp;IF([.B20]=&quot;Skilled&quot;;&quot;,&quot;&amp;INDIRECT(&quot;'Skills'.A&quot;&amp;RANDBETWEEN(2;18));&quot;&quot;)" office:value-type="string" office:string-value="Arcana,Intimidation,Intimidation,Survival" calcext:value-type="string">
            <text:p>Arcana,Intimidation,Intimidation,Survival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ight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21]));&quot;&quot;;INDIRECT(&quot;'BG+Class'.C&quot;&amp;RANDBETWEEN(1;INDIRECT(&quot;'BG+Class'.G&quot;&amp;[.N21]))+INDIRECT(&quot;'BG+Class'.F&quot;&amp;[.N21])-1))">
            <text:p/>
          </table:table-cell>
          <table:table-cell table:formula="of:=IF(ISNA(INDIRECT(&quot;'BG+Class'.H&quot;&amp;[.N21]));&quot;&quot;;INDIRECT(&quot;'BG+Class'.C&quot;&amp;RANDBETWEEN(1;INDIRECT(&quot;'BG+Class'.I&quot;&amp;[.N21]))+INDIRECT(&quot;'BG+Class'.H&quot;&amp;[.N21])-1))">
            <text:p/>
          </table:table-cell>
          <table:table-cell table:formula="of:=[.S21]&amp;&quot;,&quot;&amp;[.U21]" office:value-type="string" office:string-value="Survival,Lore (Tanning),Acrobatics or Athletics,Survival,Nature,Occultism" calcext:value-type="string">
            <text:p>Survival,Lore (Tanning),Acrobatics or Athletics,Survival,Nature,Occultism</text:p>
          </table:table-cell>
          <table:table-cell table:formula="of:=MATCH([.D21];['BG+Class'.A$38:.A$50];0)+37" office:value-type="float" office:value="45" calcext:value-type="float">
            <text:p>45</text:p>
          </table:table-cell>
          <table:table-cell table:formula="of:=INDIRECT(&quot;'BG+Class'.B&quot;&amp;MATCH([.C21];['BG+Class'.A$1:.A$36];0))" office:value-type="string" office:string-value="Survival,Lore (Tanning)" calcext:value-type="string">
            <text:p>Survival,Lore (Tanning)</text:p>
          </table:table-cell>
          <table:table-cell table:formula="of:=INDIRECT(&quot;'BG+Class'.B&quot;&amp;37+MATCH([.D21];['BG+Class'.A$38:.A$50];0))" office:value-type="string" office:string-value="Acrobatics or Athletics" calcext:value-type="string">
            <text:p>Acrobatics or Athletics</text:p>
          </table:table-cell>
          <table:table-cell table:formula="of:=IF(LEN([.K21])&lt;1;0;INDIRECT(&quot;'BG+Class'.D&quot;&amp;52+MATCH([.K21];['BG+Class'.C$53:.C$125];0)))" office:value-type="float" office:value="0" calcext:value-type="float">
            <text:p>0</text:p>
          </table:table-cell>
          <table:table-cell table:formula="of:=IF(LEN([.L21])&lt;1;0;INDIRECT(&quot;'BG+Class'.D&quot;&amp;52+MATCH([.L21];['BG+Class'.C$53:.C$125];0)))" office:value-type="float" office:value="0" calcext:value-type="float">
            <text:p>0</text:p>
          </table:table-cell>
          <table:table-cell table:formula="of:=[.O21]&amp;IF([.P21]=0;&quot;&quot;;&quot;,&quot;&amp;[.P21])&amp;IF([.Q21]=0;&quot;&quot;;&quot;,&quot;&amp;[.Q21])&amp;IF([.R21]=0;&quot;&quot;;&quot;,&quot;&amp;[.R21])" office:value-type="string" office:string-value="Survival,Lore (Tanning),Acrobatics or Athletics" calcext:value-type="string">
            <text:p>Survival,Lore (Tanning),Acrobatics or Athletics</text:p>
          </table:table-cell>
          <table:table-cell table:formula="of:=(([.H21]-10)/2)+INDIRECT(&quot;'BG+Class'.E&quot;&amp;[.N21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21]&gt;2;&quot;,&quot;&amp;INDIRECT(&quot;'Skills'.A&quot;&amp;RANDBETWEEN(2;18));&quot;&quot;)&amp;IF([.T21]&gt;3;&quot;,&quot;&amp;INDIRECT(&quot;'Skills'.A&quot;&amp;RANDBETWEEN(2;18));&quot;&quot;)&amp;IF([.T21]&gt;4;&quot;,&quot;&amp;INDIRECT(&quot;'Skills'.A&quot;&amp;RANDBETWEEN(2;18));&quot;&quot;)&amp;IF([.T21]&gt;5;&quot;,&quot;&amp;INDIRECT(&quot;'Skills'.A&quot;&amp;RANDBETWEEN(2;18));&quot;&quot;)&amp;IF([.T21]&gt;6;&quot;,&quot;&amp;INDIRECT(&quot;'Skills'.A&quot;&amp;RANDBETWEEN(2;18));&quot;&quot;)&amp;IF([.T21]&gt;7;&quot;,&quot;&amp;INDIRECT(&quot;'Skills'.A&quot;&amp;RANDBETWEEN(2;18));&quot;&quot;)&amp;IF([.T21]&gt;8;&quot;,&quot;&amp;INDIRECT(&quot;'Skills'.A&quot;&amp;RANDBETWEEN(2;18));&quot;&quot;)&amp;IF([.B21]=&quot;Skilled&quot;;&quot;,&quot;&amp;INDIRECT(&quot;'Skills'.A&quot;&amp;RANDBETWEEN(2;18));&quot;&quot;)" office:value-type="string" office:string-value="Survival,Nature,Occultism" calcext:value-type="string">
            <text:p>Survival,Nature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Fey Touched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Champion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22]));&quot;&quot;;INDIRECT(&quot;'BG+Class'.C&quot;&amp;RANDBETWEEN(1;INDIRECT(&quot;'BG+Class'.G&quot;&amp;[.N22]))+INDIRECT(&quot;'BG+Class'.F&quot;&amp;[.N22])-1))" office:value-type="string" office:string-value="Paladin" calcext:value-type="string">
            <text:p>Paladin</text:p>
          </table:table-cell>
          <table:table-cell table:formula="of:=IF(ISNA(INDIRECT(&quot;'BG+Class'.H&quot;&amp;[.N22]));&quot;&quot;;INDIRECT(&quot;'BG+Class'.C&quot;&amp;RANDBETWEEN(1;INDIRECT(&quot;'BG+Class'.I&quot;&amp;[.N22]))+INDIRECT(&quot;'BG+Class'.H&quot;&amp;[.N22])-1))" office:value-type="string" office:string-value="Rainbow Queen" calcext:value-type="string">
            <text:p>Rainbow Queen</text:p>
          </table:table-cell>
          <table:table-cell table:formula="of:=[.S22]&amp;&quot;,&quot;&amp;[.U22]" office:value-type="string" office:string-value="Medicine,Lore (Warfare),Religion,Society,Stealth,Stealth,Occultism" calcext:value-type="string">
            <text:p>Medicine,Lore (Warfare),Religion,Society,Stealth,Stealth,Occultism</text:p>
          </table:table-cell>
          <table:table-cell table:formula="of:=MATCH([.D22];['BG+Class'.A$38:.A$50];0)+37" office:value-type="float" office:value="42" calcext:value-type="float">
            <text:p>42</text:p>
          </table:table-cell>
          <table:table-cell table:formula="of:=INDIRECT(&quot;'BG+Class'.B&quot;&amp;MATCH([.C22];['BG+Class'.A$1:.A$36];0))" office:value-type="string" office:string-value="Medicine,Lore (Warfare)" calcext:value-type="string">
            <text:p>Medicine,Lore (Warfare)</text:p>
          </table:table-cell>
          <table:table-cell table:formula="of:=INDIRECT(&quot;'BG+Class'.B&quot;&amp;37+MATCH([.D22];['BG+Class'.A$38:.A$50];0))" office:value-type="string" office:string-value="Religion" calcext:value-type="string">
            <text:p>Religion</text:p>
          </table:table-cell>
          <table:table-cell table:formula="of:=IF(LEN([.K22])&lt;1;0;INDIRECT(&quot;'BG+Class'.D&quot;&amp;52+MATCH([.K22];['BG+Class'.C$53:.C$125];0)))" office:value-type="float" office:value="0" calcext:value-type="float">
            <text:p>0</text:p>
          </table:table-cell>
          <table:table-cell table:formula="of:=IF(LEN([.L22])&lt;1;0;INDIRECT(&quot;'BG+Class'.D&quot;&amp;52+MATCH([.L22];['BG+Class'.C$53:.C$125];0)))" office:value-type="string" office:string-value="Society" calcext:value-type="string">
            <text:p>Society</text:p>
          </table:table-cell>
          <table:table-cell table:formula="of:=[.O22]&amp;IF([.P22]=0;&quot;&quot;;&quot;,&quot;&amp;[.P22])&amp;IF([.Q22]=0;&quot;&quot;;&quot;,&quot;&amp;[.Q22])&amp;IF([.R22]=0;&quot;&quot;;&quot;,&quot;&amp;[.R22])" office:value-type="string" office:string-value="Medicine,Lore (Warfare),Religion,Society" calcext:value-type="string">
            <text:p>Medicine,Lore (Warfare),Religion,Society</text:p>
          </table:table-cell>
          <table:table-cell table:formula="of:=(([.H22]-10)/2)+INDIRECT(&quot;'BG+Class'.E&quot;&amp;[.N22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22]&gt;2;&quot;,&quot;&amp;INDIRECT(&quot;'Skills'.A&quot;&amp;RANDBETWEEN(2;18));&quot;&quot;)&amp;IF([.T22]&gt;3;&quot;,&quot;&amp;INDIRECT(&quot;'Skills'.A&quot;&amp;RANDBETWEEN(2;18));&quot;&quot;)&amp;IF([.T22]&gt;4;&quot;,&quot;&amp;INDIRECT(&quot;'Skills'.A&quot;&amp;RANDBETWEEN(2;18));&quot;&quot;)&amp;IF([.T22]&gt;5;&quot;,&quot;&amp;INDIRECT(&quot;'Skills'.A&quot;&amp;RANDBETWEEN(2;18));&quot;&quot;)&amp;IF([.T22]&gt;6;&quot;,&quot;&amp;INDIRECT(&quot;'Skills'.A&quot;&amp;RANDBETWEEN(2;18));&quot;&quot;)&amp;IF([.T22]&gt;7;&quot;,&quot;&amp;INDIRECT(&quot;'Skills'.A&quot;&amp;RANDBETWEEN(2;18));&quot;&quot;)&amp;IF([.T22]&gt;8;&quot;,&quot;&amp;INDIRECT(&quot;'Skills'.A&quot;&amp;RANDBETWEEN(2;18));&quot;&quot;)&amp;IF([.B22]=&quot;Skilled&quot;;&quot;,&quot;&amp;INDIRECT(&quot;'Skills'.A&quot;&amp;RANDBETWEEN(2;18));&quot;&quot;)" office:value-type="string" office:string-value="Stealth,Stealth,Occultism" calcext:value-type="string">
            <text:p>Stealth,Stealth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Farmhand</text:p>
          </table:table-cell>
          <table:table-cell office:value-type="string" calcext:value-type="string">
            <text:p>Champio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23]));&quot;&quot;;INDIRECT(&quot;'BG+Class'.C&quot;&amp;RANDBETWEEN(1;INDIRECT(&quot;'BG+Class'.G&quot;&amp;[.N23]))+INDIRECT(&quot;'BG+Class'.F&quot;&amp;[.N23])-1))" office:value-type="string" office:string-value="Paladin" calcext:value-type="string">
            <text:p>Paladin</text:p>
          </table:table-cell>
          <table:table-cell table:formula="of:=IF(ISNA(INDIRECT(&quot;'BG+Class'.H&quot;&amp;[.N23]));&quot;&quot;;INDIRECT(&quot;'BG+Class'.C&quot;&amp;RANDBETWEEN(1;INDIRECT(&quot;'BG+Class'.I&quot;&amp;[.N23]))+INDIRECT(&quot;'BG+Class'.H&quot;&amp;[.N23])-1))" office:value-type="string" office:string-value="Arbiter" calcext:value-type="string">
            <text:p>Arbiter</text:p>
          </table:table-cell>
          <table:table-cell table:formula="of:=[.S23]&amp;&quot;,&quot;&amp;[.U23]" office:value-type="string" office:string-value="Athletics,Lore (Farming),Religion,Diplomacy,Performance,Occultism" calcext:value-type="string">
            <text:p>Athletics,Lore (Farming),Religion,Diplomacy,Performance,Occultism</text:p>
          </table:table-cell>
          <table:table-cell table:formula="of:=MATCH([.D23];['BG+Class'.A$38:.A$50];0)+37" office:value-type="float" office:value="42" calcext:value-type="float">
            <text:p>42</text:p>
          </table:table-cell>
          <table:table-cell table:formula="of:=INDIRECT(&quot;'BG+Class'.B&quot;&amp;MATCH([.C23];['BG+Class'.A$1:.A$36];0))" office:value-type="string" office:string-value="Athletics,Lore (Farming)" calcext:value-type="string">
            <text:p>Athletics,Lore (Farming)</text:p>
          </table:table-cell>
          <table:table-cell table:formula="of:=INDIRECT(&quot;'BG+Class'.B&quot;&amp;37+MATCH([.D23];['BG+Class'.A$38:.A$50];0))" office:value-type="string" office:string-value="Religion" calcext:value-type="string">
            <text:p>Religion</text:p>
          </table:table-cell>
          <table:table-cell table:formula="of:=IF(LEN([.K23])&lt;1;0;INDIRECT(&quot;'BG+Class'.D&quot;&amp;52+MATCH([.K23];['BG+Class'.C$53:.C$125];0)))" office:value-type="float" office:value="0" calcext:value-type="float">
            <text:p>0</text:p>
          </table:table-cell>
          <table:table-cell table:formula="of:=IF(LEN([.L23])&lt;1;0;INDIRECT(&quot;'BG+Class'.D&quot;&amp;52+MATCH([.L23];['BG+Class'.C$53:.C$125];0)))" office:value-type="string" office:string-value="Diplomacy" calcext:value-type="string">
            <text:p>Diplomacy</text:p>
          </table:table-cell>
          <table:table-cell table:formula="of:=[.O23]&amp;IF([.P23]=0;&quot;&quot;;&quot;,&quot;&amp;[.P23])&amp;IF([.Q23]=0;&quot;&quot;;&quot;,&quot;&amp;[.Q23])&amp;IF([.R23]=0;&quot;&quot;;&quot;,&quot;&amp;[.R23])" office:value-type="string" office:string-value="Athletics,Lore (Farming),Religion,Diplomacy" calcext:value-type="string">
            <text:p>Athletics,Lore (Farming),Religion,Diplomacy</text:p>
          </table:table-cell>
          <table:table-cell table:formula="of:=(([.H23]-10)/2)+INDIRECT(&quot;'BG+Class'.E&quot;&amp;[.N23])" office:value-type="float" office:value="2" calcext:value-type="float">
            <text:p>2</text:p>
          </table:table-cell>
          <table:table-cell table:formula="of:=INDIRECT(&quot;'Skills'.A&quot;&amp;RANDBETWEEN(2;18))&amp;&quot;,&quot;&amp;INDIRECT(&quot;'Skills'.A&quot;&amp;RANDBETWEEN(2;18))&amp;IF([.T23]&gt;2;&quot;,&quot;&amp;INDIRECT(&quot;'Skills'.A&quot;&amp;RANDBETWEEN(2;18));&quot;&quot;)&amp;IF([.T23]&gt;3;&quot;,&quot;&amp;INDIRECT(&quot;'Skills'.A&quot;&amp;RANDBETWEEN(2;18));&quot;&quot;)&amp;IF([.T23]&gt;4;&quot;,&quot;&amp;INDIRECT(&quot;'Skills'.A&quot;&amp;RANDBETWEEN(2;18));&quot;&quot;)&amp;IF([.T23]&gt;5;&quot;,&quot;&amp;INDIRECT(&quot;'Skills'.A&quot;&amp;RANDBETWEEN(2;18));&quot;&quot;)&amp;IF([.T23]&gt;6;&quot;,&quot;&amp;INDIRECT(&quot;'Skills'.A&quot;&amp;RANDBETWEEN(2;18));&quot;&quot;)&amp;IF([.T23]&gt;7;&quot;,&quot;&amp;INDIRECT(&quot;'Skills'.A&quot;&amp;RANDBETWEEN(2;18));&quot;&quot;)&amp;IF([.T23]&gt;8;&quot;,&quot;&amp;INDIRECT(&quot;'Skills'.A&quot;&amp;RANDBETWEEN(2;18));&quot;&quot;)&amp;IF([.B23]=&quot;Skilled&quot;;&quot;,&quot;&amp;INDIRECT(&quot;'Skills'.A&quot;&amp;RANDBETWEEN(2;18));&quot;&quot;)" office:value-type="string" office:string-value="Performance,Occultism" calcext:value-type="string">
            <text:p>Performance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alf-orc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Rogu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24]));&quot;&quot;;INDIRECT(&quot;'BG+Class'.C&quot;&amp;RANDBETWEEN(1;INDIRECT(&quot;'BG+Class'.G&quot;&amp;[.N24]))+INDIRECT(&quot;'BG+Class'.F&quot;&amp;[.N24])-1))" office:value-type="string" office:string-value="Scoundrel" calcext:value-type="string">
            <text:p>Scoundrel</text:p>
          </table:table-cell>
          <table:table-cell table:formula="of:=IF(ISNA(INDIRECT(&quot;'BG+Class'.H&quot;&amp;[.N24]));&quot;&quot;;INDIRECT(&quot;'BG+Class'.C&quot;&amp;RANDBETWEEN(1;INDIRECT(&quot;'BG+Class'.I&quot;&amp;[.N24]))+INDIRECT(&quot;'BG+Class'.H&quot;&amp;[.N24])-1))">
            <text:p/>
          </table:table-cell>
          <table:table-cell table:formula="of:=[.S24]&amp;&quot;,&quot;&amp;[.U24]" office:value-type="string" office:string-value="Nature or Occultism,Lore (pick a terrain),Stealth,Deception,Diplomacy,Arcana,Athletics,Stealth,Acrobatics,Survival,Athletics,Athletics" calcext:value-type="string">
            <text:p>Nature or Occultism,Lore (pick a terrain),Stealth,Deception,Diplomacy,Arcana,Athletics,Stealth,Acrobatics,Survival,Athletics,Athletics</text:p>
          </table:table-cell>
          <table:table-cell table:formula="of:=MATCH([.D24];['BG+Class'.A$38:.A$50];0)+37" office:value-type="float" office:value="48" calcext:value-type="float">
            <text:p>48</text:p>
          </table:table-cell>
          <table:table-cell table:formula="of:=INDIRECT(&quot;'BG+Class'.B&quot;&amp;MATCH([.C24];['BG+Class'.A$1:.A$36];0))" office:value-type="string" office:string-value="Nature or Occultism,Lore (pick a terrain)" calcext:value-type="string">
            <text:p>Nature or Occultism,Lore (pick a terrain)</text:p>
          </table:table-cell>
          <table:table-cell table:formula="of:=INDIRECT(&quot;'BG+Class'.B&quot;&amp;37+MATCH([.D24];['BG+Class'.A$38:.A$50];0))" office:value-type="string" office:string-value="Stealth" calcext:value-type="string">
            <text:p>Stealth</text:p>
          </table:table-cell>
          <table:table-cell table:formula="of:=IF(LEN([.K24])&lt;1;0;INDIRECT(&quot;'BG+Class'.D&quot;&amp;52+MATCH([.K24];['BG+Class'.C$53:.C$125];0)))" office:value-type="string" office:string-value="Deception,Diplomacy" calcext:value-type="string">
            <text:p>Deception,Diplomacy</text:p>
          </table:table-cell>
          <table:table-cell table:formula="of:=IF(LEN([.L24])&lt;1;0;INDIRECT(&quot;'BG+Class'.D&quot;&amp;52+MATCH([.L24];['BG+Class'.C$53:.C$125];0)))" office:value-type="float" office:value="0" calcext:value-type="float">
            <text:p>0</text:p>
          </table:table-cell>
          <table:table-cell table:formula="of:=[.O24]&amp;IF([.P24]=0;&quot;&quot;;&quot;,&quot;&amp;[.P24])&amp;IF([.Q24]=0;&quot;&quot;;&quot;,&quot;&amp;[.Q24])&amp;IF([.R24]=0;&quot;&quot;;&quot;,&quot;&amp;[.R24])" office:value-type="string" office:string-value="Nature or Occultism,Lore (pick a terrain),Stealth,Deception,Diplomacy" calcext:value-type="string">
            <text:p>Nature or Occultism,Lore (pick a terrain),Stealth,Deception,Diplomacy</text:p>
          </table:table-cell>
          <table:table-cell table:formula="of:=(([.H24]-10)/2)+INDIRECT(&quot;'BG+Class'.E&quot;&amp;[.N24])" office:value-type="float" office:value="7" calcext:value-type="float">
            <text:p>7</text:p>
          </table:table-cell>
          <table:table-cell table:formula="of:=INDIRECT(&quot;'Skills'.A&quot;&amp;RANDBETWEEN(2;18))&amp;&quot;,&quot;&amp;INDIRECT(&quot;'Skills'.A&quot;&amp;RANDBETWEEN(2;18))&amp;IF([.T24]&gt;2;&quot;,&quot;&amp;INDIRECT(&quot;'Skills'.A&quot;&amp;RANDBETWEEN(2;18));&quot;&quot;)&amp;IF([.T24]&gt;3;&quot;,&quot;&amp;INDIRECT(&quot;'Skills'.A&quot;&amp;RANDBETWEEN(2;18));&quot;&quot;)&amp;IF([.T24]&gt;4;&quot;,&quot;&amp;INDIRECT(&quot;'Skills'.A&quot;&amp;RANDBETWEEN(2;18));&quot;&quot;)&amp;IF([.T24]&gt;5;&quot;,&quot;&amp;INDIRECT(&quot;'Skills'.A&quot;&amp;RANDBETWEEN(2;18));&quot;&quot;)&amp;IF([.T24]&gt;6;&quot;,&quot;&amp;INDIRECT(&quot;'Skills'.A&quot;&amp;RANDBETWEEN(2;18));&quot;&quot;)&amp;IF([.T24]&gt;7;&quot;,&quot;&amp;INDIRECT(&quot;'Skills'.A&quot;&amp;RANDBETWEEN(2;18));&quot;&quot;)&amp;IF([.T24]&gt;8;&quot;,&quot;&amp;INDIRECT(&quot;'Skills'.A&quot;&amp;RANDBETWEEN(2;18));&quot;&quot;)&amp;IF([.B24]=&quot;Skilled&quot;;&quot;,&quot;&amp;INDIRECT(&quot;'Skills'.A&quot;&amp;RANDBETWEEN(2;18));&quot;&quot;)" office:value-type="string" office:string-value="Arcana,Athletics,Stealth,Acrobatics,Survival,Athletics,Athletics" calcext:value-type="string">
            <text:p>Arcana,Athletics,Stealth,Acrobatics,Survival,Athletics,Athle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Bar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25]));&quot;&quot;;INDIRECT(&quot;'BG+Class'.C&quot;&amp;RANDBETWEEN(1;INDIRECT(&quot;'BG+Class'.G&quot;&amp;[.N25]))+INDIRECT(&quot;'BG+Class'.F&quot;&amp;[.N25])-1))" office:value-type="string" office:string-value="Polymath" calcext:value-type="string">
            <text:p>Polymath</text:p>
          </table:table-cell>
          <table:table-cell table:formula="of:=IF(ISNA(INDIRECT(&quot;'BG+Class'.H&quot;&amp;[.N25]));&quot;&quot;;INDIRECT(&quot;'BG+Class'.C&quot;&amp;RANDBETWEEN(1;INDIRECT(&quot;'BG+Class'.I&quot;&amp;[.N25]))+INDIRECT(&quot;'BG+Class'.H&quot;&amp;[.N25])-1))">
            <text:p/>
          </table:table-cell>
          <table:table-cell table:formula="of:=[.S25]&amp;&quot;,&quot;&amp;[.U25]" office:value-type="string" office:string-value="Society,Lore (Underworld),Occultism,Performance,Thievery,Nature,Arcana,Acrobatics,Survival,Survival,Nature" calcext:value-type="string">
            <text:p>Society,Lore (Underworld),Occultism,Performance,Thievery,Nature,Arcana,Acrobatics,Survival,Survival,Nature</text:p>
          </table:table-cell>
          <table:table-cell table:formula="of:=MATCH([.D25];['BG+Class'.A$38:.A$50];0)+37" office:value-type="float" office:value="41" calcext:value-type="float">
            <text:p>41</text:p>
          </table:table-cell>
          <table:table-cell table:formula="of:=INDIRECT(&quot;'BG+Class'.B&quot;&amp;MATCH([.C25];['BG+Class'.A$1:.A$36];0))" office:value-type="string" office:string-value="Society,Lore (Underworld)" calcext:value-type="string">
            <text:p>Society,Lore (Underworld)</text:p>
          </table:table-cell>
          <table:table-cell table:formula="of:=INDIRECT(&quot;'BG+Class'.B&quot;&amp;37+MATCH([.D25];['BG+Class'.A$38:.A$50];0))" office:value-type="string" office:string-value="Occultism,Performance" calcext:value-type="string">
            <text:p>Occultism,Performance</text:p>
          </table:table-cell>
          <table:table-cell table:formula="of:=IF(LEN([.K25])&lt;1;0;INDIRECT(&quot;'BG+Class'.D&quot;&amp;52+MATCH([.K25];['BG+Class'.C$53:.C$125];0)))" office:value-type="float" office:value="0" calcext:value-type="float">
            <text:p>0</text:p>
          </table:table-cell>
          <table:table-cell table:formula="of:=IF(LEN([.L25])&lt;1;0;INDIRECT(&quot;'BG+Class'.D&quot;&amp;52+MATCH([.L25];['BG+Class'.C$53:.C$125];0)))" office:value-type="float" office:value="0" calcext:value-type="float">
            <text:p>0</text:p>
          </table:table-cell>
          <table:table-cell table:formula="of:=[.O25]&amp;IF([.P25]=0;&quot;&quot;;&quot;,&quot;&amp;[.P25])&amp;IF([.Q25]=0;&quot;&quot;;&quot;,&quot;&amp;[.Q25])&amp;IF([.R25]=0;&quot;&quot;;&quot;,&quot;&amp;[.R25])" office:value-type="string" office:string-value="Society,Lore (Underworld),Occultism,Performance" calcext:value-type="string">
            <text:p>Society,Lore (Underworld),Occultism,Performance</text:p>
          </table:table-cell>
          <table:table-cell table:formula="of:=(([.H25]-10)/2)+INDIRECT(&quot;'BG+Class'.E&quot;&amp;[.N25])" office:value-type="float" office:value="6" calcext:value-type="float">
            <text:p>6</text:p>
          </table:table-cell>
          <table:table-cell table:formula="of:=INDIRECT(&quot;'Skills'.A&quot;&amp;RANDBETWEEN(2;18))&amp;&quot;,&quot;&amp;INDIRECT(&quot;'Skills'.A&quot;&amp;RANDBETWEEN(2;18))&amp;IF([.T25]&gt;2;&quot;,&quot;&amp;INDIRECT(&quot;'Skills'.A&quot;&amp;RANDBETWEEN(2;18));&quot;&quot;)&amp;IF([.T25]&gt;3;&quot;,&quot;&amp;INDIRECT(&quot;'Skills'.A&quot;&amp;RANDBETWEEN(2;18));&quot;&quot;)&amp;IF([.T25]&gt;4;&quot;,&quot;&amp;INDIRECT(&quot;'Skills'.A&quot;&amp;RANDBETWEEN(2;18));&quot;&quot;)&amp;IF([.T25]&gt;5;&quot;,&quot;&amp;INDIRECT(&quot;'Skills'.A&quot;&amp;RANDBETWEEN(2;18));&quot;&quot;)&amp;IF([.T25]&gt;6;&quot;,&quot;&amp;INDIRECT(&quot;'Skills'.A&quot;&amp;RANDBETWEEN(2;18));&quot;&quot;)&amp;IF([.T25]&gt;7;&quot;,&quot;&amp;INDIRECT(&quot;'Skills'.A&quot;&amp;RANDBETWEEN(2;18));&quot;&quot;)&amp;IF([.T25]&gt;8;&quot;,&quot;&amp;INDIRECT(&quot;'Skills'.A&quot;&amp;RANDBETWEEN(2;18));&quot;&quot;)&amp;IF([.B25]=&quot;Skilled&quot;;&quot;,&quot;&amp;INDIRECT(&quot;'Skills'.A&quot;&amp;RANDBETWEEN(2;18));&quot;&quot;)" office:value-type="string" office:string-value="Thievery,Nature,Arcana,Acrobatics,Survival,Survival,Nature" calcext:value-type="string">
            <text:p>Thievery,Nature,Arcana,Acrobatics,Survival,Survival,Natur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Rogu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26]));&quot;&quot;;INDIRECT(&quot;'BG+Class'.C&quot;&amp;RANDBETWEEN(1;INDIRECT(&quot;'BG+Class'.G&quot;&amp;[.N26]))+INDIRECT(&quot;'BG+Class'.F&quot;&amp;[.N26])-1))" office:value-type="string" office:string-value="Scoundrel" calcext:value-type="string">
            <text:p>Scoundrel</text:p>
          </table:table-cell>
          <table:table-cell table:formula="of:=IF(ISNA(INDIRECT(&quot;'BG+Class'.H&quot;&amp;[.N26]));&quot;&quot;;INDIRECT(&quot;'BG+Class'.C&quot;&amp;RANDBETWEEN(1;INDIRECT(&quot;'BG+Class'.I&quot;&amp;[.N26]))+INDIRECT(&quot;'BG+Class'.H&quot;&amp;[.N26])-1))">
            <text:p/>
          </table:table-cell>
          <table:table-cell table:formula="of:=[.S26]&amp;&quot;,&quot;&amp;[.U26]" office:value-type="string" office:string-value="Diplomacy,Lore (Alcohol),Stealth,Deception,Diplomacy,Stealth,Religion,Thievery,Athletics,Stealth,Arcana,Nature" calcext:value-type="string">
            <text:p>Diplomacy,Lore (Alcohol),Stealth,Deception,Diplomacy,Stealth,Religion,Thievery,Athletics,Stealth,Arcana,Nature</text:p>
          </table:table-cell>
          <table:table-cell table:formula="of:=MATCH([.D26];['BG+Class'.A$38:.A$50];0)+37" office:value-type="float" office:value="48" calcext:value-type="float">
            <text:p>48</text:p>
          </table:table-cell>
          <table:table-cell table:formula="of:=INDIRECT(&quot;'BG+Class'.B&quot;&amp;MATCH([.C26];['BG+Class'.A$1:.A$36];0))" office:value-type="string" office:string-value="Diplomacy,Lore (Alcohol)" calcext:value-type="string">
            <text:p>Diplomacy,Lore (Alcohol)</text:p>
          </table:table-cell>
          <table:table-cell table:formula="of:=INDIRECT(&quot;'BG+Class'.B&quot;&amp;37+MATCH([.D26];['BG+Class'.A$38:.A$50];0))" office:value-type="string" office:string-value="Stealth" calcext:value-type="string">
            <text:p>Stealth</text:p>
          </table:table-cell>
          <table:table-cell table:formula="of:=IF(LEN([.K26])&lt;1;0;INDIRECT(&quot;'BG+Class'.D&quot;&amp;52+MATCH([.K26];['BG+Class'.C$53:.C$125];0)))" office:value-type="string" office:string-value="Deception,Diplomacy" calcext:value-type="string">
            <text:p>Deception,Diplomacy</text:p>
          </table:table-cell>
          <table:table-cell table:formula="of:=IF(LEN([.L26])&lt;1;0;INDIRECT(&quot;'BG+Class'.D&quot;&amp;52+MATCH([.L26];['BG+Class'.C$53:.C$125];0)))" office:value-type="float" office:value="0" calcext:value-type="float">
            <text:p>0</text:p>
          </table:table-cell>
          <table:table-cell table:formula="of:=[.O26]&amp;IF([.P26]=0;&quot;&quot;;&quot;,&quot;&amp;[.P26])&amp;IF([.Q26]=0;&quot;&quot;;&quot;,&quot;&amp;[.Q26])&amp;IF([.R26]=0;&quot;&quot;;&quot;,&quot;&amp;[.R26])" office:value-type="string" office:string-value="Diplomacy,Lore (Alcohol),Stealth,Deception,Diplomacy" calcext:value-type="string">
            <text:p>Diplomacy,Lore (Alcohol),Stealth,Deception,Diplomacy</text:p>
          </table:table-cell>
          <table:table-cell table:formula="of:=(([.H26]-10)/2)+INDIRECT(&quot;'BG+Class'.E&quot;&amp;[.N26])" office:value-type="float" office:value="7" calcext:value-type="float">
            <text:p>7</text:p>
          </table:table-cell>
          <table:table-cell table:formula="of:=INDIRECT(&quot;'Skills'.A&quot;&amp;RANDBETWEEN(2;18))&amp;&quot;,&quot;&amp;INDIRECT(&quot;'Skills'.A&quot;&amp;RANDBETWEEN(2;18))&amp;IF([.T26]&gt;2;&quot;,&quot;&amp;INDIRECT(&quot;'Skills'.A&quot;&amp;RANDBETWEEN(2;18));&quot;&quot;)&amp;IF([.T26]&gt;3;&quot;,&quot;&amp;INDIRECT(&quot;'Skills'.A&quot;&amp;RANDBETWEEN(2;18));&quot;&quot;)&amp;IF([.T26]&gt;4;&quot;,&quot;&amp;INDIRECT(&quot;'Skills'.A&quot;&amp;RANDBETWEEN(2;18));&quot;&quot;)&amp;IF([.T26]&gt;5;&quot;,&quot;&amp;INDIRECT(&quot;'Skills'.A&quot;&amp;RANDBETWEEN(2;18));&quot;&quot;)&amp;IF([.T26]&gt;6;&quot;,&quot;&amp;INDIRECT(&quot;'Skills'.A&quot;&amp;RANDBETWEEN(2;18));&quot;&quot;)&amp;IF([.T26]&gt;7;&quot;,&quot;&amp;INDIRECT(&quot;'Skills'.A&quot;&amp;RANDBETWEEN(2;18));&quot;&quot;)&amp;IF([.T26]&gt;8;&quot;,&quot;&amp;INDIRECT(&quot;'Skills'.A&quot;&amp;RANDBETWEEN(2;18));&quot;&quot;)&amp;IF([.B26]=&quot;Skilled&quot;;&quot;,&quot;&amp;INDIRECT(&quot;'Skills'.A&quot;&amp;RANDBETWEEN(2;18));&quot;&quot;)" office:value-type="string" office:string-value="Stealth,Religion,Thievery,Athletics,Stealth,Arcana,Nature" calcext:value-type="string">
            <text:p>Stealth,Religion,Thievery,Athletics,Stealth,Arcana,Natur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Farmhand</text:p>
          </table:table-cell>
          <table:table-cell office:value-type="string" calcext:value-type="string">
            <text:p>Barbarian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27]));&quot;&quot;;INDIRECT(&quot;'BG+Class'.C&quot;&amp;RANDBETWEEN(1;INDIRECT(&quot;'BG+Class'.G&quot;&amp;[.N27]))+INDIRECT(&quot;'BG+Class'.F&quot;&amp;[.N27])-1))" office:value-type="string" office:string-value="Dragon" calcext:value-type="string">
            <text:p>Dragon</text:p>
          </table:table-cell>
          <table:table-cell table:formula="of:=IF(ISNA(INDIRECT(&quot;'BG+Class'.H&quot;&amp;[.N27]));&quot;&quot;;INDIRECT(&quot;'BG+Class'.C&quot;&amp;RANDBETWEEN(1;INDIRECT(&quot;'BG+Class'.I&quot;&amp;[.N27]))+INDIRECT(&quot;'BG+Class'.H&quot;&amp;[.N27])-1))">
            <text:p/>
          </table:table-cell>
          <table:table-cell table:formula="of:=[.S27]&amp;&quot;,&quot;&amp;[.U27]" office:value-type="string" office:string-value="Athletics,Lore (Farming),Athletics,Performance,Acrobatics,Crafting" calcext:value-type="string">
            <text:p>Athletics,Lore (Farming),Athletics,Performance,Acrobatics,Crafting</text:p>
          </table:table-cell>
          <table:table-cell table:formula="of:=MATCH([.D27];['BG+Class'.A$38:.A$50];0)+37" office:value-type="float" office:value="40" calcext:value-type="float">
            <text:p>40</text:p>
          </table:table-cell>
          <table:table-cell table:formula="of:=INDIRECT(&quot;'BG+Class'.B&quot;&amp;MATCH([.C27];['BG+Class'.A$1:.A$36];0))" office:value-type="string" office:string-value="Athletics,Lore (Farming)" calcext:value-type="string">
            <text:p>Athletics,Lore (Farming)</text:p>
          </table:table-cell>
          <table:table-cell table:formula="of:=INDIRECT(&quot;'BG+Class'.B&quot;&amp;37+MATCH([.D27];['BG+Class'.A$38:.A$50];0))" office:value-type="string" office:string-value="Athletics" calcext:value-type="string">
            <text:p>Athletics</text:p>
          </table:table-cell>
          <table:table-cell table:formula="of:=IF(LEN([.K27])&lt;1;0;INDIRECT(&quot;'BG+Class'.D&quot;&amp;52+MATCH([.K27];['BG+Class'.C$53:.C$125];0)))" office:value-type="float" office:value="0" calcext:value-type="float">
            <text:p>0</text:p>
          </table:table-cell>
          <table:table-cell table:formula="of:=IF(LEN([.L27])&lt;1;0;INDIRECT(&quot;'BG+Class'.D&quot;&amp;52+MATCH([.L27];['BG+Class'.C$53:.C$125];0)))" office:value-type="float" office:value="0" calcext:value-type="float">
            <text:p>0</text:p>
          </table:table-cell>
          <table:table-cell table:formula="of:=[.O27]&amp;IF([.P27]=0;&quot;&quot;;&quot;,&quot;&amp;[.P27])&amp;IF([.Q27]=0;&quot;&quot;;&quot;,&quot;&amp;[.Q27])&amp;IF([.R27]=0;&quot;&quot;;&quot;,&quot;&amp;[.R27])" office:value-type="string" office:string-value="Athletics,Lore (Farming),Athletics" calcext:value-type="string">
            <text:p>Athletics,Lore (Farming),Athletics</text:p>
          </table:table-cell>
          <table:table-cell table:formula="of:=(([.H27]-10)/2)+INDIRECT(&quot;'BG+Class'.E&quot;&amp;[.N27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27]&gt;2;&quot;,&quot;&amp;INDIRECT(&quot;'Skills'.A&quot;&amp;RANDBETWEEN(2;18));&quot;&quot;)&amp;IF([.T27]&gt;3;&quot;,&quot;&amp;INDIRECT(&quot;'Skills'.A&quot;&amp;RANDBETWEEN(2;18));&quot;&quot;)&amp;IF([.T27]&gt;4;&quot;,&quot;&amp;INDIRECT(&quot;'Skills'.A&quot;&amp;RANDBETWEEN(2;18));&quot;&quot;)&amp;IF([.T27]&gt;5;&quot;,&quot;&amp;INDIRECT(&quot;'Skills'.A&quot;&amp;RANDBETWEEN(2;18));&quot;&quot;)&amp;IF([.T27]&gt;6;&quot;,&quot;&amp;INDIRECT(&quot;'Skills'.A&quot;&amp;RANDBETWEEN(2;18));&quot;&quot;)&amp;IF([.T27]&gt;7;&quot;,&quot;&amp;INDIRECT(&quot;'Skills'.A&quot;&amp;RANDBETWEEN(2;18));&quot;&quot;)&amp;IF([.T27]&gt;8;&quot;,&quot;&amp;INDIRECT(&quot;'Skills'.A&quot;&amp;RANDBETWEEN(2;18));&quot;&quot;)&amp;IF([.B27]=&quot;Skilled&quot;;&quot;,&quot;&amp;INDIRECT(&quot;'Skills'.A&quot;&amp;RANDBETWEEN(2;18));&quot;&quot;)" office:value-type="string" office:string-value="Performance,Acrobatics,Crafting" calcext:value-type="string">
            <text:p>Performance,Acrobatics,Crafting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Sorcerer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28]));&quot;&quot;;INDIRECT(&quot;'BG+Class'.C&quot;&amp;RANDBETWEEN(1;INDIRECT(&quot;'BG+Class'.G&quot;&amp;[.N28]))+INDIRECT(&quot;'BG+Class'.F&quot;&amp;[.N28])-1))" office:value-type="string" office:string-value="Diabolic" calcext:value-type="string">
            <text:p>Diabolic</text:p>
          </table:table-cell>
          <table:table-cell table:formula="of:=IF(ISNA(INDIRECT(&quot;'BG+Class'.H&quot;&amp;[.N28]));&quot;&quot;;INDIRECT(&quot;'BG+Class'.C&quot;&amp;RANDBETWEEN(1;INDIRECT(&quot;'BG+Class'.I&quot;&amp;[.N28]))+INDIRECT(&quot;'BG+Class'.H&quot;&amp;[.N28])-1))">
            <text:p/>
          </table:table-cell>
          <table:table-cell table:formula="of:=[.S28]&amp;&quot;,&quot;&amp;[.U28]" office:value-type="string" office:string-value="Medicine,Lore (Warfare),Deception,Religion,Intimidation,Medicine,Acrobatics" calcext:value-type="string">
            <text:p>Medicine,Lore (Warfare),Deception,Religion,Intimidation,Medicine,Acrobatics</text:p>
          </table:table-cell>
          <table:table-cell table:formula="of:=MATCH([.D28];['BG+Class'.A$38:.A$50];0)+37" office:value-type="float" office:value="49" calcext:value-type="float">
            <text:p>49</text:p>
          </table:table-cell>
          <table:table-cell table:formula="of:=INDIRECT(&quot;'BG+Class'.B&quot;&amp;MATCH([.C28];['BG+Class'.A$1:.A$36];0))" office:value-type="string" office:string-value="Medicine,Lore (Warfare)" calcext:value-type="string">
            <text:p>Medicine,Lore (Warfare)</text:p>
          </table:table-cell>
          <table:table-cell table:formula="of:=INDIRECT(&quot;'BG+Class'.B&quot;&amp;37+MATCH([.D28];['BG+Class'.A$38:.A$50];0))" office:value-type="float" office:value="0" calcext:value-type="float">
            <text:p>0</text:p>
          </table:table-cell>
          <table:table-cell table:formula="of:=IF(LEN([.K28])&lt;1;0;INDIRECT(&quot;'BG+Class'.D&quot;&amp;52+MATCH([.K28];['BG+Class'.C$53:.C$125];0)))" office:value-type="string" office:string-value="Deception,Religion" calcext:value-type="string">
            <text:p>Deception,Religion</text:p>
          </table:table-cell>
          <table:table-cell table:formula="of:=IF(LEN([.L28])&lt;1;0;INDIRECT(&quot;'BG+Class'.D&quot;&amp;52+MATCH([.L28];['BG+Class'.C$53:.C$125];0)))" office:value-type="float" office:value="0" calcext:value-type="float">
            <text:p>0</text:p>
          </table:table-cell>
          <table:table-cell table:formula="of:=[.O28]&amp;IF([.P28]=0;&quot;&quot;;&quot;,&quot;&amp;[.P28])&amp;IF([.Q28]=0;&quot;&quot;;&quot;,&quot;&amp;[.Q28])&amp;IF([.R28]=0;&quot;&quot;;&quot;,&quot;&amp;[.R28])" office:value-type="string" office:string-value="Medicine,Lore (Warfare),Deception,Religion" calcext:value-type="string">
            <text:p>Medicine,Lore (Warfare),Deception,Religion</text:p>
          </table:table-cell>
          <table:table-cell table:formula="of:=(([.H28]-10)/2)+INDIRECT(&quot;'BG+Class'.E&quot;&amp;[.N28])" office:value-type="float" office:value="2" calcext:value-type="float">
            <text:p>2</text:p>
          </table:table-cell>
          <table:table-cell table:formula="of:=INDIRECT(&quot;'Skills'.A&quot;&amp;RANDBETWEEN(2;18))&amp;&quot;,&quot;&amp;INDIRECT(&quot;'Skills'.A&quot;&amp;RANDBETWEEN(2;18))&amp;IF([.T28]&gt;2;&quot;,&quot;&amp;INDIRECT(&quot;'Skills'.A&quot;&amp;RANDBETWEEN(2;18));&quot;&quot;)&amp;IF([.T28]&gt;3;&quot;,&quot;&amp;INDIRECT(&quot;'Skills'.A&quot;&amp;RANDBETWEEN(2;18));&quot;&quot;)&amp;IF([.T28]&gt;4;&quot;,&quot;&amp;INDIRECT(&quot;'Skills'.A&quot;&amp;RANDBETWEEN(2;18));&quot;&quot;)&amp;IF([.T28]&gt;5;&quot;,&quot;&amp;INDIRECT(&quot;'Skills'.A&quot;&amp;RANDBETWEEN(2;18));&quot;&quot;)&amp;IF([.T28]&gt;6;&quot;,&quot;&amp;INDIRECT(&quot;'Skills'.A&quot;&amp;RANDBETWEEN(2;18));&quot;&quot;)&amp;IF([.T28]&gt;7;&quot;,&quot;&amp;INDIRECT(&quot;'Skills'.A&quot;&amp;RANDBETWEEN(2;18));&quot;&quot;)&amp;IF([.T28]&gt;8;&quot;,&quot;&amp;INDIRECT(&quot;'Skills'.A&quot;&amp;RANDBETWEEN(2;18));&quot;&quot;)&amp;IF([.B28]=&quot;Skilled&quot;;&quot;,&quot;&amp;INDIRECT(&quot;'Skills'.A&quot;&amp;RANDBETWEEN(2;18));&quot;&quot;)" office:value-type="string" office:string-value="Intimidation,Medicine,Acrobatics" calcext:value-type="string">
            <text:p>Intimidation,Medicine,Acroba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Charhide</text:p>
          </table:table-cell>
          <table:table-cell office:value-type="string" calcext:value-type="string">
            <text:p>Fortune Teller</text:p>
          </table:table-cell>
          <table:table-cell office:value-type="string" calcext:value-type="string">
            <text:p>Sorcerer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29]));&quot;&quot;;INDIRECT(&quot;'BG+Class'.C&quot;&amp;RANDBETWEEN(1;INDIRECT(&quot;'BG+Class'.G&quot;&amp;[.N29]))+INDIRECT(&quot;'BG+Class'.F&quot;&amp;[.N29])-1))" office:value-type="string" office:string-value="Draconic" calcext:value-type="string">
            <text:p>Draconic</text:p>
          </table:table-cell>
          <table:table-cell table:formula="of:=IF(ISNA(INDIRECT(&quot;'BG+Class'.H&quot;&amp;[.N29]));&quot;&quot;;INDIRECT(&quot;'BG+Class'.C&quot;&amp;RANDBETWEEN(1;INDIRECT(&quot;'BG+Class'.I&quot;&amp;[.N29]))+INDIRECT(&quot;'BG+Class'.H&quot;&amp;[.N29])-1))">
            <text:p/>
          </table:table-cell>
          <table:table-cell table:formula="of:=[.S29]&amp;&quot;,&quot;&amp;[.U29]" office:value-type="string" office:string-value="Occultism,Lore (Fortune Telling),Arcana,Intimidation,Thievery,Crafting,Religion,Thievery" calcext:value-type="string">
            <text:p>Occultism,Lore (Fortune Telling),Arcana,Intimidation,Thievery,Crafting,Religion,Thievery</text:p>
          </table:table-cell>
          <table:table-cell table:formula="of:=MATCH([.D29];['BG+Class'.A$38:.A$50];0)+37" office:value-type="float" office:value="49" calcext:value-type="float">
            <text:p>49</text:p>
          </table:table-cell>
          <table:table-cell table:formula="of:=INDIRECT(&quot;'BG+Class'.B&quot;&amp;MATCH([.C29];['BG+Class'.A$1:.A$36];0))" office:value-type="string" office:string-value="Occultism,Lore (Fortune Telling)" calcext:value-type="string">
            <text:p>Occultism,Lore (Fortune Telling)</text:p>
          </table:table-cell>
          <table:table-cell table:formula="of:=INDIRECT(&quot;'BG+Class'.B&quot;&amp;37+MATCH([.D29];['BG+Class'.A$38:.A$50];0))" office:value-type="float" office:value="0" calcext:value-type="float">
            <text:p>0</text:p>
          </table:table-cell>
          <table:table-cell table:formula="of:=IF(LEN([.K29])&lt;1;0;INDIRECT(&quot;'BG+Class'.D&quot;&amp;52+MATCH([.K29];['BG+Class'.C$53:.C$125];0)))" office:value-type="string" office:string-value="Arcana,Intimidation" calcext:value-type="string">
            <text:p>Arcana,Intimidation</text:p>
          </table:table-cell>
          <table:table-cell table:formula="of:=IF(LEN([.L29])&lt;1;0;INDIRECT(&quot;'BG+Class'.D&quot;&amp;52+MATCH([.L29];['BG+Class'.C$53:.C$125];0)))" office:value-type="float" office:value="0" calcext:value-type="float">
            <text:p>0</text:p>
          </table:table-cell>
          <table:table-cell table:formula="of:=[.O29]&amp;IF([.P29]=0;&quot;&quot;;&quot;,&quot;&amp;[.P29])&amp;IF([.Q29]=0;&quot;&quot;;&quot;,&quot;&amp;[.Q29])&amp;IF([.R29]=0;&quot;&quot;;&quot;,&quot;&amp;[.R29])" office:value-type="string" office:string-value="Occultism,Lore (Fortune Telling),Arcana,Intimidation" calcext:value-type="string">
            <text:p>Occultism,Lore (Fortune Telling),Arcana,Intimidation</text:p>
          </table:table-cell>
          <table:table-cell table:formula="of:=(([.H29]-10)/2)+INDIRECT(&quot;'BG+Class'.E&quot;&amp;[.N29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29]&gt;2;&quot;,&quot;&amp;INDIRECT(&quot;'Skills'.A&quot;&amp;RANDBETWEEN(2;18));&quot;&quot;)&amp;IF([.T29]&gt;3;&quot;,&quot;&amp;INDIRECT(&quot;'Skills'.A&quot;&amp;RANDBETWEEN(2;18));&quot;&quot;)&amp;IF([.T29]&gt;4;&quot;,&quot;&amp;INDIRECT(&quot;'Skills'.A&quot;&amp;RANDBETWEEN(2;18));&quot;&quot;)&amp;IF([.T29]&gt;5;&quot;,&quot;&amp;INDIRECT(&quot;'Skills'.A&quot;&amp;RANDBETWEEN(2;18));&quot;&quot;)&amp;IF([.T29]&gt;6;&quot;,&quot;&amp;INDIRECT(&quot;'Skills'.A&quot;&amp;RANDBETWEEN(2;18));&quot;&quot;)&amp;IF([.T29]&gt;7;&quot;,&quot;&amp;INDIRECT(&quot;'Skills'.A&quot;&amp;RANDBETWEEN(2;18));&quot;&quot;)&amp;IF([.T29]&gt;8;&quot;,&quot;&amp;INDIRECT(&quot;'Skills'.A&quot;&amp;RANDBETWEEN(2;18));&quot;&quot;)&amp;IF([.B29]=&quot;Skilled&quot;;&quot;,&quot;&amp;INDIRECT(&quot;'Skills'.A&quot;&amp;RANDBETWEEN(2;18));&quot;&quot;)" office:value-type="string" office:string-value="Thievery,Crafting,Religion,Thievery" calcext:value-type="string">
            <text:p>Thievery,Crafting,Religion,Thiever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Farmhand</text:p>
          </table:table-cell>
          <table:table-cell office:value-type="string" calcext:value-type="string">
            <text:p>Rogue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IF(ISNA(INDIRECT(&quot;'BG+Class'.F&quot;&amp;[.N30]));&quot;&quot;;INDIRECT(&quot;'BG+Class'.C&quot;&amp;RANDBETWEEN(1;INDIRECT(&quot;'BG+Class'.G&quot;&amp;[.N30]))+INDIRECT(&quot;'BG+Class'.F&quot;&amp;[.N30])-1))" office:value-type="string" office:string-value="Ruffian" calcext:value-type="string">
            <text:p>Ruffian</text:p>
          </table:table-cell>
          <table:table-cell table:formula="of:=IF(ISNA(INDIRECT(&quot;'BG+Class'.H&quot;&amp;[.N30]));&quot;&quot;;INDIRECT(&quot;'BG+Class'.C&quot;&amp;RANDBETWEEN(1;INDIRECT(&quot;'BG+Class'.I&quot;&amp;[.N30]))+INDIRECT(&quot;'BG+Class'.H&quot;&amp;[.N30])-1))">
            <text:p/>
          </table:table-cell>
          <table:table-cell table:formula="of:=[.S30]&amp;&quot;,&quot;&amp;[.U30]" office:value-type="string" office:string-value="Athletics,Lore (Farming),Stealth,Intimidation,Survival,Thievery,Survival,Occultism,Thievery,Nature,Thievery,Crafting" calcext:value-type="string">
            <text:p>Athletics,Lore (Farming),Stealth,Intimidation,Survival,Thievery,Survival,Occultism,Thievery,Nature,Thievery,Crafting</text:p>
          </table:table-cell>
          <table:table-cell table:formula="of:=MATCH([.D30];['BG+Class'.A$38:.A$50];0)+37" office:value-type="float" office:value="48" calcext:value-type="float">
            <text:p>48</text:p>
          </table:table-cell>
          <table:table-cell table:formula="of:=INDIRECT(&quot;'BG+Class'.B&quot;&amp;MATCH([.C30];['BG+Class'.A$1:.A$36];0))" office:value-type="string" office:string-value="Athletics,Lore (Farming)" calcext:value-type="string">
            <text:p>Athletics,Lore (Farming)</text:p>
          </table:table-cell>
          <table:table-cell table:formula="of:=INDIRECT(&quot;'BG+Class'.B&quot;&amp;37+MATCH([.D30];['BG+Class'.A$38:.A$50];0))" office:value-type="string" office:string-value="Stealth" calcext:value-type="string">
            <text:p>Stealth</text:p>
          </table:table-cell>
          <table:table-cell table:formula="of:=IF(LEN([.K30])&lt;1;0;INDIRECT(&quot;'BG+Class'.D&quot;&amp;52+MATCH([.K30];['BG+Class'.C$53:.C$125];0)))" office:value-type="string" office:string-value="Intimidation" calcext:value-type="string">
            <text:p>Intimidation</text:p>
          </table:table-cell>
          <table:table-cell table:formula="of:=IF(LEN([.L30])&lt;1;0;INDIRECT(&quot;'BG+Class'.D&quot;&amp;52+MATCH([.L30];['BG+Class'.C$53:.C$125];0)))" office:value-type="float" office:value="0" calcext:value-type="float">
            <text:p>0</text:p>
          </table:table-cell>
          <table:table-cell table:formula="of:=[.O30]&amp;IF([.P30]=0;&quot;&quot;;&quot;,&quot;&amp;[.P30])&amp;IF([.Q30]=0;&quot;&quot;;&quot;,&quot;&amp;[.Q30])&amp;IF([.R30]=0;&quot;&quot;;&quot;,&quot;&amp;[.R30])" office:value-type="string" office:string-value="Athletics,Lore (Farming),Stealth,Intimidation" calcext:value-type="string">
            <text:p>Athletics,Lore (Farming),Stealth,Intimidation</text:p>
          </table:table-cell>
          <table:table-cell table:formula="of:=(([.H30]-10)/2)+INDIRECT(&quot;'BG+Class'.E&quot;&amp;[.N30])" office:value-type="float" office:value="8" calcext:value-type="float">
            <text:p>8</text:p>
          </table:table-cell>
          <table:table-cell table:formula="of:=INDIRECT(&quot;'Skills'.A&quot;&amp;RANDBETWEEN(2;18))&amp;&quot;,&quot;&amp;INDIRECT(&quot;'Skills'.A&quot;&amp;RANDBETWEEN(2;18))&amp;IF([.T30]&gt;2;&quot;,&quot;&amp;INDIRECT(&quot;'Skills'.A&quot;&amp;RANDBETWEEN(2;18));&quot;&quot;)&amp;IF([.T30]&gt;3;&quot;,&quot;&amp;INDIRECT(&quot;'Skills'.A&quot;&amp;RANDBETWEEN(2;18));&quot;&quot;)&amp;IF([.T30]&gt;4;&quot;,&quot;&amp;INDIRECT(&quot;'Skills'.A&quot;&amp;RANDBETWEEN(2;18));&quot;&quot;)&amp;IF([.T30]&gt;5;&quot;,&quot;&amp;INDIRECT(&quot;'Skills'.A&quot;&amp;RANDBETWEEN(2;18));&quot;&quot;)&amp;IF([.T30]&gt;6;&quot;,&quot;&amp;INDIRECT(&quot;'Skills'.A&quot;&amp;RANDBETWEEN(2;18));&quot;&quot;)&amp;IF([.T30]&gt;7;&quot;,&quot;&amp;INDIRECT(&quot;'Skills'.A&quot;&amp;RANDBETWEEN(2;18));&quot;&quot;)&amp;IF([.T30]&gt;8;&quot;,&quot;&amp;INDIRECT(&quot;'Skills'.A&quot;&amp;RANDBETWEEN(2;18));&quot;&quot;)&amp;IF([.B30]=&quot;Skilled&quot;;&quot;,&quot;&amp;INDIRECT(&quot;'Skills'.A&quot;&amp;RANDBETWEEN(2;18));&quot;&quot;)" office:value-type="string" office:string-value="Survival,Thievery,Survival,Occultism,Thievery,Nature,Thievery,Crafting" calcext:value-type="string">
            <text:p>Survival,Thievery,Survival,Occultism,Thievery,Nature,Thievery,Crafting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alf-orc</text:p>
          </table:table-cell>
          <table:table-cell office:value-type="string" calcext:value-type="string">
            <text:p>Fortune Teller</text:p>
          </table:table-cell>
          <table:table-cell office:value-type="string" calcext:value-type="string">
            <text:p>Druid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31]));&quot;&quot;;INDIRECT(&quot;'BG+Class'.C&quot;&amp;RANDBETWEEN(1;INDIRECT(&quot;'BG+Class'.G&quot;&amp;[.N31]))+INDIRECT(&quot;'BG+Class'.F&quot;&amp;[.N31])-1))" office:value-type="string" office:string-value="Animal" calcext:value-type="string">
            <text:p>Animal</text:p>
          </table:table-cell>
          <table:table-cell table:formula="of:=IF(ISNA(INDIRECT(&quot;'BG+Class'.H&quot;&amp;[.N31]));&quot;&quot;;INDIRECT(&quot;'BG+Class'.C&quot;&amp;RANDBETWEEN(1;INDIRECT(&quot;'BG+Class'.I&quot;&amp;[.N31]))+INDIRECT(&quot;'BG+Class'.H&quot;&amp;[.N31])-1))">
            <text:p/>
          </table:table-cell>
          <table:table-cell table:formula="of:=[.S31]&amp;&quot;,&quot;&amp;[.U31]" office:value-type="string" office:string-value="Occultism,Lore (Fortune Telling),Nature,Arcana,Deception,Acrobatics" calcext:value-type="string">
            <text:p>Occultism,Lore (Fortune Telling),Nature,Arcana,Deception,Acrobatics</text:p>
          </table:table-cell>
          <table:table-cell table:formula="of:=MATCH([.D31];['BG+Class'.A$38:.A$50];0)+37" office:value-type="float" office:value="44" calcext:value-type="float">
            <text:p>44</text:p>
          </table:table-cell>
          <table:table-cell table:formula="of:=INDIRECT(&quot;'BG+Class'.B&quot;&amp;MATCH([.C31];['BG+Class'.A$1:.A$36];0))" office:value-type="string" office:string-value="Occultism,Lore (Fortune Telling)" calcext:value-type="string">
            <text:p>Occultism,Lore (Fortune Telling)</text:p>
          </table:table-cell>
          <table:table-cell table:formula="of:=INDIRECT(&quot;'BG+Class'.B&quot;&amp;37+MATCH([.D31];['BG+Class'.A$38:.A$50];0))" office:value-type="string" office:string-value="Nature" calcext:value-type="string">
            <text:p>Nature</text:p>
          </table:table-cell>
          <table:table-cell table:formula="of:=IF(LEN([.K31])&lt;1;0;INDIRECT(&quot;'BG+Class'.D&quot;&amp;52+MATCH([.K31];['BG+Class'.C$53:.C$125];0)))" office:value-type="float" office:value="0" calcext:value-type="float">
            <text:p>0</text:p>
          </table:table-cell>
          <table:table-cell table:formula="of:=IF(LEN([.L31])&lt;1;0;INDIRECT(&quot;'BG+Class'.D&quot;&amp;52+MATCH([.L31];['BG+Class'.C$53:.C$125];0)))" office:value-type="float" office:value="0" calcext:value-type="float">
            <text:p>0</text:p>
          </table:table-cell>
          <table:table-cell table:formula="of:=[.O31]&amp;IF([.P31]=0;&quot;&quot;;&quot;,&quot;&amp;[.P31])&amp;IF([.Q31]=0;&quot;&quot;;&quot;,&quot;&amp;[.Q31])&amp;IF([.R31]=0;&quot;&quot;;&quot;,&quot;&amp;[.R31])" office:value-type="string" office:string-value="Occultism,Lore (Fortune Telling),Nature" calcext:value-type="string">
            <text:p>Occultism,Lore (Fortune Telling),Nature</text:p>
          </table:table-cell>
          <table:table-cell table:formula="of:=(([.H31]-10)/2)+INDIRECT(&quot;'BG+Class'.E&quot;&amp;[.N31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31]&gt;2;&quot;,&quot;&amp;INDIRECT(&quot;'Skills'.A&quot;&amp;RANDBETWEEN(2;18));&quot;&quot;)&amp;IF([.T31]&gt;3;&quot;,&quot;&amp;INDIRECT(&quot;'Skills'.A&quot;&amp;RANDBETWEEN(2;18));&quot;&quot;)&amp;IF([.T31]&gt;4;&quot;,&quot;&amp;INDIRECT(&quot;'Skills'.A&quot;&amp;RANDBETWEEN(2;18));&quot;&quot;)&amp;IF([.T31]&gt;5;&quot;,&quot;&amp;INDIRECT(&quot;'Skills'.A&quot;&amp;RANDBETWEEN(2;18));&quot;&quot;)&amp;IF([.T31]&gt;6;&quot;,&quot;&amp;INDIRECT(&quot;'Skills'.A&quot;&amp;RANDBETWEEN(2;18));&quot;&quot;)&amp;IF([.T31]&gt;7;&quot;,&quot;&amp;INDIRECT(&quot;'Skills'.A&quot;&amp;RANDBETWEEN(2;18));&quot;&quot;)&amp;IF([.T31]&gt;8;&quot;,&quot;&amp;INDIRECT(&quot;'Skills'.A&quot;&amp;RANDBETWEEN(2;18));&quot;&quot;)&amp;IF([.B31]=&quot;Skilled&quot;;&quot;,&quot;&amp;INDIRECT(&quot;'Skills'.A&quot;&amp;RANDBETWEEN(2;18));&quot;&quot;)" office:value-type="string" office:string-value="Arcana,Deception,Acrobatics" calcext:value-type="string">
            <text:p>Arcana,Deception,Acroba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Sorcer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ISNA(INDIRECT(&quot;'BG+Class'.F&quot;&amp;[.N32]));&quot;&quot;;INDIRECT(&quot;'BG+Class'.C&quot;&amp;RANDBETWEEN(1;INDIRECT(&quot;'BG+Class'.G&quot;&amp;[.N32]))+INDIRECT(&quot;'BG+Class'.F&quot;&amp;[.N32])-1))" office:value-type="string" office:string-value="Aberrant" calcext:value-type="string">
            <text:p>Aberrant</text:p>
          </table:table-cell>
          <table:table-cell table:formula="of:=IF(ISNA(INDIRECT(&quot;'BG+Class'.H&quot;&amp;[.N32]));&quot;&quot;;INDIRECT(&quot;'BG+Class'.C&quot;&amp;RANDBETWEEN(1;INDIRECT(&quot;'BG+Class'.I&quot;&amp;[.N32]))+INDIRECT(&quot;'BG+Class'.H&quot;&amp;[.N32])-1))">
            <text:p/>
          </table:table-cell>
          <table:table-cell table:formula="of:=[.S32]&amp;&quot;,&quot;&amp;[.U32]" office:value-type="string" office:string-value="Stealth,Lore (Underworld),Intimidation,Occultism,Intimidation,Performance,Occultism" calcext:value-type="string">
            <text:p>Stealth,Lore (Underworld),Intimidation,Occultism,Intimidation,Performance,Occultism</text:p>
          </table:table-cell>
          <table:table-cell table:formula="of:=MATCH([.D32];['BG+Class'.A$38:.A$50];0)+37" office:value-type="float" office:value="49" calcext:value-type="float">
            <text:p>49</text:p>
          </table:table-cell>
          <table:table-cell table:formula="of:=INDIRECT(&quot;'BG+Class'.B&quot;&amp;MATCH([.C32];['BG+Class'.A$1:.A$36];0))" office:value-type="string" office:string-value="Stealth,Lore (Underworld)" calcext:value-type="string">
            <text:p>Stealth,Lore (Underworld)</text:p>
          </table:table-cell>
          <table:table-cell table:formula="of:=INDIRECT(&quot;'BG+Class'.B&quot;&amp;37+MATCH([.D32];['BG+Class'.A$38:.A$50];0))" office:value-type="float" office:value="0" calcext:value-type="float">
            <text:p>0</text:p>
          </table:table-cell>
          <table:table-cell table:formula="of:=IF(LEN([.K32])&lt;1;0;INDIRECT(&quot;'BG+Class'.D&quot;&amp;52+MATCH([.K32];['BG+Class'.C$53:.C$125];0)))" office:value-type="string" office:string-value="Intimidation,Occultism" calcext:value-type="string">
            <text:p>Intimidation,Occultism</text:p>
          </table:table-cell>
          <table:table-cell table:formula="of:=IF(LEN([.L32])&lt;1;0;INDIRECT(&quot;'BG+Class'.D&quot;&amp;52+MATCH([.L32];['BG+Class'.C$53:.C$125];0)))" office:value-type="float" office:value="0" calcext:value-type="float">
            <text:p>0</text:p>
          </table:table-cell>
          <table:table-cell table:formula="of:=[.O32]&amp;IF([.P32]=0;&quot;&quot;;&quot;,&quot;&amp;[.P32])&amp;IF([.Q32]=0;&quot;&quot;;&quot;,&quot;&amp;[.Q32])&amp;IF([.R32]=0;&quot;&quot;;&quot;,&quot;&amp;[.R32])" office:value-type="string" office:string-value="Stealth,Lore (Underworld),Intimidation,Occultism" calcext:value-type="string">
            <text:p>Stealth,Lore (Underworld),Intimidation,Occultism</text:p>
          </table:table-cell>
          <table:table-cell table:formula="of:=(([.H32]-10)/2)+INDIRECT(&quot;'BG+Class'.E&quot;&amp;[.N32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32]&gt;2;&quot;,&quot;&amp;INDIRECT(&quot;'Skills'.A&quot;&amp;RANDBETWEEN(2;18));&quot;&quot;)&amp;IF([.T32]&gt;3;&quot;,&quot;&amp;INDIRECT(&quot;'Skills'.A&quot;&amp;RANDBETWEEN(2;18));&quot;&quot;)&amp;IF([.T32]&gt;4;&quot;,&quot;&amp;INDIRECT(&quot;'Skills'.A&quot;&amp;RANDBETWEEN(2;18));&quot;&quot;)&amp;IF([.T32]&gt;5;&quot;,&quot;&amp;INDIRECT(&quot;'Skills'.A&quot;&amp;RANDBETWEEN(2;18));&quot;&quot;)&amp;IF([.T32]&gt;6;&quot;,&quot;&amp;INDIRECT(&quot;'Skills'.A&quot;&amp;RANDBETWEEN(2;18));&quot;&quot;)&amp;IF([.T32]&gt;7;&quot;,&quot;&amp;INDIRECT(&quot;'Skills'.A&quot;&amp;RANDBETWEEN(2;18));&quot;&quot;)&amp;IF([.T32]&gt;8;&quot;,&quot;&amp;INDIRECT(&quot;'Skills'.A&quot;&amp;RANDBETWEEN(2;18));&quot;&quot;)&amp;IF([.B32]=&quot;Skilled&quot;;&quot;,&quot;&amp;INDIRECT(&quot;'Skills'.A&quot;&amp;RANDBETWEEN(2;18));&quot;&quot;)" office:value-type="string" office:string-value="Intimidation,Performance,Occultism" calcext:value-type="string">
            <text:p>Intimidation,Performance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Monk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33]));&quot;&quot;;INDIRECT(&quot;'BG+Class'.C&quot;&amp;RANDBETWEEN(1;INDIRECT(&quot;'BG+Class'.G&quot;&amp;[.N33]))+INDIRECT(&quot;'BG+Class'.F&quot;&amp;[.N33])-1))">
            <text:p/>
          </table:table-cell>
          <table:table-cell table:formula="of:=IF(ISNA(INDIRECT(&quot;'BG+Class'.H&quot;&amp;[.N33]));&quot;&quot;;INDIRECT(&quot;'BG+Class'.C&quot;&amp;RANDBETWEEN(1;INDIRECT(&quot;'BG+Class'.I&quot;&amp;[.N33]))+INDIRECT(&quot;'BG+Class'.H&quot;&amp;[.N33])-1))">
            <text:p/>
          </table:table-cell>
          <table:table-cell table:formula="of:=[.S33]&amp;&quot;,&quot;&amp;[.U33]" office:value-type="string" office:string-value="Deception,Lore (Games),Crafting,Stealth,Performance,Intimidation,Medicine" calcext:value-type="string">
            <text:p>Deception,Lore (Games),Crafting,Stealth,Performance,Intimidation,Medicine</text:p>
          </table:table-cell>
          <table:table-cell table:formula="of:=MATCH([.D33];['BG+Class'.A$38:.A$50];0)+37" office:value-type="float" office:value="46" calcext:value-type="float">
            <text:p>46</text:p>
          </table:table-cell>
          <table:table-cell table:formula="of:=INDIRECT(&quot;'BG+Class'.B&quot;&amp;MATCH([.C33];['BG+Class'.A$1:.A$36];0))" office:value-type="string" office:string-value="Deception,Lore (Games)" calcext:value-type="string">
            <text:p>Deception,Lore (Games)</text:p>
          </table:table-cell>
          <table:table-cell table:formula="of:=INDIRECT(&quot;'BG+Class'.B&quot;&amp;37+MATCH([.D33];['BG+Class'.A$38:.A$50];0))" office:value-type="float" office:value="0" calcext:value-type="float">
            <text:p>0</text:p>
          </table:table-cell>
          <table:table-cell table:formula="of:=IF(LEN([.K33])&lt;1;0;INDIRECT(&quot;'BG+Class'.D&quot;&amp;52+MATCH([.K33];['BG+Class'.C$53:.C$125];0)))" office:value-type="float" office:value="0" calcext:value-type="float">
            <text:p>0</text:p>
          </table:table-cell>
          <table:table-cell table:formula="of:=IF(LEN([.L33])&lt;1;0;INDIRECT(&quot;'BG+Class'.D&quot;&amp;52+MATCH([.L33];['BG+Class'.C$53:.C$125];0)))" office:value-type="float" office:value="0" calcext:value-type="float">
            <text:p>0</text:p>
          </table:table-cell>
          <table:table-cell table:formula="of:=[.O33]&amp;IF([.P33]=0;&quot;&quot;;&quot;,&quot;&amp;[.P33])&amp;IF([.Q33]=0;&quot;&quot;;&quot;,&quot;&amp;[.Q33])&amp;IF([.R33]=0;&quot;&quot;;&quot;,&quot;&amp;[.R33])" office:value-type="string" office:string-value="Deception,Lore (Games)" calcext:value-type="string">
            <text:p>Deception,Lore (Games)</text:p>
          </table:table-cell>
          <table:table-cell table:formula="of:=(([.H33]-10)/2)+INDIRECT(&quot;'BG+Class'.E&quot;&amp;[.N33])" office:value-type="float" office:value="5" calcext:value-type="float">
            <text:p>5</text:p>
          </table:table-cell>
          <table:table-cell table:formula="of:=INDIRECT(&quot;'Skills'.A&quot;&amp;RANDBETWEEN(2;18))&amp;&quot;,&quot;&amp;INDIRECT(&quot;'Skills'.A&quot;&amp;RANDBETWEEN(2;18))&amp;IF([.T33]&gt;2;&quot;,&quot;&amp;INDIRECT(&quot;'Skills'.A&quot;&amp;RANDBETWEEN(2;18));&quot;&quot;)&amp;IF([.T33]&gt;3;&quot;,&quot;&amp;INDIRECT(&quot;'Skills'.A&quot;&amp;RANDBETWEEN(2;18));&quot;&quot;)&amp;IF([.T33]&gt;4;&quot;,&quot;&amp;INDIRECT(&quot;'Skills'.A&quot;&amp;RANDBETWEEN(2;18));&quot;&quot;)&amp;IF([.T33]&gt;5;&quot;,&quot;&amp;INDIRECT(&quot;'Skills'.A&quot;&amp;RANDBETWEEN(2;18));&quot;&quot;)&amp;IF([.T33]&gt;6;&quot;,&quot;&amp;INDIRECT(&quot;'Skills'.A&quot;&amp;RANDBETWEEN(2;18));&quot;&quot;)&amp;IF([.T33]&gt;7;&quot;,&quot;&amp;INDIRECT(&quot;'Skills'.A&quot;&amp;RANDBETWEEN(2;18));&quot;&quot;)&amp;IF([.T33]&gt;8;&quot;,&quot;&amp;INDIRECT(&quot;'Skills'.A&quot;&amp;RANDBETWEEN(2;18));&quot;&quot;)&amp;IF([.B33]=&quot;Skilled&quot;;&quot;,&quot;&amp;INDIRECT(&quot;'Skills'.A&quot;&amp;RANDBETWEEN(2;18));&quot;&quot;)" office:value-type="string" office:string-value="Crafting,Stealth,Performance,Intimidation,Medicine" calcext:value-type="string">
            <text:p>Crafting,Stealth,Performance,Intimidation,Medicine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Fighte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34]));&quot;&quot;;INDIRECT(&quot;'BG+Class'.C&quot;&amp;RANDBETWEEN(1;INDIRECT(&quot;'BG+Class'.G&quot;&amp;[.N34]))+INDIRECT(&quot;'BG+Class'.F&quot;&amp;[.N34])-1))">
            <text:p/>
          </table:table-cell>
          <table:table-cell table:formula="of:=IF(ISNA(INDIRECT(&quot;'BG+Class'.H&quot;&amp;[.N34]));&quot;&quot;;INDIRECT(&quot;'BG+Class'.C&quot;&amp;RANDBETWEEN(1;INDIRECT(&quot;'BG+Class'.I&quot;&amp;[.N34]))+INDIRECT(&quot;'BG+Class'.H&quot;&amp;[.N34])-1))">
            <text:p/>
          </table:table-cell>
          <table:table-cell table:formula="of:=[.S34]&amp;&quot;,&quot;&amp;[.U34]" office:value-type="string" office:string-value="Intimidation,Lore (Warfare),Acrobatics or Athletics,Religion,Crafting,Intimidation" calcext:value-type="string">
            <text:p>Intimidation,Lore (Warfare),Acrobatics or Athletics,Religion,Crafting,Intimidation</text:p>
          </table:table-cell>
          <table:table-cell table:formula="of:=MATCH([.D34];['BG+Class'.A$38:.A$50];0)+37" office:value-type="float" office:value="45" calcext:value-type="float">
            <text:p>45</text:p>
          </table:table-cell>
          <table:table-cell table:formula="of:=INDIRECT(&quot;'BG+Class'.B&quot;&amp;MATCH([.C34];['BG+Class'.A$1:.A$36];0))" office:value-type="string" office:string-value="Intimidation,Lore (Warfare)" calcext:value-type="string">
            <text:p>Intimidation,Lore (Warfare)</text:p>
          </table:table-cell>
          <table:table-cell table:formula="of:=INDIRECT(&quot;'BG+Class'.B&quot;&amp;37+MATCH([.D34];['BG+Class'.A$38:.A$50];0))" office:value-type="string" office:string-value="Acrobatics or Athletics" calcext:value-type="string">
            <text:p>Acrobatics or Athletics</text:p>
          </table:table-cell>
          <table:table-cell table:formula="of:=IF(LEN([.K34])&lt;1;0;INDIRECT(&quot;'BG+Class'.D&quot;&amp;52+MATCH([.K34];['BG+Class'.C$53:.C$125];0)))" office:value-type="float" office:value="0" calcext:value-type="float">
            <text:p>0</text:p>
          </table:table-cell>
          <table:table-cell table:formula="of:=IF(LEN([.L34])&lt;1;0;INDIRECT(&quot;'BG+Class'.D&quot;&amp;52+MATCH([.L34];['BG+Class'.C$53:.C$125];0)))" office:value-type="float" office:value="0" calcext:value-type="float">
            <text:p>0</text:p>
          </table:table-cell>
          <table:table-cell table:formula="of:=[.O34]&amp;IF([.P34]=0;&quot;&quot;;&quot;,&quot;&amp;[.P34])&amp;IF([.Q34]=0;&quot;&quot;;&quot;,&quot;&amp;[.Q34])&amp;IF([.R34]=0;&quot;&quot;;&quot;,&quot;&amp;[.R34])" office:value-type="string" office:string-value="Intimidation,Lore (Warfare),Acrobatics or Athletics" calcext:value-type="string">
            <text:p>Intimidation,Lore (Warfare),Acrobatics or Athletics</text:p>
          </table:table-cell>
          <table:table-cell table:formula="of:=(([.H34]-10)/2)+INDIRECT(&quot;'BG+Class'.E&quot;&amp;[.N34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34]&gt;2;&quot;,&quot;&amp;INDIRECT(&quot;'Skills'.A&quot;&amp;RANDBETWEEN(2;18));&quot;&quot;)&amp;IF([.T34]&gt;3;&quot;,&quot;&amp;INDIRECT(&quot;'Skills'.A&quot;&amp;RANDBETWEEN(2;18));&quot;&quot;)&amp;IF([.T34]&gt;4;&quot;,&quot;&amp;INDIRECT(&quot;'Skills'.A&quot;&amp;RANDBETWEEN(2;18));&quot;&quot;)&amp;IF([.T34]&gt;5;&quot;,&quot;&amp;INDIRECT(&quot;'Skills'.A&quot;&amp;RANDBETWEEN(2;18));&quot;&quot;)&amp;IF([.T34]&gt;6;&quot;,&quot;&amp;INDIRECT(&quot;'Skills'.A&quot;&amp;RANDBETWEEN(2;18));&quot;&quot;)&amp;IF([.T34]&gt;7;&quot;,&quot;&amp;INDIRECT(&quot;'Skills'.A&quot;&amp;RANDBETWEEN(2;18));&quot;&quot;)&amp;IF([.T34]&gt;8;&quot;,&quot;&amp;INDIRECT(&quot;'Skills'.A&quot;&amp;RANDBETWEEN(2;18));&quot;&quot;)&amp;IF([.B34]=&quot;Skilled&quot;;&quot;,&quot;&amp;INDIRECT(&quot;'Skills'.A&quot;&amp;RANDBETWEEN(2;18));&quot;&quot;)" office:value-type="string" office:string-value="Religion,Crafting,Intimidation" calcext:value-type="string">
            <text:p>Religion,Crafting,Intimida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Fight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35]));&quot;&quot;;INDIRECT(&quot;'BG+Class'.C&quot;&amp;RANDBETWEEN(1;INDIRECT(&quot;'BG+Class'.G&quot;&amp;[.N35]))+INDIRECT(&quot;'BG+Class'.F&quot;&amp;[.N35])-1))">
            <text:p/>
          </table:table-cell>
          <table:table-cell table:formula="of:=IF(ISNA(INDIRECT(&quot;'BG+Class'.H&quot;&amp;[.N35]));&quot;&quot;;INDIRECT(&quot;'BG+Class'.C&quot;&amp;RANDBETWEEN(1;INDIRECT(&quot;'BG+Class'.I&quot;&amp;[.N35]))+INDIRECT(&quot;'BG+Class'.H&quot;&amp;[.N35])-1))">
            <text:p/>
          </table:table-cell>
          <table:table-cell table:formula="of:=[.S35]&amp;&quot;,&quot;&amp;[.U35]" office:value-type="string" office:string-value="Deception,Lore (Games),Acrobatics or Athletics,Intimidation,Thievery,Thievery,Diplomacy,Religion,Crafting" calcext:value-type="string">
            <text:p>Deception,Lore (Games),Acrobatics or Athletics,Intimidation,Thievery,Thievery,Diplomacy,Religion,Crafting</text:p>
          </table:table-cell>
          <table:table-cell table:formula="of:=MATCH([.D35];['BG+Class'.A$38:.A$50];0)+37" office:value-type="float" office:value="45" calcext:value-type="float">
            <text:p>45</text:p>
          </table:table-cell>
          <table:table-cell table:formula="of:=INDIRECT(&quot;'BG+Class'.B&quot;&amp;MATCH([.C35];['BG+Class'.A$1:.A$36];0))" office:value-type="string" office:string-value="Deception,Lore (Games)" calcext:value-type="string">
            <text:p>Deception,Lore (Games)</text:p>
          </table:table-cell>
          <table:table-cell table:formula="of:=INDIRECT(&quot;'BG+Class'.B&quot;&amp;37+MATCH([.D35];['BG+Class'.A$38:.A$50];0))" office:value-type="string" office:string-value="Acrobatics or Athletics" calcext:value-type="string">
            <text:p>Acrobatics or Athletics</text:p>
          </table:table-cell>
          <table:table-cell table:formula="of:=IF(LEN([.K35])&lt;1;0;INDIRECT(&quot;'BG+Class'.D&quot;&amp;52+MATCH([.K35];['BG+Class'.C$53:.C$125];0)))" office:value-type="float" office:value="0" calcext:value-type="float">
            <text:p>0</text:p>
          </table:table-cell>
          <table:table-cell table:formula="of:=IF(LEN([.L35])&lt;1;0;INDIRECT(&quot;'BG+Class'.D&quot;&amp;52+MATCH([.L35];['BG+Class'.C$53:.C$125];0)))" office:value-type="float" office:value="0" calcext:value-type="float">
            <text:p>0</text:p>
          </table:table-cell>
          <table:table-cell table:formula="of:=[.O35]&amp;IF([.P35]=0;&quot;&quot;;&quot;,&quot;&amp;[.P35])&amp;IF([.Q35]=0;&quot;&quot;;&quot;,&quot;&amp;[.Q35])&amp;IF([.R35]=0;&quot;&quot;;&quot;,&quot;&amp;[.R35])" office:value-type="string" office:string-value="Deception,Lore (Games),Acrobatics or Athletics" calcext:value-type="string">
            <text:p>Deception,Lore (Games),Acrobatics or Athletics</text:p>
          </table:table-cell>
          <table:table-cell table:formula="of:=(([.H35]-10)/2)+INDIRECT(&quot;'BG+Class'.E&quot;&amp;[.N35])" office:value-type="float" office:value="6" calcext:value-type="float">
            <text:p>6</text:p>
          </table:table-cell>
          <table:table-cell table:formula="of:=INDIRECT(&quot;'Skills'.A&quot;&amp;RANDBETWEEN(2;18))&amp;&quot;,&quot;&amp;INDIRECT(&quot;'Skills'.A&quot;&amp;RANDBETWEEN(2;18))&amp;IF([.T35]&gt;2;&quot;,&quot;&amp;INDIRECT(&quot;'Skills'.A&quot;&amp;RANDBETWEEN(2;18));&quot;&quot;)&amp;IF([.T35]&gt;3;&quot;,&quot;&amp;INDIRECT(&quot;'Skills'.A&quot;&amp;RANDBETWEEN(2;18));&quot;&quot;)&amp;IF([.T35]&gt;4;&quot;,&quot;&amp;INDIRECT(&quot;'Skills'.A&quot;&amp;RANDBETWEEN(2;18));&quot;&quot;)&amp;IF([.T35]&gt;5;&quot;,&quot;&amp;INDIRECT(&quot;'Skills'.A&quot;&amp;RANDBETWEEN(2;18));&quot;&quot;)&amp;IF([.T35]&gt;6;&quot;,&quot;&amp;INDIRECT(&quot;'Skills'.A&quot;&amp;RANDBETWEEN(2;18));&quot;&quot;)&amp;IF([.T35]&gt;7;&quot;,&quot;&amp;INDIRECT(&quot;'Skills'.A&quot;&amp;RANDBETWEEN(2;18));&quot;&quot;)&amp;IF([.T35]&gt;8;&quot;,&quot;&amp;INDIRECT(&quot;'Skills'.A&quot;&amp;RANDBETWEEN(2;18));&quot;&quot;)&amp;IF([.B35]=&quot;Skilled&quot;;&quot;,&quot;&amp;INDIRECT(&quot;'Skills'.A&quot;&amp;RANDBETWEEN(2;18));&quot;&quot;)" office:value-type="string" office:string-value="Intimidation,Thievery,Thievery,Diplomacy,Religion,Crafting" calcext:value-type="string">
            <text:p>Intimidation,Thievery,Thievery,Diplomacy,Religion,Crafting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Fight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36]));&quot;&quot;;INDIRECT(&quot;'BG+Class'.C&quot;&amp;RANDBETWEEN(1;INDIRECT(&quot;'BG+Class'.G&quot;&amp;[.N36]))+INDIRECT(&quot;'BG+Class'.F&quot;&amp;[.N36])-1))">
            <text:p/>
          </table:table-cell>
          <table:table-cell table:formula="of:=IF(ISNA(INDIRECT(&quot;'BG+Class'.H&quot;&amp;[.N36]));&quot;&quot;;INDIRECT(&quot;'BG+Class'.C&quot;&amp;RANDBETWEEN(1;INDIRECT(&quot;'BG+Class'.I&quot;&amp;[.N36]))+INDIRECT(&quot;'BG+Class'.H&quot;&amp;[.N36])-1))">
            <text:p/>
          </table:table-cell>
          <table:table-cell table:formula="of:=[.S36]&amp;&quot;,&quot;&amp;[.U36]" office:value-type="string" office:string-value="Survival,Lore (Mining),Acrobatics or Athletics,Religion,Arcana,Thievery" calcext:value-type="string">
            <text:p>Survival,Lore (Mining),Acrobatics or Athletics,Religion,Arcana,Thievery</text:p>
          </table:table-cell>
          <table:table-cell table:formula="of:=MATCH([.D36];['BG+Class'.A$38:.A$50];0)+37" office:value-type="float" office:value="45" calcext:value-type="float">
            <text:p>45</text:p>
          </table:table-cell>
          <table:table-cell table:formula="of:=INDIRECT(&quot;'BG+Class'.B&quot;&amp;MATCH([.C36];['BG+Class'.A$1:.A$36];0))" office:value-type="string" office:string-value="Survival,Lore (Mining)" calcext:value-type="string">
            <text:p>Survival,Lore (Mining)</text:p>
          </table:table-cell>
          <table:table-cell table:formula="of:=INDIRECT(&quot;'BG+Class'.B&quot;&amp;37+MATCH([.D36];['BG+Class'.A$38:.A$50];0))" office:value-type="string" office:string-value="Acrobatics or Athletics" calcext:value-type="string">
            <text:p>Acrobatics or Athletics</text:p>
          </table:table-cell>
          <table:table-cell table:formula="of:=IF(LEN([.K36])&lt;1;0;INDIRECT(&quot;'BG+Class'.D&quot;&amp;52+MATCH([.K36];['BG+Class'.C$53:.C$125];0)))" office:value-type="float" office:value="0" calcext:value-type="float">
            <text:p>0</text:p>
          </table:table-cell>
          <table:table-cell table:formula="of:=IF(LEN([.L36])&lt;1;0;INDIRECT(&quot;'BG+Class'.D&quot;&amp;52+MATCH([.L36];['BG+Class'.C$53:.C$125];0)))" office:value-type="float" office:value="0" calcext:value-type="float">
            <text:p>0</text:p>
          </table:table-cell>
          <table:table-cell table:formula="of:=[.O36]&amp;IF([.P36]=0;&quot;&quot;;&quot;,&quot;&amp;[.P36])&amp;IF([.Q36]=0;&quot;&quot;;&quot;,&quot;&amp;[.Q36])&amp;IF([.R36]=0;&quot;&quot;;&quot;,&quot;&amp;[.R36])" office:value-type="string" office:string-value="Survival,Lore (Mining),Acrobatics or Athletics" calcext:value-type="string">
            <text:p>Survival,Lore (Mining),Acrobatics or Athletics</text:p>
          </table:table-cell>
          <table:table-cell table:formula="of:=(([.H36]-10)/2)+INDIRECT(&quot;'BG+Class'.E&quot;&amp;[.N36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36]&gt;2;&quot;,&quot;&amp;INDIRECT(&quot;'Skills'.A&quot;&amp;RANDBETWEEN(2;18));&quot;&quot;)&amp;IF([.T36]&gt;3;&quot;,&quot;&amp;INDIRECT(&quot;'Skills'.A&quot;&amp;RANDBETWEEN(2;18));&quot;&quot;)&amp;IF([.T36]&gt;4;&quot;,&quot;&amp;INDIRECT(&quot;'Skills'.A&quot;&amp;RANDBETWEEN(2;18));&quot;&quot;)&amp;IF([.T36]&gt;5;&quot;,&quot;&amp;INDIRECT(&quot;'Skills'.A&quot;&amp;RANDBETWEEN(2;18));&quot;&quot;)&amp;IF([.T36]&gt;6;&quot;,&quot;&amp;INDIRECT(&quot;'Skills'.A&quot;&amp;RANDBETWEEN(2;18));&quot;&quot;)&amp;IF([.T36]&gt;7;&quot;,&quot;&amp;INDIRECT(&quot;'Skills'.A&quot;&amp;RANDBETWEEN(2;18));&quot;&quot;)&amp;IF([.T36]&gt;8;&quot;,&quot;&amp;INDIRECT(&quot;'Skills'.A&quot;&amp;RANDBETWEEN(2;18));&quot;&quot;)&amp;IF([.B36]=&quot;Skilled&quot;;&quot;,&quot;&amp;INDIRECT(&quot;'Skills'.A&quot;&amp;RANDBETWEEN(2;18));&quot;&quot;)" office:value-type="string" office:string-value="Religion,Arcana,Thievery" calcext:value-type="string">
            <text:p>Religion,Arcana,Thiever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Fighter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ISNA(INDIRECT(&quot;'BG+Class'.F&quot;&amp;[.N37]));&quot;&quot;;INDIRECT(&quot;'BG+Class'.C&quot;&amp;RANDBETWEEN(1;INDIRECT(&quot;'BG+Class'.G&quot;&amp;[.N37]))+INDIRECT(&quot;'BG+Class'.F&quot;&amp;[.N37])-1))">
            <text:p/>
          </table:table-cell>
          <table:table-cell table:formula="of:=IF(ISNA(INDIRECT(&quot;'BG+Class'.H&quot;&amp;[.N37]));&quot;&quot;;INDIRECT(&quot;'BG+Class'.C&quot;&amp;RANDBETWEEN(1;INDIRECT(&quot;'BG+Class'.I&quot;&amp;[.N37]))+INDIRECT(&quot;'BG+Class'.H&quot;&amp;[.N37])-1))">
            <text:p/>
          </table:table-cell>
          <table:table-cell table:formula="of:=[.S37]&amp;&quot;,&quot;&amp;[.U37]" office:value-type="string" office:string-value="Survival,Lore (Mining),Acrobatics or Athletics,Thievery,Intimidation,Athletics,Thievery" calcext:value-type="string">
            <text:p>Survival,Lore (Mining),Acrobatics or Athletics,Thievery,Intimidation,Athletics,Thievery</text:p>
          </table:table-cell>
          <table:table-cell table:formula="of:=MATCH([.D37];['BG+Class'.A$38:.A$50];0)+37" office:value-type="float" office:value="45" calcext:value-type="float">
            <text:p>45</text:p>
          </table:table-cell>
          <table:table-cell table:formula="of:=INDIRECT(&quot;'BG+Class'.B&quot;&amp;MATCH([.C37];['BG+Class'.A$1:.A$36];0))" office:value-type="string" office:string-value="Survival,Lore (Mining)" calcext:value-type="string">
            <text:p>Survival,Lore (Mining)</text:p>
          </table:table-cell>
          <table:table-cell table:formula="of:=INDIRECT(&quot;'BG+Class'.B&quot;&amp;37+MATCH([.D37];['BG+Class'.A$38:.A$50];0))" office:value-type="string" office:string-value="Acrobatics or Athletics" calcext:value-type="string">
            <text:p>Acrobatics or Athletics</text:p>
          </table:table-cell>
          <table:table-cell table:formula="of:=IF(LEN([.K37])&lt;1;0;INDIRECT(&quot;'BG+Class'.D&quot;&amp;52+MATCH([.K37];['BG+Class'.C$53:.C$125];0)))" office:value-type="float" office:value="0" calcext:value-type="float">
            <text:p>0</text:p>
          </table:table-cell>
          <table:table-cell table:formula="of:=IF(LEN([.L37])&lt;1;0;INDIRECT(&quot;'BG+Class'.D&quot;&amp;52+MATCH([.L37];['BG+Class'.C$53:.C$125];0)))" office:value-type="float" office:value="0" calcext:value-type="float">
            <text:p>0</text:p>
          </table:table-cell>
          <table:table-cell table:formula="of:=[.O37]&amp;IF([.P37]=0;&quot;&quot;;&quot;,&quot;&amp;[.P37])&amp;IF([.Q37]=0;&quot;&quot;;&quot;,&quot;&amp;[.Q37])&amp;IF([.R37]=0;&quot;&quot;;&quot;,&quot;&amp;[.R37])" office:value-type="string" office:string-value="Survival,Lore (Mining),Acrobatics or Athletics" calcext:value-type="string">
            <text:p>Survival,Lore (Mining),Acrobatics or Athletics</text:p>
          </table:table-cell>
          <table:table-cell table:formula="of:=(([.H37]-10)/2)+INDIRECT(&quot;'BG+Class'.E&quot;&amp;[.N37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37]&gt;2;&quot;,&quot;&amp;INDIRECT(&quot;'Skills'.A&quot;&amp;RANDBETWEEN(2;18));&quot;&quot;)&amp;IF([.T37]&gt;3;&quot;,&quot;&amp;INDIRECT(&quot;'Skills'.A&quot;&amp;RANDBETWEEN(2;18));&quot;&quot;)&amp;IF([.T37]&gt;4;&quot;,&quot;&amp;INDIRECT(&quot;'Skills'.A&quot;&amp;RANDBETWEEN(2;18));&quot;&quot;)&amp;IF([.T37]&gt;5;&quot;,&quot;&amp;INDIRECT(&quot;'Skills'.A&quot;&amp;RANDBETWEEN(2;18));&quot;&quot;)&amp;IF([.T37]&gt;6;&quot;,&quot;&amp;INDIRECT(&quot;'Skills'.A&quot;&amp;RANDBETWEEN(2;18));&quot;&quot;)&amp;IF([.T37]&gt;7;&quot;,&quot;&amp;INDIRECT(&quot;'Skills'.A&quot;&amp;RANDBETWEEN(2;18));&quot;&quot;)&amp;IF([.T37]&gt;8;&quot;,&quot;&amp;INDIRECT(&quot;'Skills'.A&quot;&amp;RANDBETWEEN(2;18));&quot;&quot;)&amp;IF([.B37]=&quot;Skilled&quot;;&quot;,&quot;&amp;INDIRECT(&quot;'Skills'.A&quot;&amp;RANDBETWEEN(2;18));&quot;&quot;)" office:value-type="string" office:string-value="Thievery,Intimidation,Athletics,Thievery" calcext:value-type="string">
            <text:p>Thievery,Intimidation,Athletics,Thiever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Champion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38]));&quot;&quot;;INDIRECT(&quot;'BG+Class'.C&quot;&amp;RANDBETWEEN(1;INDIRECT(&quot;'BG+Class'.G&quot;&amp;[.N38]))+INDIRECT(&quot;'BG+Class'.F&quot;&amp;[.N38])-1))" office:value-type="string" office:string-value="Paladin" calcext:value-type="string">
            <text:p>Paladin</text:p>
          </table:table-cell>
          <table:table-cell table:formula="of:=IF(ISNA(INDIRECT(&quot;'BG+Class'.H&quot;&amp;[.N38]));&quot;&quot;;INDIRECT(&quot;'BG+Class'.C&quot;&amp;RANDBETWEEN(1;INDIRECT(&quot;'BG+Class'.I&quot;&amp;[.N38]))+INDIRECT(&quot;'BG+Class'.H&quot;&amp;[.N38])-1))" office:value-type="string" office:string-value="Devourer" calcext:value-type="string">
            <text:p>Devourer</text:p>
          </table:table-cell>
          <table:table-cell table:formula="of:=[.S38]&amp;&quot;,&quot;&amp;[.U38]" office:value-type="string" office:string-value="Medicine,Lore (Warfare),Religion,Survival,Medicine,Diplomacy" calcext:value-type="string">
            <text:p>Medicine,Lore (Warfare),Religion,Survival,Medicine,Diplomacy</text:p>
          </table:table-cell>
          <table:table-cell table:formula="of:=MATCH([.D38];['BG+Class'.A$38:.A$50];0)+37" office:value-type="float" office:value="42" calcext:value-type="float">
            <text:p>42</text:p>
          </table:table-cell>
          <table:table-cell table:formula="of:=INDIRECT(&quot;'BG+Class'.B&quot;&amp;MATCH([.C38];['BG+Class'.A$1:.A$36];0))" office:value-type="string" office:string-value="Medicine,Lore (Warfare)" calcext:value-type="string">
            <text:p>Medicine,Lore (Warfare)</text:p>
          </table:table-cell>
          <table:table-cell table:formula="of:=INDIRECT(&quot;'BG+Class'.B&quot;&amp;37+MATCH([.D38];['BG+Class'.A$38:.A$50];0))" office:value-type="string" office:string-value="Religion" calcext:value-type="string">
            <text:p>Religion</text:p>
          </table:table-cell>
          <table:table-cell table:formula="of:=IF(LEN([.K38])&lt;1;0;INDIRECT(&quot;'BG+Class'.D&quot;&amp;52+MATCH([.K38];['BG+Class'.C$53:.C$125];0)))" office:value-type="float" office:value="0" calcext:value-type="float">
            <text:p>0</text:p>
          </table:table-cell>
          <table:table-cell table:formula="of:=IF(LEN([.L38])&lt;1;0;INDIRECT(&quot;'BG+Class'.D&quot;&amp;52+MATCH([.L38];['BG+Class'.C$53:.C$125];0)))" office:value-type="string" office:string-value="Survival" calcext:value-type="string">
            <text:p>Survival</text:p>
          </table:table-cell>
          <table:table-cell table:formula="of:=[.O38]&amp;IF([.P38]=0;&quot;&quot;;&quot;,&quot;&amp;[.P38])&amp;IF([.Q38]=0;&quot;&quot;;&quot;,&quot;&amp;[.Q38])&amp;IF([.R38]=0;&quot;&quot;;&quot;,&quot;&amp;[.R38])" office:value-type="string" office:string-value="Medicine,Lore (Warfare),Religion,Survival" calcext:value-type="string">
            <text:p>Medicine,Lore (Warfare),Religion,Survival</text:p>
          </table:table-cell>
          <table:table-cell table:formula="of:=(([.H38]-10)/2)+INDIRECT(&quot;'BG+Class'.E&quot;&amp;[.N38])" office:value-type="float" office:value="2" calcext:value-type="float">
            <text:p>2</text:p>
          </table:table-cell>
          <table:table-cell table:formula="of:=INDIRECT(&quot;'Skills'.A&quot;&amp;RANDBETWEEN(2;18))&amp;&quot;,&quot;&amp;INDIRECT(&quot;'Skills'.A&quot;&amp;RANDBETWEEN(2;18))&amp;IF([.T38]&gt;2;&quot;,&quot;&amp;INDIRECT(&quot;'Skills'.A&quot;&amp;RANDBETWEEN(2;18));&quot;&quot;)&amp;IF([.T38]&gt;3;&quot;,&quot;&amp;INDIRECT(&quot;'Skills'.A&quot;&amp;RANDBETWEEN(2;18));&quot;&quot;)&amp;IF([.T38]&gt;4;&quot;,&quot;&amp;INDIRECT(&quot;'Skills'.A&quot;&amp;RANDBETWEEN(2;18));&quot;&quot;)&amp;IF([.T38]&gt;5;&quot;,&quot;&amp;INDIRECT(&quot;'Skills'.A&quot;&amp;RANDBETWEEN(2;18));&quot;&quot;)&amp;IF([.T38]&gt;6;&quot;,&quot;&amp;INDIRECT(&quot;'Skills'.A&quot;&amp;RANDBETWEEN(2;18));&quot;&quot;)&amp;IF([.T38]&gt;7;&quot;,&quot;&amp;INDIRECT(&quot;'Skills'.A&quot;&amp;RANDBETWEEN(2;18));&quot;&quot;)&amp;IF([.T38]&gt;8;&quot;,&quot;&amp;INDIRECT(&quot;'Skills'.A&quot;&amp;RANDBETWEEN(2;18));&quot;&quot;)&amp;IF([.B38]=&quot;Skilled&quot;;&quot;,&quot;&amp;INDIRECT(&quot;'Skills'.A&quot;&amp;RANDBETWEEN(2;18));&quot;&quot;)" office:value-type="string" office:string-value="Medicine,Diplomacy" calcext:value-type="string">
            <text:p>Medicine,Diplomac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Rogu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39]));&quot;&quot;;INDIRECT(&quot;'BG+Class'.C&quot;&amp;RANDBETWEEN(1;INDIRECT(&quot;'BG+Class'.G&quot;&amp;[.N39]))+INDIRECT(&quot;'BG+Class'.F&quot;&amp;[.N39])-1))" office:value-type="string" office:string-value="Scoundrel" calcext:value-type="string">
            <text:p>Scoundrel</text:p>
          </table:table-cell>
          <table:table-cell table:formula="of:=IF(ISNA(INDIRECT(&quot;'BG+Class'.H&quot;&amp;[.N39]));&quot;&quot;;INDIRECT(&quot;'BG+Class'.C&quot;&amp;RANDBETWEEN(1;INDIRECT(&quot;'BG+Class'.I&quot;&amp;[.N39]))+INDIRECT(&quot;'BG+Class'.H&quot;&amp;[.N39])-1))">
            <text:p/>
          </table:table-cell>
          <table:table-cell table:formula="of:=[.S39]&amp;&quot;,&quot;&amp;[.U39]" office:value-type="string" office:string-value="Intimidation,Lore (Legal or Warfare),Stealth,Deception,Diplomacy,Athletics,Occultism,Lore,Acrobatics,Occultism,Diplomacy,Arcana,Acrobatics" calcext:value-type="string">
            <text:p>Intimidation,Lore (Legal or Warfare),Stealth,Deception,Diplomacy,Athletics,Occultism,Lore,Acrobatics,Occultism,Diplomacy,Arcana,Acrobatics</text:p>
          </table:table-cell>
          <table:table-cell table:formula="of:=MATCH([.D39];['BG+Class'.A$38:.A$50];0)+37" office:value-type="float" office:value="48" calcext:value-type="float">
            <text:p>48</text:p>
          </table:table-cell>
          <table:table-cell table:formula="of:=INDIRECT(&quot;'BG+Class'.B&quot;&amp;MATCH([.C39];['BG+Class'.A$1:.A$36];0))" office:value-type="string" office:string-value="Intimidation,Lore (Legal or Warfare)" calcext:value-type="string">
            <text:p>Intimidation,Lore (Legal or Warfare)</text:p>
          </table:table-cell>
          <table:table-cell table:formula="of:=INDIRECT(&quot;'BG+Class'.B&quot;&amp;37+MATCH([.D39];['BG+Class'.A$38:.A$50];0))" office:value-type="string" office:string-value="Stealth" calcext:value-type="string">
            <text:p>Stealth</text:p>
          </table:table-cell>
          <table:table-cell table:formula="of:=IF(LEN([.K39])&lt;1;0;INDIRECT(&quot;'BG+Class'.D&quot;&amp;52+MATCH([.K39];['BG+Class'.C$53:.C$125];0)))" office:value-type="string" office:string-value="Deception,Diplomacy" calcext:value-type="string">
            <text:p>Deception,Diplomacy</text:p>
          </table:table-cell>
          <table:table-cell table:formula="of:=IF(LEN([.L39])&lt;1;0;INDIRECT(&quot;'BG+Class'.D&quot;&amp;52+MATCH([.L39];['BG+Class'.C$53:.C$125];0)))" office:value-type="float" office:value="0" calcext:value-type="float">
            <text:p>0</text:p>
          </table:table-cell>
          <table:table-cell table:formula="of:=[.O39]&amp;IF([.P39]=0;&quot;&quot;;&quot;,&quot;&amp;[.P39])&amp;IF([.Q39]=0;&quot;&quot;;&quot;,&quot;&amp;[.Q39])&amp;IF([.R39]=0;&quot;&quot;;&quot;,&quot;&amp;[.R39])" office:value-type="string" office:string-value="Intimidation,Lore (Legal or Warfare),Stealth,Deception,Diplomacy" calcext:value-type="string">
            <text:p>Intimidation,Lore (Legal or Warfare),Stealth,Deception,Diplomacy</text:p>
          </table:table-cell>
          <table:table-cell table:formula="of:=(([.H39]-10)/2)+INDIRECT(&quot;'BG+Class'.E&quot;&amp;[.N39])" office:value-type="float" office:value="8" calcext:value-type="float">
            <text:p>8</text:p>
          </table:table-cell>
          <table:table-cell table:formula="of:=INDIRECT(&quot;'Skills'.A&quot;&amp;RANDBETWEEN(2;18))&amp;&quot;,&quot;&amp;INDIRECT(&quot;'Skills'.A&quot;&amp;RANDBETWEEN(2;18))&amp;IF([.T39]&gt;2;&quot;,&quot;&amp;INDIRECT(&quot;'Skills'.A&quot;&amp;RANDBETWEEN(2;18));&quot;&quot;)&amp;IF([.T39]&gt;3;&quot;,&quot;&amp;INDIRECT(&quot;'Skills'.A&quot;&amp;RANDBETWEEN(2;18));&quot;&quot;)&amp;IF([.T39]&gt;4;&quot;,&quot;&amp;INDIRECT(&quot;'Skills'.A&quot;&amp;RANDBETWEEN(2;18));&quot;&quot;)&amp;IF([.T39]&gt;5;&quot;,&quot;&amp;INDIRECT(&quot;'Skills'.A&quot;&amp;RANDBETWEEN(2;18));&quot;&quot;)&amp;IF([.T39]&gt;6;&quot;,&quot;&amp;INDIRECT(&quot;'Skills'.A&quot;&amp;RANDBETWEEN(2;18));&quot;&quot;)&amp;IF([.T39]&gt;7;&quot;,&quot;&amp;INDIRECT(&quot;'Skills'.A&quot;&amp;RANDBETWEEN(2;18));&quot;&quot;)&amp;IF([.T39]&gt;8;&quot;,&quot;&amp;INDIRECT(&quot;'Skills'.A&quot;&amp;RANDBETWEEN(2;18));&quot;&quot;)&amp;IF([.B39]=&quot;Skilled&quot;;&quot;,&quot;&amp;INDIRECT(&quot;'Skills'.A&quot;&amp;RANDBETWEEN(2;18));&quot;&quot;)" office:value-type="string" office:string-value="Athletics,Occultism,Lore,Acrobatics,Occultism,Diplomacy,Arcana,Acrobatics" calcext:value-type="string">
            <text:p>Athletics,Occultism,Lore,Acrobatics,Occultism,Diplomacy,Arcana,Acroba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Street Urchin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ISNA(INDIRECT(&quot;'BG+Class'.F&quot;&amp;[.N40]));&quot;&quot;;INDIRECT(&quot;'BG+Class'.C&quot;&amp;RANDBETWEEN(1;INDIRECT(&quot;'BG+Class'.G&quot;&amp;[.N40]))+INDIRECT(&quot;'BG+Class'.F&quot;&amp;[.N40])-1))" office:value-type="string" office:string-value="Conjuration" calcext:value-type="string">
            <text:p>Conjuration</text:p>
          </table:table-cell>
          <table:table-cell table:formula="of:=IF(ISNA(INDIRECT(&quot;'BG+Class'.H&quot;&amp;[.N40]));&quot;&quot;;INDIRECT(&quot;'BG+Class'.C&quot;&amp;RANDBETWEEN(1;INDIRECT(&quot;'BG+Class'.I&quot;&amp;[.N40]))+INDIRECT(&quot;'BG+Class'.H&quot;&amp;[.N40])-1))" office:value-type="string" office:string-value="Improved Familiar Attunement" calcext:value-type="string">
            <text:p>Improved Familiar Attunement</text:p>
          </table:table-cell>
          <table:table-cell table:formula="of:=[.S40]&amp;&quot;,&quot;&amp;[.U40]" office:value-type="string" office:string-value="Thievery,Lore (pick a city),Arcana,Stealth,Medicine,Acrobatics,Thievery,Survival,Deception" calcext:value-type="string">
            <text:p>Thievery,Lore (pick a city),Arcana,Stealth,Medicine,Acrobatics,Thievery,Survival,Deception</text:p>
          </table:table-cell>
          <table:table-cell table:formula="of:=MATCH([.D40];['BG+Class'.A$38:.A$50];0)+37" office:value-type="float" office:value="50" calcext:value-type="float">
            <text:p>50</text:p>
          </table:table-cell>
          <table:table-cell table:formula="of:=INDIRECT(&quot;'BG+Class'.B&quot;&amp;MATCH([.C40];['BG+Class'.A$1:.A$36];0))" office:value-type="string" office:string-value="Thievery,Lore (pick a city)" calcext:value-type="string">
            <text:p>Thievery,Lore (pick a city)</text:p>
          </table:table-cell>
          <table:table-cell table:formula="of:=INDIRECT(&quot;'BG+Class'.B&quot;&amp;37+MATCH([.D40];['BG+Class'.A$38:.A$50];0))" office:value-type="string" office:string-value="Arcana" calcext:value-type="string">
            <text:p>Arcana</text:p>
          </table:table-cell>
          <table:table-cell table:formula="of:=IF(LEN([.K40])&lt;1;0;INDIRECT(&quot;'BG+Class'.D&quot;&amp;52+MATCH([.K40];['BG+Class'.C$53:.C$125];0)))" office:value-type="float" office:value="0" calcext:value-type="float">
            <text:p>0</text:p>
          </table:table-cell>
          <table:table-cell table:formula="of:=IF(LEN([.L40])&lt;1;0;INDIRECT(&quot;'BG+Class'.D&quot;&amp;52+MATCH([.L40];['BG+Class'.C$53:.C$125];0)))" office:value-type="float" office:value="0" calcext:value-type="float">
            <text:p>0</text:p>
          </table:table-cell>
          <table:table-cell table:formula="of:=[.O40]&amp;IF([.P40]=0;&quot;&quot;;&quot;,&quot;&amp;[.P40])&amp;IF([.Q40]=0;&quot;&quot;;&quot;,&quot;&amp;[.Q40])&amp;IF([.R40]=0;&quot;&quot;;&quot;,&quot;&amp;[.R40])" office:value-type="string" office:string-value="Thievery,Lore (pick a city),Arcana" calcext:value-type="string">
            <text:p>Thievery,Lore (pick a city),Arcana</text:p>
          </table:table-cell>
          <table:table-cell table:formula="of:=(([.H40]-10)/2)+INDIRECT(&quot;'BG+Class'.E&quot;&amp;[.N40])" office:value-type="float" office:value="6" calcext:value-type="float">
            <text:p>6</text:p>
          </table:table-cell>
          <table:table-cell table:formula="of:=INDIRECT(&quot;'Skills'.A&quot;&amp;RANDBETWEEN(2;18))&amp;&quot;,&quot;&amp;INDIRECT(&quot;'Skills'.A&quot;&amp;RANDBETWEEN(2;18))&amp;IF([.T40]&gt;2;&quot;,&quot;&amp;INDIRECT(&quot;'Skills'.A&quot;&amp;RANDBETWEEN(2;18));&quot;&quot;)&amp;IF([.T40]&gt;3;&quot;,&quot;&amp;INDIRECT(&quot;'Skills'.A&quot;&amp;RANDBETWEEN(2;18));&quot;&quot;)&amp;IF([.T40]&gt;4;&quot;,&quot;&amp;INDIRECT(&quot;'Skills'.A&quot;&amp;RANDBETWEEN(2;18));&quot;&quot;)&amp;IF([.T40]&gt;5;&quot;,&quot;&amp;INDIRECT(&quot;'Skills'.A&quot;&amp;RANDBETWEEN(2;18));&quot;&quot;)&amp;IF([.T40]&gt;6;&quot;,&quot;&amp;INDIRECT(&quot;'Skills'.A&quot;&amp;RANDBETWEEN(2;18));&quot;&quot;)&amp;IF([.T40]&gt;7;&quot;,&quot;&amp;INDIRECT(&quot;'Skills'.A&quot;&amp;RANDBETWEEN(2;18));&quot;&quot;)&amp;IF([.T40]&gt;8;&quot;,&quot;&amp;INDIRECT(&quot;'Skills'.A&quot;&amp;RANDBETWEEN(2;18));&quot;&quot;)&amp;IF([.B40]=&quot;Skilled&quot;;&quot;,&quot;&amp;INDIRECT(&quot;'Skills'.A&quot;&amp;RANDBETWEEN(2;18));&quot;&quot;)" office:value-type="string" office:string-value="Stealth,Medicine,Acrobatics,Thievery,Survival,Deception" calcext:value-type="string">
            <text:p>Stealth,Medicine,Acrobatics,Thievery,Survival,Decep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Fortune Teller</text:p>
          </table:table-cell>
          <table:table-cell office:value-type="string" calcext:value-type="string">
            <text:p>Fighter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41]));&quot;&quot;;INDIRECT(&quot;'BG+Class'.C&quot;&amp;RANDBETWEEN(1;INDIRECT(&quot;'BG+Class'.G&quot;&amp;[.N41]))+INDIRECT(&quot;'BG+Class'.F&quot;&amp;[.N41])-1))">
            <text:p/>
          </table:table-cell>
          <table:table-cell table:formula="of:=IF(ISNA(INDIRECT(&quot;'BG+Class'.H&quot;&amp;[.N41]));&quot;&quot;;INDIRECT(&quot;'BG+Class'.C&quot;&amp;RANDBETWEEN(1;INDIRECT(&quot;'BG+Class'.I&quot;&amp;[.N41]))+INDIRECT(&quot;'BG+Class'.H&quot;&amp;[.N41])-1))">
            <text:p/>
          </table:table-cell>
          <table:table-cell table:formula="of:=[.S41]&amp;&quot;,&quot;&amp;[.U41]" office:value-type="string" office:string-value="Occultism,Lore (Fortune Telling),Acrobatics or Athletics,Lore,Intimidation,Crafting,Intimidation,Acrobatics" calcext:value-type="string">
            <text:p>Occultism,Lore (Fortune Telling),Acrobatics or Athletics,Lore,Intimidation,Crafting,Intimidation,Acrobatics</text:p>
          </table:table-cell>
          <table:table-cell table:formula="of:=MATCH([.D41];['BG+Class'.A$38:.A$50];0)+37" office:value-type="float" office:value="45" calcext:value-type="float">
            <text:p>45</text:p>
          </table:table-cell>
          <table:table-cell table:formula="of:=INDIRECT(&quot;'BG+Class'.B&quot;&amp;MATCH([.C41];['BG+Class'.A$1:.A$36];0))" office:value-type="string" office:string-value="Occultism,Lore (Fortune Telling)" calcext:value-type="string">
            <text:p>Occultism,Lore (Fortune Telling)</text:p>
          </table:table-cell>
          <table:table-cell table:formula="of:=INDIRECT(&quot;'BG+Class'.B&quot;&amp;37+MATCH([.D41];['BG+Class'.A$38:.A$50];0))" office:value-type="string" office:string-value="Acrobatics or Athletics" calcext:value-type="string">
            <text:p>Acrobatics or Athletics</text:p>
          </table:table-cell>
          <table:table-cell table:formula="of:=IF(LEN([.K41])&lt;1;0;INDIRECT(&quot;'BG+Class'.D&quot;&amp;52+MATCH([.K41];['BG+Class'.C$53:.C$125];0)))" office:value-type="float" office:value="0" calcext:value-type="float">
            <text:p>0</text:p>
          </table:table-cell>
          <table:table-cell table:formula="of:=IF(LEN([.L41])&lt;1;0;INDIRECT(&quot;'BG+Class'.D&quot;&amp;52+MATCH([.L41];['BG+Class'.C$53:.C$125];0)))" office:value-type="float" office:value="0" calcext:value-type="float">
            <text:p>0</text:p>
          </table:table-cell>
          <table:table-cell table:formula="of:=[.O41]&amp;IF([.P41]=0;&quot;&quot;;&quot;,&quot;&amp;[.P41])&amp;IF([.Q41]=0;&quot;&quot;;&quot;,&quot;&amp;[.Q41])&amp;IF([.R41]=0;&quot;&quot;;&quot;,&quot;&amp;[.R41])" office:value-type="string" office:string-value="Occultism,Lore (Fortune Telling),Acrobatics or Athletics" calcext:value-type="string">
            <text:p>Occultism,Lore (Fortune Telling),Acrobatics or Athletics</text:p>
          </table:table-cell>
          <table:table-cell table:formula="of:=(([.H41]-10)/2)+INDIRECT(&quot;'BG+Class'.E&quot;&amp;[.N41])" office:value-type="float" office:value="5" calcext:value-type="float">
            <text:p>5</text:p>
          </table:table-cell>
          <table:table-cell table:formula="of:=INDIRECT(&quot;'Skills'.A&quot;&amp;RANDBETWEEN(2;18))&amp;&quot;,&quot;&amp;INDIRECT(&quot;'Skills'.A&quot;&amp;RANDBETWEEN(2;18))&amp;IF([.T41]&gt;2;&quot;,&quot;&amp;INDIRECT(&quot;'Skills'.A&quot;&amp;RANDBETWEEN(2;18));&quot;&quot;)&amp;IF([.T41]&gt;3;&quot;,&quot;&amp;INDIRECT(&quot;'Skills'.A&quot;&amp;RANDBETWEEN(2;18));&quot;&quot;)&amp;IF([.T41]&gt;4;&quot;,&quot;&amp;INDIRECT(&quot;'Skills'.A&quot;&amp;RANDBETWEEN(2;18));&quot;&quot;)&amp;IF([.T41]&gt;5;&quot;,&quot;&amp;INDIRECT(&quot;'Skills'.A&quot;&amp;RANDBETWEEN(2;18));&quot;&quot;)&amp;IF([.T41]&gt;6;&quot;,&quot;&amp;INDIRECT(&quot;'Skills'.A&quot;&amp;RANDBETWEEN(2;18));&quot;&quot;)&amp;IF([.T41]&gt;7;&quot;,&quot;&amp;INDIRECT(&quot;'Skills'.A&quot;&amp;RANDBETWEEN(2;18));&quot;&quot;)&amp;IF([.T41]&gt;8;&quot;,&quot;&amp;INDIRECT(&quot;'Skills'.A&quot;&amp;RANDBETWEEN(2;18));&quot;&quot;)&amp;IF([.B41]=&quot;Skilled&quot;;&quot;,&quot;&amp;INDIRECT(&quot;'Skills'.A&quot;&amp;RANDBETWEEN(2;18));&quot;&quot;)" office:value-type="string" office:string-value="Lore,Intimidation,Crafting,Intimidation,Acrobatics" calcext:value-type="string">
            <text:p>Lore,Intimidation,Crafting,Intimidation,Acrobatic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Wellspring Arcane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rui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F(ISNA(INDIRECT(&quot;'BG+Class'.F&quot;&amp;[.N42]));&quot;&quot;;INDIRECT(&quot;'BG+Class'.C&quot;&amp;RANDBETWEEN(1;INDIRECT(&quot;'BG+Class'.G&quot;&amp;[.N42]))+INDIRECT(&quot;'BG+Class'.F&quot;&amp;[.N42])-1))" office:value-type="string" office:string-value="Leaf" calcext:value-type="string">
            <text:p>Leaf</text:p>
          </table:table-cell>
          <table:table-cell table:formula="of:=IF(ISNA(INDIRECT(&quot;'BG+Class'.H&quot;&amp;[.N42]));&quot;&quot;;INDIRECT(&quot;'BG+Class'.C&quot;&amp;RANDBETWEEN(1;INDIRECT(&quot;'BG+Class'.I&quot;&amp;[.N42]))+INDIRECT(&quot;'BG+Class'.H&quot;&amp;[.N42])-1))">
            <text:p/>
          </table:table-cell>
          <table:table-cell table:formula="of:=[.S42]&amp;&quot;,&quot;&amp;[.U42]" office:value-type="string" office:string-value="Crafting,Lore (Guild),Nature,Diplomacy,Religion,Society,Intimidation" calcext:value-type="string">
            <text:p>Crafting,Lore (Guild),Nature,Diplomacy,Religion,Society,Intimidation</text:p>
          </table:table-cell>
          <table:table-cell table:formula="of:=MATCH([.D42];['BG+Class'.A$38:.A$50];0)+37" office:value-type="float" office:value="44" calcext:value-type="float">
            <text:p>44</text:p>
          </table:table-cell>
          <table:table-cell table:formula="of:=INDIRECT(&quot;'BG+Class'.B&quot;&amp;MATCH([.C42];['BG+Class'.A$1:.A$36];0))" office:value-type="string" office:string-value="Crafting,Lore (Guild)" calcext:value-type="string">
            <text:p>Crafting,Lore (Guild)</text:p>
          </table:table-cell>
          <table:table-cell table:formula="of:=INDIRECT(&quot;'BG+Class'.B&quot;&amp;37+MATCH([.D42];['BG+Class'.A$38:.A$50];0))" office:value-type="string" office:string-value="Nature" calcext:value-type="string">
            <text:p>Nature</text:p>
          </table:table-cell>
          <table:table-cell table:formula="of:=IF(LEN([.K42])&lt;1;0;INDIRECT(&quot;'BG+Class'.D&quot;&amp;52+MATCH([.K42];['BG+Class'.C$53:.C$125];0)))" office:value-type="string" office:string-value="Diplomacy" calcext:value-type="string">
            <text:p>Diplomacy</text:p>
          </table:table-cell>
          <table:table-cell table:formula="of:=IF(LEN([.L42])&lt;1;0;INDIRECT(&quot;'BG+Class'.D&quot;&amp;52+MATCH([.L42];['BG+Class'.C$53:.C$125];0)))" office:value-type="float" office:value="0" calcext:value-type="float">
            <text:p>0</text:p>
          </table:table-cell>
          <table:table-cell table:formula="of:=[.O42]&amp;IF([.P42]=0;&quot;&quot;;&quot;,&quot;&amp;[.P42])&amp;IF([.Q42]=0;&quot;&quot;;&quot;,&quot;&amp;[.Q42])&amp;IF([.R42]=0;&quot;&quot;;&quot;,&quot;&amp;[.R42])" office:value-type="string" office:string-value="Crafting,Lore (Guild),Nature,Diplomacy" calcext:value-type="string">
            <text:p>Crafting,Lore (Guild),Nature,Diplomacy</text:p>
          </table:table-cell>
          <table:table-cell table:formula="of:=(([.H42]-10)/2)+INDIRECT(&quot;'BG+Class'.E&quot;&amp;[.N42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42]&gt;2;&quot;,&quot;&amp;INDIRECT(&quot;'Skills'.A&quot;&amp;RANDBETWEEN(2;18));&quot;&quot;)&amp;IF([.T42]&gt;3;&quot;,&quot;&amp;INDIRECT(&quot;'Skills'.A&quot;&amp;RANDBETWEEN(2;18));&quot;&quot;)&amp;IF([.T42]&gt;4;&quot;,&quot;&amp;INDIRECT(&quot;'Skills'.A&quot;&amp;RANDBETWEEN(2;18));&quot;&quot;)&amp;IF([.T42]&gt;5;&quot;,&quot;&amp;INDIRECT(&quot;'Skills'.A&quot;&amp;RANDBETWEEN(2;18));&quot;&quot;)&amp;IF([.T42]&gt;6;&quot;,&quot;&amp;INDIRECT(&quot;'Skills'.A&quot;&amp;RANDBETWEEN(2;18));&quot;&quot;)&amp;IF([.T42]&gt;7;&quot;,&quot;&amp;INDIRECT(&quot;'Skills'.A&quot;&amp;RANDBETWEEN(2;18));&quot;&quot;)&amp;IF([.T42]&gt;8;&quot;,&quot;&amp;INDIRECT(&quot;'Skills'.A&quot;&amp;RANDBETWEEN(2;18));&quot;&quot;)&amp;IF([.B42]=&quot;Skilled&quot;;&quot;,&quot;&amp;INDIRECT(&quot;'Skills'.A&quot;&amp;RANDBETWEEN(2;18));&quot;&quot;)" office:value-type="string" office:string-value="Religion,Society,Intimidation" calcext:value-type="string">
            <text:p>Religion,Society,Intimida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Martial Disciple</text:p>
          </table:table-cell>
          <table:table-cell office:value-type="string" calcext:value-type="string">
            <text:p>Barbari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43]));&quot;&quot;;INDIRECT(&quot;'BG+Class'.C&quot;&amp;RANDBETWEEN(1;INDIRECT(&quot;'BG+Class'.G&quot;&amp;[.N43]))+INDIRECT(&quot;'BG+Class'.F&quot;&amp;[.N43])-1))" office:value-type="string" office:string-value="Spirit" calcext:value-type="string">
            <text:p>Spirit</text:p>
          </table:table-cell>
          <table:table-cell table:formula="of:=IF(ISNA(INDIRECT(&quot;'BG+Class'.H&quot;&amp;[.N43]));&quot;&quot;;INDIRECT(&quot;'BG+Class'.C&quot;&amp;RANDBETWEEN(1;INDIRECT(&quot;'BG+Class'.I&quot;&amp;[.N43]))+INDIRECT(&quot;'BG+Class'.H&quot;&amp;[.N43])-1))">
            <text:p/>
          </table:table-cell>
          <table:table-cell table:formula="of:=[.S43]&amp;&quot;,&quot;&amp;[.U43]" office:value-type="string" office:string-value="Acrobatics or Athletics,Lore (Warfare),Athletics,Acrobatics,Crafting,Thievery,Survival" calcext:value-type="string">
            <text:p>Acrobatics or Athletics,Lore (Warfare),Athletics,Acrobatics,Crafting,Thievery,Survival</text:p>
          </table:table-cell>
          <table:table-cell table:formula="of:=MATCH([.D43];['BG+Class'.A$38:.A$50];0)+37" office:value-type="float" office:value="40" calcext:value-type="float">
            <text:p>40</text:p>
          </table:table-cell>
          <table:table-cell table:formula="of:=INDIRECT(&quot;'BG+Class'.B&quot;&amp;MATCH([.C43];['BG+Class'.A$1:.A$36];0))" office:value-type="string" office:string-value="Acrobatics or Athletics,Lore (Warfare)" calcext:value-type="string">
            <text:p>Acrobatics or Athletics,Lore (Warfare)</text:p>
          </table:table-cell>
          <table:table-cell table:formula="of:=INDIRECT(&quot;'BG+Class'.B&quot;&amp;37+MATCH([.D43];['BG+Class'.A$38:.A$50];0))" office:value-type="string" office:string-value="Athletics" calcext:value-type="string">
            <text:p>Athletics</text:p>
          </table:table-cell>
          <table:table-cell table:formula="of:=IF(LEN([.K43])&lt;1;0;INDIRECT(&quot;'BG+Class'.D&quot;&amp;52+MATCH([.K43];['BG+Class'.C$53:.C$125];0)))" office:value-type="float" office:value="0" calcext:value-type="float">
            <text:p>0</text:p>
          </table:table-cell>
          <table:table-cell table:formula="of:=IF(LEN([.L43])&lt;1;0;INDIRECT(&quot;'BG+Class'.D&quot;&amp;52+MATCH([.L43];['BG+Class'.C$53:.C$125];0)))" office:value-type="float" office:value="0" calcext:value-type="float">
            <text:p>0</text:p>
          </table:table-cell>
          <table:table-cell table:formula="of:=[.O43]&amp;IF([.P43]=0;&quot;&quot;;&quot;,&quot;&amp;[.P43])&amp;IF([.Q43]=0;&quot;&quot;;&quot;,&quot;&amp;[.Q43])&amp;IF([.R43]=0;&quot;&quot;;&quot;,&quot;&amp;[.R43])" office:value-type="string" office:string-value="Acrobatics or Athletics,Lore (Warfare),Athletics" calcext:value-type="string">
            <text:p>Acrobatics or Athletics,Lore (Warfare),Athletics</text:p>
          </table:table-cell>
          <table:table-cell table:formula="of:=(([.H43]-10)/2)+INDIRECT(&quot;'BG+Class'.E&quot;&amp;[.N43])" office:value-type="float" office:value="3" calcext:value-type="float">
            <text:p>3</text:p>
          </table:table-cell>
          <table:table-cell table:formula="of:=INDIRECT(&quot;'Skills'.A&quot;&amp;RANDBETWEEN(2;18))&amp;&quot;,&quot;&amp;INDIRECT(&quot;'Skills'.A&quot;&amp;RANDBETWEEN(2;18))&amp;IF([.T43]&gt;2;&quot;,&quot;&amp;INDIRECT(&quot;'Skills'.A&quot;&amp;RANDBETWEEN(2;18));&quot;&quot;)&amp;IF([.T43]&gt;3;&quot;,&quot;&amp;INDIRECT(&quot;'Skills'.A&quot;&amp;RANDBETWEEN(2;18));&quot;&quot;)&amp;IF([.T43]&gt;4;&quot;,&quot;&amp;INDIRECT(&quot;'Skills'.A&quot;&amp;RANDBETWEEN(2;18));&quot;&quot;)&amp;IF([.T43]&gt;5;&quot;,&quot;&amp;INDIRECT(&quot;'Skills'.A&quot;&amp;RANDBETWEEN(2;18));&quot;&quot;)&amp;IF([.T43]&gt;6;&quot;,&quot;&amp;INDIRECT(&quot;'Skills'.A&quot;&amp;RANDBETWEEN(2;18));&quot;&quot;)&amp;IF([.T43]&gt;7;&quot;,&quot;&amp;INDIRECT(&quot;'Skills'.A&quot;&amp;RANDBETWEEN(2;18));&quot;&quot;)&amp;IF([.T43]&gt;8;&quot;,&quot;&amp;INDIRECT(&quot;'Skills'.A&quot;&amp;RANDBETWEEN(2;18));&quot;&quot;)&amp;IF([.B43]=&quot;Skilled&quot;;&quot;,&quot;&amp;INDIRECT(&quot;'Skills'.A&quot;&amp;RANDBETWEEN(2;18));&quot;&quot;)" office:value-type="string" office:string-value="Acrobatics,Crafting,Thievery,Survival" calcext:value-type="string">
            <text:p>Acrobatics,Crafting,Thievery,Survival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Monk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IF(ISNA(INDIRECT(&quot;'BG+Class'.F&quot;&amp;[.N44]));&quot;&quot;;INDIRECT(&quot;'BG+Class'.C&quot;&amp;RANDBETWEEN(1;INDIRECT(&quot;'BG+Class'.G&quot;&amp;[.N44]))+INDIRECT(&quot;'BG+Class'.F&quot;&amp;[.N44])-1))">
            <text:p/>
          </table:table-cell>
          <table:table-cell table:formula="of:=IF(ISNA(INDIRECT(&quot;'BG+Class'.H&quot;&amp;[.N44]));&quot;&quot;;INDIRECT(&quot;'BG+Class'.C&quot;&amp;RANDBETWEEN(1;INDIRECT(&quot;'BG+Class'.I&quot;&amp;[.N44]))+INDIRECT(&quot;'BG+Class'.H&quot;&amp;[.N44])-1))">
            <text:p/>
          </table:table-cell>
          <table:table-cell table:formula="of:=[.S44]&amp;&quot;,&quot;&amp;[.U44]" office:value-type="string" office:string-value="Diplomacy,Lore (Mercantile),Athletics,Diplomacy,Athletics,Deception,Survival" calcext:value-type="string">
            <text:p>Diplomacy,Lore (Mercantile),Athletics,Diplomacy,Athletics,Deception,Survival</text:p>
          </table:table-cell>
          <table:table-cell table:formula="of:=MATCH([.D44];['BG+Class'.A$38:.A$50];0)+37" office:value-type="float" office:value="46" calcext:value-type="float">
            <text:p>46</text:p>
          </table:table-cell>
          <table:table-cell table:formula="of:=INDIRECT(&quot;'BG+Class'.B&quot;&amp;MATCH([.C44];['BG+Class'.A$1:.A$36];0))" office:value-type="string" office:string-value="Diplomacy,Lore (Mercantile)" calcext:value-type="string">
            <text:p>Diplomacy,Lore (Mercantile)</text:p>
          </table:table-cell>
          <table:table-cell table:formula="of:=INDIRECT(&quot;'BG+Class'.B&quot;&amp;37+MATCH([.D44];['BG+Class'.A$38:.A$50];0))" office:value-type="float" office:value="0" calcext:value-type="float">
            <text:p>0</text:p>
          </table:table-cell>
          <table:table-cell table:formula="of:=IF(LEN([.K44])&lt;1;0;INDIRECT(&quot;'BG+Class'.D&quot;&amp;52+MATCH([.K44];['BG+Class'.C$53:.C$125];0)))" office:value-type="float" office:value="0" calcext:value-type="float">
            <text:p>0</text:p>
          </table:table-cell>
          <table:table-cell table:formula="of:=IF(LEN([.L44])&lt;1;0;INDIRECT(&quot;'BG+Class'.D&quot;&amp;52+MATCH([.L44];['BG+Class'.C$53:.C$125];0)))" office:value-type="float" office:value="0" calcext:value-type="float">
            <text:p>0</text:p>
          </table:table-cell>
          <table:table-cell table:formula="of:=[.O44]&amp;IF([.P44]=0;&quot;&quot;;&quot;,&quot;&amp;[.P44])&amp;IF([.Q44]=0;&quot;&quot;;&quot;,&quot;&amp;[.Q44])&amp;IF([.R44]=0;&quot;&quot;;&quot;,&quot;&amp;[.R44])" office:value-type="string" office:string-value="Diplomacy,Lore (Mercantile)" calcext:value-type="string">
            <text:p>Diplomacy,Lore (Mercantile)</text:p>
          </table:table-cell>
          <table:table-cell table:formula="of:=(([.H44]-10)/2)+INDIRECT(&quot;'BG+Class'.E&quot;&amp;[.N44])" office:value-type="float" office:value="5" calcext:value-type="float">
            <text:p>5</text:p>
          </table:table-cell>
          <table:table-cell table:formula="of:=INDIRECT(&quot;'Skills'.A&quot;&amp;RANDBETWEEN(2;18))&amp;&quot;,&quot;&amp;INDIRECT(&quot;'Skills'.A&quot;&amp;RANDBETWEEN(2;18))&amp;IF([.T44]&gt;2;&quot;,&quot;&amp;INDIRECT(&quot;'Skills'.A&quot;&amp;RANDBETWEEN(2;18));&quot;&quot;)&amp;IF([.T44]&gt;3;&quot;,&quot;&amp;INDIRECT(&quot;'Skills'.A&quot;&amp;RANDBETWEEN(2;18));&quot;&quot;)&amp;IF([.T44]&gt;4;&quot;,&quot;&amp;INDIRECT(&quot;'Skills'.A&quot;&amp;RANDBETWEEN(2;18));&quot;&quot;)&amp;IF([.T44]&gt;5;&quot;,&quot;&amp;INDIRECT(&quot;'Skills'.A&quot;&amp;RANDBETWEEN(2;18));&quot;&quot;)&amp;IF([.T44]&gt;6;&quot;,&quot;&amp;INDIRECT(&quot;'Skills'.A&quot;&amp;RANDBETWEEN(2;18));&quot;&quot;)&amp;IF([.T44]&gt;7;&quot;,&quot;&amp;INDIRECT(&quot;'Skills'.A&quot;&amp;RANDBETWEEN(2;18));&quot;&quot;)&amp;IF([.T44]&gt;8;&quot;,&quot;&amp;INDIRECT(&quot;'Skills'.A&quot;&amp;RANDBETWEEN(2;18));&quot;&quot;)&amp;IF([.B44]=&quot;Skilled&quot;;&quot;,&quot;&amp;INDIRECT(&quot;'Skills'.A&quot;&amp;RANDBETWEEN(2;18));&quot;&quot;)" office:value-type="string" office:string-value="Athletics,Diplomacy,Athletics,Deception,Survival" calcext:value-type="string">
            <text:p>Athletics,Diplomacy,Athletics,Deception,Survival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f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Drui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45]));&quot;&quot;;INDIRECT(&quot;'BG+Class'.C&quot;&amp;RANDBETWEEN(1;INDIRECT(&quot;'BG+Class'.G&quot;&amp;[.N45]))+INDIRECT(&quot;'BG+Class'.F&quot;&amp;[.N45])-1))" office:value-type="string" office:string-value="Wild" calcext:value-type="string">
            <text:p>Wild</text:p>
          </table:table-cell>
          <table:table-cell table:formula="of:=IF(ISNA(INDIRECT(&quot;'BG+Class'.H&quot;&amp;[.N45]));&quot;&quot;;INDIRECT(&quot;'BG+Class'.C&quot;&amp;RANDBETWEEN(1;INDIRECT(&quot;'BG+Class'.I&quot;&amp;[.N45]))+INDIRECT(&quot;'BG+Class'.H&quot;&amp;[.N45])-1))">
            <text:p/>
          </table:table-cell>
          <table:table-cell table:formula="of:=[.S45]&amp;&quot;,&quot;&amp;[.U45]" office:value-type="string" office:string-value="Crafting,Lore (Art),Nature,Intimidation,Crafting,Diplomacy,Lore,Society" calcext:value-type="string">
            <text:p>Crafting,Lore (Art),Nature,Intimidation,Crafting,Diplomacy,Lore,Society</text:p>
          </table:table-cell>
          <table:table-cell table:formula="of:=MATCH([.D45];['BG+Class'.A$38:.A$50];0)+37" office:value-type="float" office:value="44" calcext:value-type="float">
            <text:p>44</text:p>
          </table:table-cell>
          <table:table-cell table:formula="of:=INDIRECT(&quot;'BG+Class'.B&quot;&amp;MATCH([.C45];['BG+Class'.A$1:.A$36];0))" office:value-type="string" office:string-value="Crafting,Lore (Art)" calcext:value-type="string">
            <text:p>Crafting,Lore (Art)</text:p>
          </table:table-cell>
          <table:table-cell table:formula="of:=INDIRECT(&quot;'BG+Class'.B&quot;&amp;37+MATCH([.D45];['BG+Class'.A$38:.A$50];0))" office:value-type="string" office:string-value="Nature" calcext:value-type="string">
            <text:p>Nature</text:p>
          </table:table-cell>
          <table:table-cell table:formula="of:=IF(LEN([.K45])&lt;1;0;INDIRECT(&quot;'BG+Class'.D&quot;&amp;52+MATCH([.K45];['BG+Class'.C$53:.C$125];0)))" office:value-type="string" office:string-value="Intimidation" calcext:value-type="string">
            <text:p>Intimidation</text:p>
          </table:table-cell>
          <table:table-cell table:formula="of:=IF(LEN([.L45])&lt;1;0;INDIRECT(&quot;'BG+Class'.D&quot;&amp;52+MATCH([.L45];['BG+Class'.C$53:.C$125];0)))" office:value-type="float" office:value="0" calcext:value-type="float">
            <text:p>0</text:p>
          </table:table-cell>
          <table:table-cell table:formula="of:=[.O45]&amp;IF([.P45]=0;&quot;&quot;;&quot;,&quot;&amp;[.P45])&amp;IF([.Q45]=0;&quot;&quot;;&quot;,&quot;&amp;[.Q45])&amp;IF([.R45]=0;&quot;&quot;;&quot;,&quot;&amp;[.R45])" office:value-type="string" office:string-value="Crafting,Lore (Art),Nature,Intimidation" calcext:value-type="string">
            <text:p>Crafting,Lore (Art),Nature,Intimidation</text:p>
          </table:table-cell>
          <table:table-cell table:formula="of:=(([.H45]-10)/2)+INDIRECT(&quot;'BG+Class'.E&quot;&amp;[.N45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45]&gt;2;&quot;,&quot;&amp;INDIRECT(&quot;'Skills'.A&quot;&amp;RANDBETWEEN(2;18));&quot;&quot;)&amp;IF([.T45]&gt;3;&quot;,&quot;&amp;INDIRECT(&quot;'Skills'.A&quot;&amp;RANDBETWEEN(2;18));&quot;&quot;)&amp;IF([.T45]&gt;4;&quot;,&quot;&amp;INDIRECT(&quot;'Skills'.A&quot;&amp;RANDBETWEEN(2;18));&quot;&quot;)&amp;IF([.T45]&gt;5;&quot;,&quot;&amp;INDIRECT(&quot;'Skills'.A&quot;&amp;RANDBETWEEN(2;18));&quot;&quot;)&amp;IF([.T45]&gt;6;&quot;,&quot;&amp;INDIRECT(&quot;'Skills'.A&quot;&amp;RANDBETWEEN(2;18));&quot;&quot;)&amp;IF([.T45]&gt;7;&quot;,&quot;&amp;INDIRECT(&quot;'Skills'.A&quot;&amp;RANDBETWEEN(2;18));&quot;&quot;)&amp;IF([.T45]&gt;8;&quot;,&quot;&amp;INDIRECT(&quot;'Skills'.A&quot;&amp;RANDBETWEEN(2;18));&quot;&quot;)&amp;IF([.B45]=&quot;Skilled&quot;;&quot;,&quot;&amp;INDIRECT(&quot;'Skills'.A&quot;&amp;RANDBETWEEN(2;18));&quot;&quot;)" office:value-type="string" office:string-value="Crafting,Diplomacy,Lore,Society" calcext:value-type="string">
            <text:p>Crafting,Diplomacy,Lore,Society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Wellspring Divine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Champion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46]));&quot;&quot;;INDIRECT(&quot;'BG+Class'.C&quot;&amp;RANDBETWEEN(1;INDIRECT(&quot;'BG+Class'.G&quot;&amp;[.N46]))+INDIRECT(&quot;'BG+Class'.F&quot;&amp;[.N46])-1))" office:value-type="string" office:string-value="Liberator" calcext:value-type="string">
            <text:p>Liberator</text:p>
          </table:table-cell>
          <table:table-cell table:formula="of:=IF(ISNA(INDIRECT(&quot;'BG+Class'.H&quot;&amp;[.N46]));&quot;&quot;;INDIRECT(&quot;'BG+Class'.C&quot;&amp;RANDBETWEEN(1;INDIRECT(&quot;'BG+Class'.I&quot;&amp;[.N46]))+INDIRECT(&quot;'BG+Class'.H&quot;&amp;[.N46])-1))" office:value-type="string" office:string-value="Advocate" calcext:value-type="string">
            <text:p>Advocate</text:p>
          </table:table-cell>
          <table:table-cell table:formula="of:=[.S46]&amp;&quot;,&quot;&amp;[.U46]" office:value-type="string" office:string-value="Crafting,Lore (Engineering),Religion,Diplomacy,Occultism,Deception" calcext:value-type="string">
            <text:p>Crafting,Lore (Engineering),Religion,Diplomacy,Occultism,Deception</text:p>
          </table:table-cell>
          <table:table-cell table:formula="of:=MATCH([.D46];['BG+Class'.A$38:.A$50];0)+37" office:value-type="float" office:value="42" calcext:value-type="float">
            <text:p>42</text:p>
          </table:table-cell>
          <table:table-cell table:formula="of:=INDIRECT(&quot;'BG+Class'.B&quot;&amp;MATCH([.C46];['BG+Class'.A$1:.A$36];0))" office:value-type="string" office:string-value="Crafting,Lore (Engineering)" calcext:value-type="string">
            <text:p>Crafting,Lore (Engineering)</text:p>
          </table:table-cell>
          <table:table-cell table:formula="of:=INDIRECT(&quot;'BG+Class'.B&quot;&amp;37+MATCH([.D46];['BG+Class'.A$38:.A$50];0))" office:value-type="string" office:string-value="Religion" calcext:value-type="string">
            <text:p>Religion</text:p>
          </table:table-cell>
          <table:table-cell table:formula="of:=IF(LEN([.K46])&lt;1;0;INDIRECT(&quot;'BG+Class'.D&quot;&amp;52+MATCH([.K46];['BG+Class'.C$53:.C$125];0)))" office:value-type="float" office:value="0" calcext:value-type="float">
            <text:p>0</text:p>
          </table:table-cell>
          <table:table-cell table:formula="of:=IF(LEN([.L46])&lt;1;0;INDIRECT(&quot;'BG+Class'.D&quot;&amp;52+MATCH([.L46];['BG+Class'.C$53:.C$125];0)))" office:value-type="string" office:string-value="Diplomacy" calcext:value-type="string">
            <text:p>Diplomacy</text:p>
          </table:table-cell>
          <table:table-cell table:formula="of:=[.O46]&amp;IF([.P46]=0;&quot;&quot;;&quot;,&quot;&amp;[.P46])&amp;IF([.Q46]=0;&quot;&quot;;&quot;,&quot;&amp;[.Q46])&amp;IF([.R46]=0;&quot;&quot;;&quot;,&quot;&amp;[.R46])" office:value-type="string" office:string-value="Crafting,Lore (Engineering),Religion,Diplomacy" calcext:value-type="string">
            <text:p>Crafting,Lore (Engineering),Religion,Diplomacy</text:p>
          </table:table-cell>
          <table:table-cell table:formula="of:=(([.H46]-10)/2)+INDIRECT(&quot;'BG+Class'.E&quot;&amp;[.N46])" office:value-type="float" office:value="2" calcext:value-type="float">
            <text:p>2</text:p>
          </table:table-cell>
          <table:table-cell table:formula="of:=INDIRECT(&quot;'Skills'.A&quot;&amp;RANDBETWEEN(2;18))&amp;&quot;,&quot;&amp;INDIRECT(&quot;'Skills'.A&quot;&amp;RANDBETWEEN(2;18))&amp;IF([.T46]&gt;2;&quot;,&quot;&amp;INDIRECT(&quot;'Skills'.A&quot;&amp;RANDBETWEEN(2;18));&quot;&quot;)&amp;IF([.T46]&gt;3;&quot;,&quot;&amp;INDIRECT(&quot;'Skills'.A&quot;&amp;RANDBETWEEN(2;18));&quot;&quot;)&amp;IF([.T46]&gt;4;&quot;,&quot;&amp;INDIRECT(&quot;'Skills'.A&quot;&amp;RANDBETWEEN(2;18));&quot;&quot;)&amp;IF([.T46]&gt;5;&quot;,&quot;&amp;INDIRECT(&quot;'Skills'.A&quot;&amp;RANDBETWEEN(2;18));&quot;&quot;)&amp;IF([.T46]&gt;6;&quot;,&quot;&amp;INDIRECT(&quot;'Skills'.A&quot;&amp;RANDBETWEEN(2;18));&quot;&quot;)&amp;IF([.T46]&gt;7;&quot;,&quot;&amp;INDIRECT(&quot;'Skills'.A&quot;&amp;RANDBETWEEN(2;18));&quot;&quot;)&amp;IF([.T46]&gt;8;&quot;,&quot;&amp;INDIRECT(&quot;'Skills'.A&quot;&amp;RANDBETWEEN(2;18));&quot;&quot;)&amp;IF([.B46]=&quot;Skilled&quot;;&quot;,&quot;&amp;INDIRECT(&quot;'Skills'.A&quot;&amp;RANDBETWEEN(2;18));&quot;&quot;)" office:value-type="string" office:string-value="Occultism,Deception" calcext:value-type="string">
            <text:p>Occultism,Decep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Rang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ISNA(INDIRECT(&quot;'BG+Class'.F&quot;&amp;[.N47]));&quot;&quot;;INDIRECT(&quot;'BG+Class'.C&quot;&amp;RANDBETWEEN(1;INDIRECT(&quot;'BG+Class'.G&quot;&amp;[.N47]))+INDIRECT(&quot;'BG+Class'.F&quot;&amp;[.N47])-1))" office:value-type="string" office:string-value="Outwit" calcext:value-type="string">
            <text:p>Outwit</text:p>
          </table:table-cell>
          <table:table-cell table:formula="of:=IF(ISNA(INDIRECT(&quot;'BG+Class'.H&quot;&amp;[.N47]));&quot;&quot;;INDIRECT(&quot;'BG+Class'.C&quot;&amp;RANDBETWEEN(1;INDIRECT(&quot;'BG+Class'.I&quot;&amp;[.N47]))+INDIRECT(&quot;'BG+Class'.H&quot;&amp;[.N47])-1))">
            <text:p/>
          </table:table-cell>
          <table:table-cell table:formula="of:=[.S47]&amp;&quot;,&quot;&amp;[.U47]" office:value-type="string" office:string-value="Crafting,Lore (Engineering),Nature,Survival,Society,Lore,Stealth,Medicine,Diplomacy,Intimidation" calcext:value-type="string">
            <text:p>Crafting,Lore (Engineering),Nature,Survival,Society,Lore,Stealth,Medicine,Diplomacy,Intimidation</text:p>
          </table:table-cell>
          <table:table-cell table:formula="of:=MATCH([.D47];['BG+Class'.A$38:.A$50];0)+37" office:value-type="float" office:value="47" calcext:value-type="float">
            <text:p>47</text:p>
          </table:table-cell>
          <table:table-cell table:formula="of:=INDIRECT(&quot;'BG+Class'.B&quot;&amp;MATCH([.C47];['BG+Class'.A$1:.A$36];0))" office:value-type="string" office:string-value="Crafting,Lore (Engineering)" calcext:value-type="string">
            <text:p>Crafting,Lore (Engineering)</text:p>
          </table:table-cell>
          <table:table-cell table:formula="of:=INDIRECT(&quot;'BG+Class'.B&quot;&amp;37+MATCH([.D47];['BG+Class'.A$38:.A$50];0))" office:value-type="string" office:string-value="Nature,Survival" calcext:value-type="string">
            <text:p>Nature,Survival</text:p>
          </table:table-cell>
          <table:table-cell table:formula="of:=IF(LEN([.K47])&lt;1;0;INDIRECT(&quot;'BG+Class'.D&quot;&amp;52+MATCH([.K47];['BG+Class'.C$53:.C$125];0)))" office:value-type="float" office:value="0" calcext:value-type="float">
            <text:p>0</text:p>
          </table:table-cell>
          <table:table-cell table:formula="of:=IF(LEN([.L47])&lt;1;0;INDIRECT(&quot;'BG+Class'.D&quot;&amp;52+MATCH([.L47];['BG+Class'.C$53:.C$125];0)))" office:value-type="float" office:value="0" calcext:value-type="float">
            <text:p>0</text:p>
          </table:table-cell>
          <table:table-cell table:formula="of:=[.O47]&amp;IF([.P47]=0;&quot;&quot;;&quot;,&quot;&amp;[.P47])&amp;IF([.Q47]=0;&quot;&quot;;&quot;,&quot;&amp;[.Q47])&amp;IF([.R47]=0;&quot;&quot;;&quot;,&quot;&amp;[.R47])" office:value-type="string" office:string-value="Crafting,Lore (Engineering),Nature,Survival" calcext:value-type="string">
            <text:p>Crafting,Lore (Engineering),Nature,Survival</text:p>
          </table:table-cell>
          <table:table-cell table:formula="of:=(([.H47]-10)/2)+INDIRECT(&quot;'BG+Class'.E&quot;&amp;[.N47])" office:value-type="float" office:value="6" calcext:value-type="float">
            <text:p>6</text:p>
          </table:table-cell>
          <table:table-cell table:formula="of:=INDIRECT(&quot;'Skills'.A&quot;&amp;RANDBETWEEN(2;18))&amp;&quot;,&quot;&amp;INDIRECT(&quot;'Skills'.A&quot;&amp;RANDBETWEEN(2;18))&amp;IF([.T47]&gt;2;&quot;,&quot;&amp;INDIRECT(&quot;'Skills'.A&quot;&amp;RANDBETWEEN(2;18));&quot;&quot;)&amp;IF([.T47]&gt;3;&quot;,&quot;&amp;INDIRECT(&quot;'Skills'.A&quot;&amp;RANDBETWEEN(2;18));&quot;&quot;)&amp;IF([.T47]&gt;4;&quot;,&quot;&amp;INDIRECT(&quot;'Skills'.A&quot;&amp;RANDBETWEEN(2;18));&quot;&quot;)&amp;IF([.T47]&gt;5;&quot;,&quot;&amp;INDIRECT(&quot;'Skills'.A&quot;&amp;RANDBETWEEN(2;18));&quot;&quot;)&amp;IF([.T47]&gt;6;&quot;,&quot;&amp;INDIRECT(&quot;'Skills'.A&quot;&amp;RANDBETWEEN(2;18));&quot;&quot;)&amp;IF([.T47]&gt;7;&quot;,&quot;&amp;INDIRECT(&quot;'Skills'.A&quot;&amp;RANDBETWEEN(2;18));&quot;&quot;)&amp;IF([.T47]&gt;8;&quot;,&quot;&amp;INDIRECT(&quot;'Skills'.A&quot;&amp;RANDBETWEEN(2;18));&quot;&quot;)&amp;IF([.B47]=&quot;Skilled&quot;;&quot;,&quot;&amp;INDIRECT(&quot;'Skills'.A&quot;&amp;RANDBETWEEN(2;18));&quot;&quot;)" office:value-type="string" office:string-value="Society,Lore,Stealth,Medicine,Diplomacy,Intimidation" calcext:value-type="string">
            <text:p>Society,Lore,Stealth,Medicine,Diplomacy,Intimidation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Fight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ISNA(INDIRECT(&quot;'BG+Class'.F&quot;&amp;[.N48]));&quot;&quot;;INDIRECT(&quot;'BG+Class'.C&quot;&amp;RANDBETWEEN(1;INDIRECT(&quot;'BG+Class'.G&quot;&amp;[.N48]))+INDIRECT(&quot;'BG+Class'.F&quot;&amp;[.N48])-1))">
            <text:p/>
          </table:table-cell>
          <table:table-cell table:formula="of:=IF(ISNA(INDIRECT(&quot;'BG+Class'.H&quot;&amp;[.N48]));&quot;&quot;;INDIRECT(&quot;'BG+Class'.C&quot;&amp;RANDBETWEEN(1;INDIRECT(&quot;'BG+Class'.I&quot;&amp;[.N48]))+INDIRECT(&quot;'BG+Class'.H&quot;&amp;[.N48])-1))">
            <text:p/>
          </table:table-cell>
          <table:table-cell table:formula="of:=[.S48]&amp;&quot;,&quot;&amp;[.U48]" office:value-type="string" office:string-value="Survival,Lore (Mining),Acrobatics or Athletics,Nature,Survival,Medicine,Deception,Occultism" calcext:value-type="string">
            <text:p>Survival,Lore (Mining),Acrobatics or Athletics,Nature,Survival,Medicine,Deception,Occultism</text:p>
          </table:table-cell>
          <table:table-cell table:formula="of:=MATCH([.D48];['BG+Class'.A$38:.A$50];0)+37" office:value-type="float" office:value="45" calcext:value-type="float">
            <text:p>45</text:p>
          </table:table-cell>
          <table:table-cell table:formula="of:=INDIRECT(&quot;'BG+Class'.B&quot;&amp;MATCH([.C48];['BG+Class'.A$1:.A$36];0))" office:value-type="string" office:string-value="Survival,Lore (Mining)" calcext:value-type="string">
            <text:p>Survival,Lore (Mining)</text:p>
          </table:table-cell>
          <table:table-cell table:formula="of:=INDIRECT(&quot;'BG+Class'.B&quot;&amp;37+MATCH([.D48];['BG+Class'.A$38:.A$50];0))" office:value-type="string" office:string-value="Acrobatics or Athletics" calcext:value-type="string">
            <text:p>Acrobatics or Athletics</text:p>
          </table:table-cell>
          <table:table-cell table:formula="of:=IF(LEN([.K48])&lt;1;0;INDIRECT(&quot;'BG+Class'.D&quot;&amp;52+MATCH([.K48];['BG+Class'.C$53:.C$125];0)))" office:value-type="float" office:value="0" calcext:value-type="float">
            <text:p>0</text:p>
          </table:table-cell>
          <table:table-cell table:formula="of:=IF(LEN([.L48])&lt;1;0;INDIRECT(&quot;'BG+Class'.D&quot;&amp;52+MATCH([.L48];['BG+Class'.C$53:.C$125];0)))" office:value-type="float" office:value="0" calcext:value-type="float">
            <text:p>0</text:p>
          </table:table-cell>
          <table:table-cell table:formula="of:=[.O48]&amp;IF([.P48]=0;&quot;&quot;;&quot;,&quot;&amp;[.P48])&amp;IF([.Q48]=0;&quot;&quot;;&quot;,&quot;&amp;[.Q48])&amp;IF([.R48]=0;&quot;&quot;;&quot;,&quot;&amp;[.R48])" office:value-type="string" office:string-value="Survival,Lore (Mining),Acrobatics or Athletics" calcext:value-type="string">
            <text:p>Survival,Lore (Mining),Acrobatics or Athletics</text:p>
          </table:table-cell>
          <table:table-cell table:formula="of:=(([.H48]-10)/2)+INDIRECT(&quot;'BG+Class'.E&quot;&amp;[.N48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48]&gt;2;&quot;,&quot;&amp;INDIRECT(&quot;'Skills'.A&quot;&amp;RANDBETWEEN(2;18));&quot;&quot;)&amp;IF([.T48]&gt;3;&quot;,&quot;&amp;INDIRECT(&quot;'Skills'.A&quot;&amp;RANDBETWEEN(2;18));&quot;&quot;)&amp;IF([.T48]&gt;4;&quot;,&quot;&amp;INDIRECT(&quot;'Skills'.A&quot;&amp;RANDBETWEEN(2;18));&quot;&quot;)&amp;IF([.T48]&gt;5;&quot;,&quot;&amp;INDIRECT(&quot;'Skills'.A&quot;&amp;RANDBETWEEN(2;18));&quot;&quot;)&amp;IF([.T48]&gt;6;&quot;,&quot;&amp;INDIRECT(&quot;'Skills'.A&quot;&amp;RANDBETWEEN(2;18));&quot;&quot;)&amp;IF([.T48]&gt;7;&quot;,&quot;&amp;INDIRECT(&quot;'Skills'.A&quot;&amp;RANDBETWEEN(2;18));&quot;&quot;)&amp;IF([.T48]&gt;8;&quot;,&quot;&amp;INDIRECT(&quot;'Skills'.A&quot;&amp;RANDBETWEEN(2;18));&quot;&quot;)&amp;IF([.B48]=&quot;Skilled&quot;;&quot;,&quot;&amp;INDIRECT(&quot;'Skills'.A&quot;&amp;RANDBETWEEN(2;18));&quot;&quot;)" office:value-type="string" office:string-value="Nature,Survival,Medicine,Deception,Occultism" calcext:value-type="string">
            <text:p>Nature,Survival,Medicine,Deception,Occultis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Strong blooded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ight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ISNA(INDIRECT(&quot;'BG+Class'.F&quot;&amp;[.N49]));&quot;&quot;;INDIRECT(&quot;'BG+Class'.C&quot;&amp;RANDBETWEEN(1;INDIRECT(&quot;'BG+Class'.G&quot;&amp;[.N49]))+INDIRECT(&quot;'BG+Class'.F&quot;&amp;[.N49])-1))">
            <text:p/>
          </table:table-cell>
          <table:table-cell table:formula="of:=IF(ISNA(INDIRECT(&quot;'BG+Class'.H&quot;&amp;[.N49]));&quot;&quot;;INDIRECT(&quot;'BG+Class'.C&quot;&amp;RANDBETWEEN(1;INDIRECT(&quot;'BG+Class'.I&quot;&amp;[.N49]))+INDIRECT(&quot;'BG+Class'.H&quot;&amp;[.N49])-1))">
            <text:p/>
          </table:table-cell>
          <table:table-cell table:formula="of:=[.S49]&amp;&quot;,&quot;&amp;[.U49]" office:value-type="string" office:string-value="Survival,Lore (Tanning),Acrobatics or Athletics,Nature,Occultism,Survival,Intimidation" calcext:value-type="string">
            <text:p>Survival,Lore (Tanning),Acrobatics or Athletics,Nature,Occultism,Survival,Intimidation</text:p>
          </table:table-cell>
          <table:table-cell table:formula="of:=MATCH([.D49];['BG+Class'.A$38:.A$50];0)+37" office:value-type="float" office:value="45" calcext:value-type="float">
            <text:p>45</text:p>
          </table:table-cell>
          <table:table-cell table:formula="of:=INDIRECT(&quot;'BG+Class'.B&quot;&amp;MATCH([.C49];['BG+Class'.A$1:.A$36];0))" office:value-type="string" office:string-value="Survival,Lore (Tanning)" calcext:value-type="string">
            <text:p>Survival,Lore (Tanning)</text:p>
          </table:table-cell>
          <table:table-cell table:formula="of:=INDIRECT(&quot;'BG+Class'.B&quot;&amp;37+MATCH([.D49];['BG+Class'.A$38:.A$50];0))" office:value-type="string" office:string-value="Acrobatics or Athletics" calcext:value-type="string">
            <text:p>Acrobatics or Athletics</text:p>
          </table:table-cell>
          <table:table-cell table:formula="of:=IF(LEN([.K49])&lt;1;0;INDIRECT(&quot;'BG+Class'.D&quot;&amp;52+MATCH([.K49];['BG+Class'.C$53:.C$125];0)))" office:value-type="float" office:value="0" calcext:value-type="float">
            <text:p>0</text:p>
          </table:table-cell>
          <table:table-cell table:formula="of:=IF(LEN([.L49])&lt;1;0;INDIRECT(&quot;'BG+Class'.D&quot;&amp;52+MATCH([.L49];['BG+Class'.C$53:.C$125];0)))" office:value-type="float" office:value="0" calcext:value-type="float">
            <text:p>0</text:p>
          </table:table-cell>
          <table:table-cell table:formula="of:=[.O49]&amp;IF([.P49]=0;&quot;&quot;;&quot;,&quot;&amp;[.P49])&amp;IF([.Q49]=0;&quot;&quot;;&quot;,&quot;&amp;[.Q49])&amp;IF([.R49]=0;&quot;&quot;;&quot;,&quot;&amp;[.R49])" office:value-type="string" office:string-value="Survival,Lore (Tanning),Acrobatics or Athletics" calcext:value-type="string">
            <text:p>Survival,Lore (Tanning),Acrobatics or Athletics</text:p>
          </table:table-cell>
          <table:table-cell table:formula="of:=(([.H49]-10)/2)+INDIRECT(&quot;'BG+Class'.E&quot;&amp;[.N49])" office:value-type="float" office:value="4" calcext:value-type="float">
            <text:p>4</text:p>
          </table:table-cell>
          <table:table-cell table:formula="of:=INDIRECT(&quot;'Skills'.A&quot;&amp;RANDBETWEEN(2;18))&amp;&quot;,&quot;&amp;INDIRECT(&quot;'Skills'.A&quot;&amp;RANDBETWEEN(2;18))&amp;IF([.T49]&gt;2;&quot;,&quot;&amp;INDIRECT(&quot;'Skills'.A&quot;&amp;RANDBETWEEN(2;18));&quot;&quot;)&amp;IF([.T49]&gt;3;&quot;,&quot;&amp;INDIRECT(&quot;'Skills'.A&quot;&amp;RANDBETWEEN(2;18));&quot;&quot;)&amp;IF([.T49]&gt;4;&quot;,&quot;&amp;INDIRECT(&quot;'Skills'.A&quot;&amp;RANDBETWEEN(2;18));&quot;&quot;)&amp;IF([.T49]&gt;5;&quot;,&quot;&amp;INDIRECT(&quot;'Skills'.A&quot;&amp;RANDBETWEEN(2;18));&quot;&quot;)&amp;IF([.T49]&gt;6;&quot;,&quot;&amp;INDIRECT(&quot;'Skills'.A&quot;&amp;RANDBETWEEN(2;18));&quot;&quot;)&amp;IF([.T49]&gt;7;&quot;,&quot;&amp;INDIRECT(&quot;'Skills'.A&quot;&amp;RANDBETWEEN(2;18));&quot;&quot;)&amp;IF([.T49]&gt;8;&quot;,&quot;&amp;INDIRECT(&quot;'Skills'.A&quot;&amp;RANDBETWEEN(2;18));&quot;&quot;)&amp;IF([.B49]=&quot;Skilled&quot;;&quot;,&quot;&amp;INDIRECT(&quot;'Skills'.A&quot;&amp;RANDBETWEEN(2;18));&quot;&quot;)" office:value-type="string" office:string-value="Nature,Occultism,Survival,Intimidation" calcext:value-type="string">
            <text:p>Nature,Occultism,Survival,Intimidation</text:p>
          </table:table-cell>
          <table:table-cell table:number-columns-repeated="978"/>
        </table:table-row>
      </table:table>
      <table:table table:name="BG+Class" table:style-name="ta1" table:print="false">
        <office:forms form:automatic-focus="false" form:apply-design-mode="false"/>
        <table:table-column table:style-name="co20" table:default-cell-style-name="ce8"/>
        <table:table-column table:style-name="co21" table:default-cell-style-name="Default"/>
        <table:table-column table:style-name="co22" table:default-cell-style-name="Default"/>
        <table:table-column table:style-name="co23" table:default-cell-style-name="ce1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7" office:value-type="string" calcext:value-type="string">
            <text:p>Background</text:p>
          </table:table-cell>
          <table:table-cell table:style-name="ce11" office:value-type="string" calcext:value-type="string">
            <text:p>Skills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colyte</text:p>
          </table:table-cell>
          <table:table-cell table:style-name="ce12" office:value-type="string" calcext:value-type="string">
            <text:p>Religion,Lore (Scrib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crobat</text:p>
          </table:table-cell>
          <table:table-cell table:style-name="ce12" office:value-type="string" calcext:value-type="string">
            <text:p>Acrobatics,Lore (Circus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nimal Whisperer</text:p>
          </table:table-cell>
          <table:table-cell table:style-name="ce12" office:value-type="string" calcext:value-type="string">
            <text:p>Nature,Lore (pick a terrain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rtisan</text:p>
          </table:table-cell>
          <table:table-cell table:style-name="ce12" office:value-type="string" calcext:value-type="string">
            <text:p>Crafting,Lore (Guild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rtist</text:p>
          </table:table-cell>
          <table:table-cell table:style-name="ce12" office:value-type="string" calcext:value-type="string">
            <text:p>Crafting,Lore (Art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Barkeep</text:p>
          </table:table-cell>
          <table:table-cell table:style-name="ce12" office:value-type="string" calcext:value-type="string">
            <text:p>Diplomacy,Lore (Alcohol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Barrister</text:p>
          </table:table-cell>
          <table:table-cell table:style-name="ce12" office:value-type="string" calcext:value-type="string">
            <text:p>Diplomacy,Lore (Legal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Bounty Hunter</text:p>
          </table:table-cell>
          <table:table-cell table:style-name="ce12" office:value-type="string" calcext:value-type="string">
            <text:p>Survival,Lore (Legal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harlatan</text:p>
          </table:table-cell>
          <table:table-cell table:style-name="ce12" office:value-type="string" calcext:value-type="string">
            <text:p>Deception,Lore (Underworld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riminal</text:p>
          </table:table-cell>
          <table:table-cell table:style-name="ce12" office:value-type="string" calcext:value-type="string">
            <text:p>Stealth,Lore (Underworld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tective</text:p>
          </table:table-cell>
          <table:table-cell table:style-name="ce12" office:value-type="string" calcext:value-type="string">
            <text:p>Society,Lore (Underworld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Emissary</text:p>
          </table:table-cell>
          <table:table-cell table:style-name="ce12" office:value-type="string" calcext:value-type="string">
            <text:p>Society,Lore (pick a city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Entertainer</text:p>
          </table:table-cell>
          <table:table-cell table:style-name="ce12" office:value-type="string" calcext:value-type="string">
            <text:p>Performance,Lore (Theater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Farmhand</text:p>
          </table:table-cell>
          <table:table-cell table:style-name="ce12" office:value-type="string" calcext:value-type="string">
            <text:p>Athletics,Lore (Farming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Field Medic</text:p>
          </table:table-cell>
          <table:table-cell table:style-name="ce12" office:value-type="string" calcext:value-type="string">
            <text:p>Medicine,Lore (Warfar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Fortune Teller</text:p>
          </table:table-cell>
          <table:table-cell table:style-name="ce12" office:value-type="string" calcext:value-type="string">
            <text:p>Occultism,Lore (Fortune Telling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Gambler</text:p>
          </table:table-cell>
          <table:table-cell table:style-name="ce12" office:value-type="string" calcext:value-type="string">
            <text:p>Deception,Lore (Games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Gladiator</text:p>
          </table:table-cell>
          <table:table-cell table:style-name="ce12" office:value-type="string" calcext:value-type="string">
            <text:p>Performance,Lore (Gladiatorial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Guard</text:p>
          </table:table-cell>
          <table:table-cell table:style-name="ce12" office:value-type="string" calcext:value-type="string">
            <text:p>Intimidation,Lore (Legal or Warfar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erbalist</text:p>
          </table:table-cell>
          <table:table-cell table:style-name="ce12" office:value-type="string" calcext:value-type="string">
            <text:p>Nature,Lore (Herbalism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ermit</text:p>
          </table:table-cell>
          <table:table-cell table:style-name="ce12" office:value-type="string" calcext:value-type="string">
            <text:p>Nature or Occultism,Lore (pick a terrain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unter</text:p>
          </table:table-cell>
          <table:table-cell table:style-name="ce12" office:value-type="string" calcext:value-type="string">
            <text:p>Survival,Lore (Tanning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Laborer</text:p>
          </table:table-cell>
          <table:table-cell table:style-name="ce12" office:value-type="string" calcext:value-type="string">
            <text:p>Athletics,Lore (Labor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rtial Disciple</text:p>
          </table:table-cell>
          <table:table-cell table:style-name="ce12" office:value-type="string" calcext:value-type="string">
            <text:p>Acrobatics or Athletics,Lore (Warfar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erchant</text:p>
          </table:table-cell>
          <table:table-cell table:style-name="ce12" office:value-type="string" calcext:value-type="string">
            <text:p>Diplomacy,Lore (Mercantil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ner</text:p>
          </table:table-cell>
          <table:table-cell table:style-name="ce12" office:value-type="string" calcext:value-type="string">
            <text:p>Survival,Lore (Mining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oble</text:p>
          </table:table-cell>
          <table:table-cell table:style-name="ce12" office:value-type="string" calcext:value-type="string">
            <text:p>Society,Lore (Heraldry or Genealogy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omad</text:p>
          </table:table-cell>
          <table:table-cell table:style-name="ce12" office:value-type="string" calcext:value-type="string">
            <text:p>Survival,Lore (pick a terrain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risoner</text:p>
          </table:table-cell>
          <table:table-cell table:style-name="ce12" office:value-type="string" calcext:value-type="string">
            <text:p>Stealth,Lore (Underworld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ailor</text:p>
          </table:table-cell>
          <table:table-cell table:style-name="ce12" office:value-type="string" calcext:value-type="string">
            <text:p>Athletics,Lore (Sailing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cholar</text:p>
          </table:table-cell>
          <table:table-cell table:style-name="ce12" office:value-type="string" calcext:value-type="string">
            <text:p>pick a knowledge skill,Lore (Academia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cout</text:p>
          </table:table-cell>
          <table:table-cell table:style-name="ce12" office:value-type="string" calcext:value-type="string">
            <text:p>Survival,Lore (pick a terrain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treet Urchin</text:p>
          </table:table-cell>
          <table:table-cell table:style-name="ce12" office:value-type="string" calcext:value-type="string">
            <text:p>Thievery,Lore (pick a city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inker</text:p>
          </table:table-cell>
          <table:table-cell table:style-name="ce12" office:value-type="string" calcext:value-type="string">
            <text:p>Crafting,Lore (Engineering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9" office:value-type="string" calcext:value-type="string">
            <text:p>Warrior</text:p>
          </table:table-cell>
          <table:table-cell table:style-name="ce13" office:value-type="string" calcext:value-type="string">
            <text:p>Intimidation,Lore (Warfare)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10" office:value-type="string" calcext:value-type="string">
            <text:p>Class</text:p>
          </table:table-cell>
          <table:table-cell table:style-name="ce14" office:value-type="string" calcext:value-type="string">
            <text:p>Skills</text:p>
          </table:table-cell>
          <table:table-cell table:style-name="ce14" office:value-type="string" calcext:value-type="string">
            <text:p>Spec1</text:p>
          </table:table-cell>
          <table:table-cell table:style-name="ce14" office:value-type="string" calcext:value-type="string">
            <text:p>Spec2</text:p>
          </table:table-cell>
          <table:table-cell table:style-name="ce14" office:value-type="string" calcext:value-type="string">
            <text:p>Skill Choices</text:p>
          </table:table-cell>
          <table:table-cell table:style-name="ce14" office:value-type="string" calcext:value-type="string">
            <text:p>S10</text:p>
          </table:table-cell>
          <table:table-cell table:style-name="ce14" office:value-type="string" calcext:value-type="string">
            <text:p>S1X</text:p>
          </table:table-cell>
          <table:table-cell table:style-name="ce14" office:value-type="string" calcext:value-type="string">
            <text:p>S20</text:p>
          </table:table-cell>
          <table:table-cell table:style-name="ce16" office:value-type="string" calcext:value-type="string">
            <text:p>S2X</text:p>
          </table:table-cell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Field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formula="of:=MATCH([.C39];[.B$53:.B$135];0)+52" office:value-type="float" office:value="54" calcext:value-type="float">
            <text:p>54</text:p>
          </table:table-cell>
          <table:table-cell table:formula="of:=IF(ISNUMBER([.F39]);COUNTIF([.B$53:.B$123];[.C39]);0)" office:value-type="float" office:value="3" calcext:value-type="float">
            <text:p>3</text:p>
          </table:table-cell>
          <table:table-cell table:formula="of:=MATCH([.D39];[.B$53:.B$135];0)+52" office:value-type="string" office:string-value="" calcext:value-type="error">
            <text:p>#N/A</text:p>
          </table:table-cell>
          <table:table-cell table:style-name="ce12" table:formula="of:=IF(ISNUMBER([.H39]);COUNTIF([.B$53:.B$123];[.D39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Instinct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formula="of:=MATCH([.C40];[.B$53:.B$135];0)+52" office:value-type="float" office:value="57" calcext:value-type="float">
            <text:p>57</text:p>
          </table:table-cell>
          <table:table-cell table:formula="of:=IF(ISNUMBER([.F40]);COUNTIF([.B$53:.B$123];[.C40]);0)" office:value-type="float" office:value="5" calcext:value-type="float">
            <text:p>5</text:p>
          </table:table-cell>
          <table:table-cell table:formula="of:=MATCH([.D40];[.B$53:.B$135];0)+52" office:value-type="string" office:string-value="" calcext:value-type="error">
            <text:p>#N/A</text:p>
          </table:table-cell>
          <table:table-cell table:style-name="ce12" table:formula="of:=IF(ISNUMBER([.H40]);COUNTIF([.B$53:.B$123];[.D40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Occultism,Performance</text:p>
          </table:table-cell>
          <table:table-cell office:value-type="string" calcext:value-type="string">
            <text:p>Muse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formula="of:=MATCH([.C41];[.B$53:.B$135];0)+52" office:value-type="float" office:value="62" calcext:value-type="float">
            <text:p>62</text:p>
          </table:table-cell>
          <table:table-cell table:formula="of:=IF(ISNUMBER([.F41]);COUNTIF([.B$53:.B$123];[.C41]);0)" office:value-type="float" office:value="3" calcext:value-type="float">
            <text:p>3</text:p>
          </table:table-cell>
          <table:table-cell table:formula="of:=MATCH([.D41];[.B$53:.B$135];0)+52" office:value-type="string" office:string-value="" calcext:value-type="error">
            <text:p>#N/A</text:p>
          </table:table-cell>
          <table:table-cell table:style-name="ce12" table:formula="of:=IF(ISNUMBER([.H41]);COUNTIF([.B$53:.B$123];[.D41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ause</text:p>
          </table:table-cell>
          <table:table-cell table:style-name="Default" office:value-type="string" calcext:value-type="string">
            <text:p>Deity</text:p>
          </table:table-cell>
          <table:table-cell office:value-type="float" office:value="2" calcext:value-type="float">
            <text:p>2</text:p>
          </table:table-cell>
          <table:table-cell table:formula="of:=MATCH([.C42];[.B$53:.B$135];0)+52" office:value-type="float" office:value="65" calcext:value-type="float">
            <text:p>65</text:p>
          </table:table-cell>
          <table:table-cell table:formula="of:=IF(ISNUMBER([.F42]);COUNTIF([.B$53:.B$123];[.C42]);0)" office:value-type="float" office:value="3" calcext:value-type="float">
            <text:p>3</text:p>
          </table:table-cell>
          <table:table-cell table:formula="of:=MATCH([.D42];[.B$53:.B$135];0)+52" office:value-type="float" office:value="68" calcext:value-type="float">
            <text:p>68</text:p>
          </table:table-cell>
          <table:table-cell table:style-name="ce12" table:formula="of:=IF(ISNUMBER([.H42]);COUNTIF([.B$53:.B$123];[.D42])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Doctrine</text:p>
          </table:table-cell>
          <table:table-cell table:style-name="Default" office:value-type="string" calcext:value-type="string">
            <text:p>Deity</text:p>
          </table:table-cell>
          <table:table-cell office:value-type="float" office:value="2" calcext:value-type="float">
            <text:p>2</text:p>
          </table:table-cell>
          <table:table-cell table:formula="of:=MATCH([.C43];[.B$53:.B$135];0)+52" office:value-type="float" office:value="88" calcext:value-type="float">
            <text:p>88</text:p>
          </table:table-cell>
          <table:table-cell table:formula="of:=IF(ISNUMBER([.F43]);COUNTIF([.B$53:.B$123];[.C43]);0)" office:value-type="float" office:value="2" calcext:value-type="float">
            <text:p>2</text:p>
          </table:table-cell>
          <table:table-cell table:formula="of:=MATCH([.D43];[.B$53:.B$135];0)+52" office:value-type="float" office:value="68" calcext:value-type="float">
            <text:p>68</text:p>
          </table:table-cell>
          <table:table-cell table:style-name="ce12" table:formula="of:=IF(ISNUMBER([.H43]);COUNTIF([.B$53:.B$123];[.D43])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formula="of:=MATCH([.C44];[.B$53:.B$135];0)+52" office:value-type="float" office:value="90" calcext:value-type="float">
            <text:p>90</text:p>
          </table:table-cell>
          <table:table-cell table:formula="of:=IF(ISNUMBER([.F44]);COUNTIF([.B$53:.B$123];[.C44]);0)" office:value-type="float" office:value="4" calcext:value-type="float">
            <text:p>4</text:p>
          </table:table-cell>
          <table:table-cell table:formula="of:=MATCH([.D44];[.B$53:.B$135];0)+52" office:value-type="string" office:string-value="" calcext:value-type="error">
            <text:p>#N/A</text:p>
          </table:table-cell>
          <table:table-cell table:style-name="ce12" table:formula="of:=IF(ISNUMBER([.H44]);COUNTIF([.B$53:.B$123];[.D44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crobatics or Athletics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formula="of:=MATCH([.C45];[.B$53:.B$135];0)+52" office:value-type="string" office:string-value="" calcext:value-type="error">
            <text:p>#N/A</text:p>
          </table:table-cell>
          <table:table-cell table:formula="of:=IF(ISNUMBER([.F45]);COUNTIF([.B$53:.B$123];[.C45]);0)" office:value-type="float" office:value="0" calcext:value-type="float">
            <text:p>0</text:p>
          </table:table-cell>
          <table:table-cell table:formula="of:=MATCH([.D45];[.B$53:.B$135];0)+52" office:value-type="string" office:string-value="" calcext:value-type="error">
            <text:p>#N/A</text:p>
          </table:table-cell>
          <table:table-cell table:style-name="ce12" table:formula="of:=IF(ISNUMBER([.H45]);COUNTIF([.B$53:.B$123];[.D45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formula="of:=MATCH([.C46];[.B$53:.B$135];0)+52" office:value-type="string" office:string-value="" calcext:value-type="error">
            <text:p>#N/A</text:p>
          </table:table-cell>
          <table:table-cell table:formula="of:=IF(ISNUMBER([.F46]);COUNTIF([.B$53:.B$123];[.C46]);0)" office:value-type="float" office:value="0" calcext:value-type="float">
            <text:p>0</text:p>
          </table:table-cell>
          <table:table-cell table:formula="of:=MATCH([.D46];[.B$53:.B$135];0)+52" office:value-type="string" office:string-value="" calcext:value-type="error">
            <text:p>#N/A</text:p>
          </table:table-cell>
          <table:table-cell table:style-name="ce12" table:formula="of:=IF(ISNUMBER([.H46]);COUNTIF([.B$53:.B$123];[.D46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Nature,Survival</text:p>
          </table:table-cell>
          <table:table-cell office:value-type="string" calcext:value-type="string">
            <text:p>Edge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formula="of:=MATCH([.C47];[.B$53:.B$135];0)+52" office:value-type="float" office:value="94" calcext:value-type="float">
            <text:p>94</text:p>
          </table:table-cell>
          <table:table-cell table:formula="of:=IF(ISNUMBER([.F47]);COUNTIF([.B$53:.B$123];[.C47]);0)" office:value-type="float" office:value="3" calcext:value-type="float">
            <text:p>3</text:p>
          </table:table-cell>
          <table:table-cell table:formula="of:=MATCH([.D47];[.B$53:.B$135];0)+52" office:value-type="string" office:string-value="" calcext:value-type="error">
            <text:p>#N/A</text:p>
          </table:table-cell>
          <table:table-cell table:style-name="ce12" table:formula="of:=IF(ISNUMBER([.H47]);COUNTIF([.B$53:.B$123];[.D47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Racket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formula="of:=MATCH([.C48];[.B$53:.B$135];0)+52" office:value-type="float" office:value="97" calcext:value-type="float">
            <text:p>97</text:p>
          </table:table-cell>
          <table:table-cell table:formula="of:=IF(ISNUMBER([.F48]);COUNTIF([.B$53:.B$123];[.C48]);0)" office:value-type="float" office:value="3" calcext:value-type="float">
            <text:p>3</text:p>
          </table:table-cell>
          <table:table-cell table:formula="of:=MATCH([.D48];[.B$53:.B$135];0)+52" office:value-type="string" office:string-value="" calcext:value-type="error">
            <text:p>#N/A</text:p>
          </table:table-cell>
          <table:table-cell table:style-name="ce12" table:formula="of:=IF(ISNUMBER([.H48]);COUNTIF([.B$53:.B$123];[.D48]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cerer</text:p>
          </table:table-cell>
          <table:table-cell/>
          <table:table-cell office:value-type="string" calcext:value-type="string">
            <text:p>Bloodline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formula="of:=MATCH([.C49];[.B$53:.B$135];0)+52" office:value-type="float" office:value="100" calcext:value-type="float">
            <text:p>100</text:p>
          </table:table-cell>
          <table:table-cell table:formula="of:=IF(ISNUMBER([.F49]);COUNTIF([.B$53:.B$123];[.C49]);0)" office:value-type="float" office:value="10" calcext:value-type="float">
            <text:p>10</text:p>
          </table:table-cell>
          <table:table-cell table:formula="of:=MATCH([.D49];[.B$53:.B$135];0)+52" office:value-type="string" office:string-value="" calcext:value-type="error">
            <text:p>#N/A</text:p>
          </table:table-cell>
          <table:table-cell table:style-name="ce12" table:formula="of:=IF(ISNUMBER([.H49]);COUNTIF([.B$53:.B$123];[.D49]);0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zard</text:p>
          </table:table-cell>
          <table:table-cell table:style-name="ce15" office:value-type="string" calcext:value-type="string">
            <text:p>Arcana</text:p>
          </table:table-cell>
          <table:table-cell table:style-name="ce15" office:value-type="string" calcext:value-type="string">
            <text:p>School</text:p>
          </table:table-cell>
          <table:table-cell table:style-name="ce15" office:value-type="string" calcext:value-type="string">
            <text:p>Thesis</text:p>
          </table:table-cell>
          <table:table-cell table:style-name="ce15" office:value-type="float" office:value="2" calcext:value-type="float">
            <text:p>2</text:p>
          </table:table-cell>
          <table:table-cell table:formula="of:=MATCH([.C50];[.B$53:.B$135];0)+52" office:value-type="float" office:value="115" calcext:value-type="float">
            <text:p>115</text:p>
          </table:table-cell>
          <table:table-cell table:style-name="ce15" table:formula="of:=IF(ISNUMBER([.F50]);COUNTIF([.B$53:.B$123];[.C50]);0)" office:value-type="float" office:value="9" calcext:value-type="float">
            <text:p>9</text:p>
          </table:table-cell>
          <table:table-cell table:formula="of:=MATCH([.D50];[.B$53:.B$135];0)+52" office:value-type="float" office:value="110" calcext:value-type="float">
            <text:p>110</text:p>
          </table:table-cell>
          <table:table-cell table:style-name="ce13" table:formula="of:=IF(ISNUMBER([.H50]);COUNTIF([.B$53:.B$123];[.D50]);0)" office:value-type="float" office:value="5" calcext:value-type="float">
            <text:p>5</text:p>
          </table:table-cell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10" office:value-type="string" calcext:value-type="string">
            <text:p>Class</text:p>
          </table:table-cell>
          <table:table-cell table:style-name="ce14" office:value-type="string" calcext:value-type="string">
            <text:p>Spec</text:p>
          </table:table-cell>
          <table:table-cell table:style-name="ce14" office:value-type="string" calcext:value-type="string">
            <text:p>Option</text:p>
          </table:table-cell>
          <table:table-cell table:style-name="ce16" office:value-type="string" calcext:value-type="string">
            <text:p>Skil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omb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irurge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utageni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Anim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Drag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Fur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Gia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Spiri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nigm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Maestr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Polymat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Paladi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Redeem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Liber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Rainbow Queen</text:p>
          </table:table-cell>
          <table:table-cell office:value-type="string" calcext:value-type="string">
            <text:p>Socie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Moonleaper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evourer</text:p>
          </table:table-cell>
          <table:table-cell office:value-type="string" calcext:value-type="string">
            <text:p>Surviv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Athle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Perform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Natu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Arbiter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Epiphanous</text:p>
          </table:table-cell>
          <table:table-cell office:value-type="string" calcext:value-type="string">
            <text:p>Craf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tormchaser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Rainbow Queen</text:p>
          </table:table-cell>
          <table:table-cell office:value-type="string" calcext:value-type="string">
            <text:p>Socie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Moonleaper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evourer</text:p>
          </table:table-cell>
          <table:table-cell office:value-type="string" calcext:value-type="string">
            <text:p>Surviv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Athle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Perform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Natu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Arbiter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Epiphanous</text:p>
          </table:table-cell>
          <table:table-cell office:value-type="string" calcext:value-type="string">
            <text:p>Craf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tormchaser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Cloister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Warprie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thle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Intimid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lurr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Ruffian</text:p>
          </table:table-cell>
          <table:table-cell office:value-type="string" calcext:value-type="string">
            <text:p>Intimid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Deception,Diplomac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r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berrant</text:p>
          </table:table-cell>
          <table:table-cell office:value-type="string" calcext:value-type="string">
            <text:p>Intimidation,Occultis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ngelic</text:p>
          </table:table-cell>
          <table:table-cell office:value-type="string" calcext:value-type="string">
            <text:p>Diplomacy,Relig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emonic</text:p>
          </table:table-cell>
          <table:table-cell office:value-type="string" calcext:value-type="string">
            <text:p>Intimidation,Relig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iabolic</text:p>
          </table:table-cell>
          <table:table-cell office:value-type="string" calcext:value-type="string">
            <text:p>Deception,Relig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Arcana,Intimid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imidation,Natu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Deception,Natu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Deception,Occultis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Imprerial</text:p>
          </table:table-cell>
          <table:table-cell office:value-type="string" calcext:value-type="string">
            <text:p>Arcana,Socie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Intimidation,Relig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Improved Familiar Attunem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Reac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Wi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Blend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Substitu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bju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nju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vin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nchantm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vo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llus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ecromanc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ransmutation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Wizard</text:p>
          </table:table-cell>
          <table:table-cell table:style-name="ce15" office:value-type="string" calcext:value-type="string">
            <text:p>School</text:p>
          </table:table-cell>
          <table:table-cell table:style-name="ce15" office:value-type="string" calcext:value-type="string">
            <text:p>Universal</text:p>
          </table:table-cell>
          <table:table-cell table:style-name="ce1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</table:table>
      <table:table table:name="Skills" table:style-name="ta1" table:print="false">
        <office:forms form:automatic-focus="false" form:apply-design-mode="false"/>
        <table:table-column table:style-name="co9" table:default-cell-style-name="Default"/>
        <table:table-column table:style-name="co27" table:default-cell-style-name="Default"/>
        <table:table-row table:style-name="ro1">
          <table:table-cell table:style-name="ce14" office:value-type="string" calcext:value-type="string">
            <text:p>Skill</text:p>
          </table:table-cell>
          <table:table-cell table:style-name="ce14" office:value-type="string" calcext:value-type="string">
            <text:p>Ability</text:p>
          </table:table-cell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Arcana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Crafting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Diplomacy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WIS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Occultis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WIS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WIS</text:p>
          </table:table-cell>
        </table:table-row>
        <table:table-row table:style-name="ro1">
          <table:table-cell office:value-type="string" calcext:value-type="string">
            <text:p>Thievery</text:p>
          </table:table-cell>
          <table:table-cell office:value-type="string" calcext:value-type="string">
            <text:p>DEX</text:p>
          </table:table-cell>
        </table:table-row>
      </table:table>
      <table:named-expressions/>
      <table:database-ranges>
        <table:database-range table:name="__Anonymous_Sheet_DB__0" table:target-range-address="Chars.A1:Chars.P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0/00/0000</text:date>, <text:time style:data-style-name="N2" text:time-value="09:16:11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41:04.072000000</meta:creation-date>
    <dc:date>2022-01-10T10:11:13.459000000</dc:date>
    <meta:editing-duration>PT6H55M35S</meta:editing-duration>
    <meta:editing-cycles>80</meta:editing-cycles>
    <meta:generator>LibreOffice/5.1.1.3$Windows_x86 LibreOffice_project/89f508ef3ecebd2cfb8e1def0f0ba9a803b88a6d</meta:generator>
    <meta:document-statistic meta:table-count="3" meta:cell-count="1503" meta:object-count="0"/>
  </office:meta>
</office:document-meta>
</file>